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9cm"/>
    </style:style>
    <style:style style:name="co3" style:family="table-column">
      <style:table-column-properties fo:break-before="auto" style:column-width="2.212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298cm"/>
    </style:style>
    <style:style style:name="co7" style:family="table-column">
      <style:table-column-properties fo:break-before="auto" style:column-width="1.219cm"/>
    </style:style>
    <style:style style:name="ro2" style:family="table-row">
      <style:table-row-properties style:row-height="0.402cm" fo:break-before="auto" style:use-optimal-row-height="true"/>
    </style:style>
    <style:style style:name="ro3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style:font-name="Helvetic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Helvetica" fo:font-size="10pt" style:font-size-asian="10pt" style:font-size-complex="10pt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ext-properties fo:color="#23b8dc" style:font-name="Helvetica" fo:font-size="10pt" style:font-size-asian="10pt" style:font-size-complex="10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Arial" fo:font-size="10pt" fo:font-weight="bold" style:font-name-asian="DejaVu Sans" style:font-size-asian="10pt" style:font-weight-asian="bold" style:font-name-complex="Lohit Hindi" style:font-size-complex="10pt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Helvetica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Helvetica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6" style:family="table-cell" style:parent-style-name="Default" style:data-style-name="N2">
      <style:text-properties style:font-name="Helvetica" fo:font-size="10pt" style:font-size-asian="10pt" style:font-size-complex="10pt"/>
    </style:style>
    <style:style style:name="ce17" style:family="table-cell" style:parent-style-name="Default">
      <style:text-properties style:font-name="Helvetica"/>
    </style:style>
    <style:style style:name="ce18" style:family="table-cell" style:parent-style-name="Default" style:data-style-name="N60">
      <style:text-properties style:font-name="Helvetica"/>
    </style:style>
    <style:style style:name="ce19" style:family="table-cell" style:parent-style-name="Default">
      <style:text-properties fo:color="#23b8dc" style:font-name="Helvetica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ext-properties fo:color="#23b8dc" style:font-name="Helvetica" fo:font-size="10pt" style:font-size-asian="10pt" style:font-size-complex="10pt"/>
    </style:style>
    <style:style style:name="ce21" style:family="table-cell" style:parent-style-name="Default" style:data-style-name="N100">
      <style:text-properties style:font-name="Helvetica" fo:font-size="10pt" style:font-size-asian="10pt" style:font-size-complex="10pt"/>
    </style:style>
    <style:style style:name="ce22" style:family="table-cell" style:parent-style-name="Default">
      <style:text-properties style:font-name="Helvetica" fo:font-size="10pt" fo:font-style="italic" style:font-size-asian="10pt" style:font-style-asian="italic" style:font-size-complex="10pt" style:font-style-complex="italic"/>
    </style:style>
    <style:style style:name="ce23" style:family="table-cell" style:parent-style-name="Default">
      <style:text-properties fo:color="#23b8dc" style:font-name="Helvetic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ext-properties fo:color="#23b8dc" style:font-name="Helvetica" fo:font-size="10pt" fo:font-style="normal" style:font-size-asian="10pt" style:font-style-asian="normal" style:font-size-complex="10pt" style:font-style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Helvetica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Helvetica" fo:font-size="10pt" style:font-size-asian="10pt" style:font-size-complex="10pt"/>
    </style:style>
    <style:style style:name="ce27" style:family="table-cell" style:parent-style-name="Default" style:data-style-name="N0">
      <style:text-properties style:font-name="Helvetica" fo:font-size="10pt" style:font-size-asian="10pt" style:font-size-complex="10pt"/>
    </style:style>
    <style:style style:name="ce28" style:family="table-cell" style:parent-style-name="Default" style:data-style-name="N0">
      <style:text-properties style:font-name="Helvetica"/>
    </style:style>
    <style:style style:name="ce29" style:family="table-cell" style:parent-style-name="Default">
      <style:table-cell-properties style:glyph-orientation-vertical="0" style:direction="ltr"/>
      <style:text-properties style:font-name="Helvetica" fo:font-size="10pt" fo:language="en" fo:country="US" fo:font-weight="bold" style:font-size-asian="10pt" style:language-asian="en" style:country-asian="US" style:font-weight-asian="bold" style:font-name-complex="Tahoma" style:font-size-complex="10pt" style:language-complex="en" style:country-complex="US" style:font-weight-complex="bold"/>
    </style:style>
    <style:style style:name="ce30" style:family="table-cell" style:parent-style-name="Default" style:data-style-name="N0">
      <style:text-properties style:font-name="Helvetica" fo:font-weight="bold" style:font-weight-asian="bold" style:font-weight-complex="bold"/>
    </style:style>
    <style:style style:name="ce31" style:family="table-cell" style:parent-style-name="Default">
      <style:table-cell-properties style:glyph-orientation-vertical="0" style:direction="ltr"/>
      <style:text-properties style:font-name="Helvetica" fo:font-size="10pt" style:font-size-asian="10pt" style:font-size-complex="10pt"/>
    </style:style>
    <style:style style:name="ce32" style:family="table-cell" style:parent-style-name="Default" style:data-style-name="N60">
      <style:text-properties fo:color="#23b8dc" style:font-name="Helvetica" fo:font-size="10pt" style:font-size-asian="10pt" style:font-size-complex="10pt"/>
    </style:style>
    <style:style style:name="ce33" style:family="table-cell" style:parent-style-name="Default" style:data-style-name="N60">
      <style:text-properties style:font-name="Helvetica" fo:font-size="10pt" style:font-size-asian="10pt" style:font-size-complex="10pt"/>
    </style:style>
    <style:style style:name="ce34" style:family="table-cell" style:parent-style-name="Default" style:data-style-name="N60"/>
    <style:style style:name="ce35" style:family="table-cell" style:parent-style-name="Default">
      <style:text-properties style:font-name="Helvetic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style-name="gr1" svg:width="10.881cm" svg:height="5.27cm" svg:x="21.671cm" svg:y="16.735cm">
            <draw:object draw:notify-on-update-of-ranges="Sheet1.B33:Sheet1.J33 Sheet1.A34:Sheet1.A34 Sheet1.B34:Sheet1.J34 Sheet1.B33:Sheet1.J33 Sheet1.A35:Sheet1.A35 Sheet1.B35:Sheet1.J35 Sheet1.B33:Sheet1.J33 Sheet1.A36:Sheet1.A36 Sheet1.B36:Sheet1.J36 Sheet1.B33:Sheet1.J33 Sheet1.A37:Sheet1.A37 Sheet1.B37:Sheet1.J3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956cm" svg:height="5.332cm" svg:x="21.644cm" svg:y="22.393cm">
            <draw:object draw:notify-on-update-of-ranges="Sheet1.B41:Sheet1.J41 Sheet1.A43:Sheet1.A43 Sheet1.B43:Sheet1.J43 Sheet1.B41:Sheet1.J41 Sheet1.A44:Sheet1.A44 Sheet1.B44:Sheet1.J44 Sheet1.B41:Sheet1.J41 Sheet1.A45:Sheet1.A45 Sheet1.B45:Sheet1.J45 Sheet1.B41:Sheet1.J41 Sheet1.A46:Sheet1.A46 Sheet1.B46:Sheet1.J4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9.267cm" svg:height="7.829cm" svg:x="9.064cm" svg:y="30.067cm">
            <draw:object draw:notify-on-update-of-ranges="Sheet1.C50:Sheet1.C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3.813cm" svg:height="9.985cm" svg:x="32.083cm" svg:y="47.709cm">
            <draw:object draw:notify-on-update-of-ranges="Sheet1.B79:Sheet1.O79 Sheet1.A80:Sheet1.A80 Sheet1.B80:Sheet1.O80 Sheet1.B79:Sheet1.O79 Sheet1.A81:Sheet1.A81 Sheet1.B81:Sheet1.O81 Sheet1.B79:Sheet1.O79 Sheet1.A82:Sheet1.A82 Sheet1.B82:Sheet1.O82 Sheet1.B79:Sheet1.O79 Sheet1.A83:Sheet1.A83 Sheet1.B83:Sheet1.O8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3.946cm" svg:height="10.262cm" svg:x="32.214cm" svg:y="58.312cm">
            <draw:object draw:notify-on-update-of-ranges="Sheet1.C86:Sheet1.O86 Sheet1.B96:Sheet1.B96 Sheet1.C96:Sheet1.O96 Sheet1.C86:Sheet1.O86 Sheet1.B97:Sheet1.B97 Sheet1.C97:Sheet1.O97 Sheet1.C86:Sheet1.O86 Sheet1.B98:Sheet1.B98 Sheet1.C98:Sheet1.O98 Sheet1.C86:Sheet1.O86 Sheet1.B99:Sheet1.B99 Sheet1.C99:Sheet1.O9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ce2"/>
        <table:table-column table:style-name="co3" table:default-cell-style-name="ce2"/>
        <table:table-column table:style-name="co4" table:number-columns-repeated="11" table:default-cell-style-name="ce2"/>
        <table:table-column table:style-name="co5" table:default-cell-style-name="ce2"/>
        <table:table-column table:style-name="co4" table:number-columns-repeated="15" table:default-cell-style-name="ce2"/>
        <table:table-column table:style-name="co7" table:default-cell-style-name="ce2"/>
        <table:table-column table:style-name="co6" table:number-columns-repeated="994" table:default-cell-style-name="ce2"/>
        <table:table-row table:style-name="ro3">
          <table:table-cell table:style-name="ce1" office:value-type="string">
            <text:p>AB size [µm]</text:p>
          </table:table-cell>
          <table:table-cell table:number-columns-repeated="1023"/>
        </table:table-row>
        <table:table-row table:style-name="ro3">
          <table:table-cell office:value-type="string" table:number-columns-spanned="8" table:number-rows-spanned="1">
            <text:p>Each column is the average of all embryos with the indicated number of somites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3" office:value-type="string">
            <text:p>Average</text:p>
          </table:table-cell>
          <table:table-cell table:style-name="ce12" table:number-columns-repeated="26"/>
          <table:table-cell table:number-columns-repeated="997"/>
        </table:table-row>
        <table:table-row table:style-name="ro3">
          <table:table-cell table:style-name="ce3" office:value-type="string">
            <text:p>Number of somites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" table:number-columns-repeated="2"/>
          <table:table-cell table:style-name="ce13" office:value-type="float" office:value="20">
            <text:p>2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"/>
          <table:table-cell table:style-name="ce13" office:value-type="float" office:value="32">
            <text:p>32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42">
            <text:p>42</text:p>
          </table:table-cell>
          <table:table-cell table:style-name="ce13" table:number-columns-repeated="3"/>
          <table:table-cell table:style-name="ce1" table:number-columns-repeated="994"/>
        </table:table-row>
        <table:table-row table:style-name="ro3">
          <table:table-cell table:style-name="ce4" office:value-type="string">
            <text:p>Time [h]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36.5">
            <text:p>36.5</text:p>
          </table:table-cell>
          <table:table-cell table:style-name="ce14" office:value-type="float" office:value="39.5">
            <text:p>39.5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42.5">
            <text:p>42.5</text:p>
          </table:table-cell>
          <table:table-cell table:style-name="ce14" office:value-type="float" office:value="44">
            <text:p>44</text:p>
          </table:table-cell>
          <table:table-cell table:style-name="ce23" table:formula="of:=[.H15]" office:value-type="float" office:value="47">
            <text:p>47</text:p>
          </table:table-cell>
          <table:table-cell table:style-name="ce23" table:formula="of:=[.I15]" office:value-type="float" office:value="48.5">
            <text:p>48.5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51.5">
            <text:p>51.5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54.5">
            <text:p>54.5</text:p>
          </table:table-cell>
          <table:table-cell table:style-name="ce14" office:value-type="float" office:value="56">
            <text:p>56</text:p>
          </table:table-cell>
          <table:table-cell table:style-name="ce14" office:value-type="float" office:value="57.5">
            <text:p>57.5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60.5">
            <text:p>60.5</text:p>
          </table:table-cell>
          <table:table-cell table:style-name="ce14" office:value-type="float" office:value="62">
            <text:p>62</text:p>
          </table:table-cell>
          <table:table-cell table:style-name="ce14" office:value-type="float" office:value="63.5">
            <text:p>63.5</text:p>
          </table:table-cell>
          <table:table-cell table:style-name="ce14" office:value-type="float" office:value="65">
            <text:p>65</text:p>
          </table:table-cell>
          <table:table-cell table:style-name="ce23" table:formula="of:=[.U15]" office:value-type="float" office:value="66.5">
            <text:p>66.5</text:p>
          </table:table-cell>
          <table:table-cell table:style-name="ce14" office:value-type="float" office:value="68">
            <text:p>68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74">
            <text:p>74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83">
            <text:p>83</text:p>
          </table:table-cell>
          <table:table-cell table:style-name="ce14" office:value-type="float" office:value="96">
            <text:p>96</text:p>
          </table:table-cell>
          <table:table-cell table:style-name="ce14" office:value-type="float" office:value="120">
            <text:p>120</text:p>
          </table:table-cell>
          <table:table-cell table:style-name="ce23" table:formula="of:=[.AD15]" office:value-type="float" office:value="144">
            <text:p>144</text:p>
          </table:table-cell>
          <table:table-cell table:style-name="ce14" office:value-type="float" office:value="168">
            <text:p>168</text:p>
          </table:table-cell>
          <table:table-cell table:style-name="ce35" table:number-columns-repeated="993"/>
        </table:table-row>
        <table:table-row table:style-name="ro3">
          <table:table-cell table:style-name="ce5" office:value-type="string">
            <text:p>Nkx2.2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3.08">
            <text:p>13.08</text:p>
          </table:table-cell>
          <table:table-cell table:style-name="ce15" office:value-type="float" office:value="14.43">
            <text:p>14.43</text:p>
          </table:table-cell>
          <table:table-cell table:style-name="ce24" table:formula="of:=([.H$5]-[.$G$5])/([.$J$5]-[.$G$5])*[.$J6]+([.$J$5]-[.H$5])/([.$J$5]-[.$G$5])*[.$G6]" office:value-type="float" office:value="15.505">
            <text:p>15.51</text:p>
          </table:table-cell>
          <table:table-cell table:style-name="ce24" table:formula="of:=([.I$5]-[.$G$5])/([.$J$5]-[.$G$5])*[.$J6]+([.$J$5]-[.I$5])/([.$J$5]-[.$G$5])*[.$G6]" office:value-type="float" office:value="16.0425">
            <text:p>16.04</text:p>
          </table:table-cell>
          <table:table-cell table:style-name="ce15" office:value-type="float" office:value="16.58">
            <text:p>16.58</text:p>
          </table:table-cell>
          <table:table-cell table:style-name="ce15" office:value-type="float" office:value="25.76">
            <text:p>25.76</text:p>
          </table:table-cell>
          <table:table-cell table:style-name="ce15" office:value-type="float" office:value="21.21">
            <text:p>21.21</text:p>
          </table:table-cell>
          <table:table-cell table:style-name="ce15" office:value-type="float" office:value="27.96">
            <text:p>27.96</text:p>
          </table:table-cell>
          <table:table-cell table:style-name="ce15" office:value-type="float" office:value="36.27">
            <text:p>36.27</text:p>
          </table:table-cell>
          <table:table-cell table:style-name="ce15" office:value-type="float" office:value="31.92">
            <text:p>31.92</text:p>
          </table:table-cell>
          <table:table-cell table:style-name="ce15" office:value-type="float" office:value="34.69">
            <text:p>34.69</text:p>
          </table:table-cell>
          <table:table-cell table:style-name="ce15" office:value-type="float" office:value="36.44">
            <text:p>36.44</text:p>
          </table:table-cell>
          <table:table-cell table:style-name="ce15" office:value-type="float" office:value="35.79">
            <text:p>35.79</text:p>
          </table:table-cell>
          <table:table-cell table:style-name="ce15" office:value-type="float" office:value="39.02">
            <text:p>39.02</text:p>
          </table:table-cell>
          <table:table-cell table:style-name="ce15" office:value-type="float" office:value="45.17">
            <text:p>45.17</text:p>
          </table:table-cell>
          <table:table-cell table:style-name="ce24" table:formula="of:=([.U$5]-[.$T$5])/([.$V$5]-[.$T$5])*[.V6]+([.$V$5]-[.U$5])/([.$V$5]-[.$T$5])*[.T6]" office:value-type="float" office:value="42.565">
            <text:p>42.57</text:p>
          </table:table-cell>
          <table:table-cell table:style-name="ce15" office:value-type="float" office:value="39.96">
            <text:p>39.96</text:p>
          </table:table-cell>
          <table:table-cell table:style-name="ce15" office:value-type="float" office:value="40.82">
            <text:p>40.82</text:p>
          </table:table-cell>
          <table:table-cell table:style-name="ce15" office:value-type="float" office:value="40.13">
            <text:p>40.13</text:p>
          </table:table-cell>
          <table:table-cell table:style-name="ce15" office:value-type="float" office:value="40.38">
            <text:p>40.38</text:p>
          </table:table-cell>
          <table:table-cell table:style-name="ce15" office:value-type="float" office:value="38.19">
            <text:p>38.19</text:p>
          </table:table-cell>
          <table:table-cell table:style-name="ce15" office:value-type="float" office:value="37.88">
            <text:p>37.88</text:p>
          </table:table-cell>
          <table:table-cell table:style-name="ce15" office:value-type="float" office:value="29.32">
            <text:p>29.32</text:p>
          </table:table-cell>
          <table:table-cell table:style-name="ce15" office:value-type="float" office:value="24.59">
            <text:p>24.59</text:p>
          </table:table-cell>
          <table:table-cell table:style-name="ce24" table:formula="of:=([.AD$5]-[.$AC$5])/([.$AE$5]-[.$AC$5])*[.AE6]+([.$AE$5]-[.AD$5])/([.$AE$5]-[.$AC$5])*[.AC6]" office:value-type="float" office:value="27.255">
            <text:p>27.26</text:p>
          </table:table-cell>
          <table:table-cell table:style-name="ce15" office:value-type="float" office:value="29.92">
            <text:p>29.92</text:p>
          </table:table-cell>
          <table:table-cell table:style-name="ce22" table:number-columns-repeated="993"/>
        </table:table-row>
        <table:table-row table:style-name="ro3">
          <table:table-cell table:style-name="ce5" office:value-type="string">
            <text:p>Olig2</text:p>
          </table:table-cell>
          <table:table-cell table:style-name="ce15" office:value-type="float" office:value="17.23">
            <text:p>17.23</text:p>
          </table:table-cell>
          <table:table-cell table:style-name="ce15" office:value-type="float" office:value="16.86">
            <text:p>16.86</text:p>
          </table:table-cell>
          <table:table-cell table:style-name="ce15" office:value-type="float" office:value="17.93">
            <text:p>17.93</text:p>
          </table:table-cell>
          <table:table-cell table:style-name="ce15" office:value-type="float" office:value="20.83">
            <text:p>20.83</text:p>
          </table:table-cell>
          <table:table-cell table:style-name="ce15" office:value-type="float" office:value="20.51">
            <text:p>20.51</text:p>
          </table:table-cell>
          <table:table-cell table:style-name="ce15" office:value-type="float" office:value="17.35">
            <text:p>17.35</text:p>
          </table:table-cell>
          <table:table-cell table:style-name="ce24" table:formula="of:=([.H$5]-[.$G$5])/([.$J$5]-[.$G$5])*[.$J7]+([.$J$5]-[.H$5])/([.$J$5]-[.$G$5])*[.$G7]" office:value-type="float" office:value="20.79">
            <text:p>20.79</text:p>
          </table:table-cell>
          <table:table-cell table:style-name="ce24" table:formula="of:=([.I$5]-[.$G$5])/([.$J$5]-[.$G$5])*[.$J7]+([.$J$5]-[.I$5])/([.$J$5]-[.$G$5])*[.$G7]" office:value-type="float" office:value="22.51">
            <text:p>22.51</text:p>
          </table:table-cell>
          <table:table-cell table:style-name="ce15" office:value-type="float" office:value="24.23">
            <text:p>24.23</text:p>
          </table:table-cell>
          <table:table-cell table:style-name="ce15" office:value-type="float" office:value="31.44">
            <text:p>31.44</text:p>
          </table:table-cell>
          <table:table-cell table:style-name="ce15" office:value-type="float" office:value="24.85">
            <text:p>24.85</text:p>
          </table:table-cell>
          <table:table-cell table:style-name="ce15" office:value-type="float" office:value="36.44">
            <text:p>36.44</text:p>
          </table:table-cell>
          <table:table-cell table:style-name="ce15" office:value-type="float" office:value="43.32">
            <text:p>43.32</text:p>
          </table:table-cell>
          <table:table-cell table:style-name="ce15" office:value-type="float" office:value="39.02">
            <text:p>39.02</text:p>
          </table:table-cell>
          <table:table-cell table:style-name="ce15" office:value-type="float" office:value="40.48">
            <text:p>40.48</text:p>
          </table:table-cell>
          <table:table-cell table:style-name="ce15" office:value-type="float" office:value="44.57">
            <text:p>44.57</text:p>
          </table:table-cell>
          <table:table-cell table:style-name="ce15" office:value-type="float" office:value="45.99">
            <text:p>45.99</text:p>
          </table:table-cell>
          <table:table-cell table:style-name="ce15" office:value-type="float" office:value="50.61">
            <text:p>50.61</text:p>
          </table:table-cell>
          <table:table-cell table:style-name="ce15" office:value-type="float" office:value="49.62">
            <text:p>49.62</text:p>
          </table:table-cell>
          <table:table-cell table:style-name="ce24" table:formula="of:=([.U$5]-[.$T$5])/([.$V$5]-[.$T$5])*[.V7]+([.$V$5]-[.U$5])/([.$V$5]-[.$T$5])*[.T7]" office:value-type="float" office:value="49.78">
            <text:p>49.78</text:p>
          </table:table-cell>
          <table:table-cell table:style-name="ce15" office:value-type="float" office:value="49.94">
            <text:p>49.94</text:p>
          </table:table-cell>
          <table:table-cell table:style-name="ce15" office:value-type="float" office:value="47.59">
            <text:p>47.59</text:p>
          </table:table-cell>
          <table:table-cell table:style-name="ce15" office:value-type="float" office:value="49.52">
            <text:p>49.52</text:p>
          </table:table-cell>
          <table:table-cell table:style-name="ce15" office:value-type="float" office:value="43.34">
            <text:p>43.34</text:p>
          </table:table-cell>
          <table:table-cell table:style-name="ce15" office:value-type="float" office:value="43">
            <text:p>43</text:p>
          </table:table-cell>
          <table:table-cell table:style-name="ce15" office:value-type="float" office:value="37.8">
            <text:p>37.8</text:p>
          </table:table-cell>
          <table:table-cell table:style-name="ce15" office:value-type="float" office:value="34.05">
            <text:p>34.05</text:p>
          </table:table-cell>
          <table:table-cell table:style-name="ce15" office:value-type="float" office:value="23.26">
            <text:p>23.26</text:p>
          </table:table-cell>
          <table:table-cell table:style-name="ce24" table:formula="of:=([.AD$5]-[.$AC$5])/([.$AE$5]-[.$AC$5])*[.AE7]+([.$AE$5]-[.AD$5])/([.$AE$5]-[.$AC$5])*[.AC7]" office:value-type="float" office:value="25.55">
            <text:p>25.55</text:p>
          </table:table-cell>
          <table:table-cell table:style-name="ce15" office:value-type="float" office:value="27.84">
            <text:p>27.84</text:p>
          </table:table-cell>
          <table:table-cell table:style-name="ce22" table:number-columns-repeated="993"/>
        </table:table-row>
        <table:table-row table:style-name="ro3">
          <table:table-cell table:style-name="ce5" office:value-type="string">
            <text:p>Intermediate</text:p>
          </table:table-cell>
          <table:table-cell table:style-name="ce15" office:value-type="float" office:value="23.48">
            <text:p>23.48</text:p>
          </table:table-cell>
          <table:table-cell table:style-name="ce15" office:value-type="float" office:value="21.28">
            <text:p>21.28</text:p>
          </table:table-cell>
          <table:table-cell table:style-name="ce15" office:value-type="float" office:value="22.66">
            <text:p>22.66</text:p>
          </table:table-cell>
          <table:table-cell table:style-name="ce15" office:value-type="float" office:value="32.2">
            <text:p>32.2</text:p>
          </table:table-cell>
          <table:table-cell table:style-name="ce15" office:value-type="float" office:value="26.53">
            <text:p>26.53</text:p>
          </table:table-cell>
          <table:table-cell table:style-name="ce15" office:value-type="float" office:value="24.2">
            <text:p>24.2</text:p>
          </table:table-cell>
          <table:table-cell table:style-name="ce24" table:formula="of:=([.H$5]-[.$G$5])/([.$J$5]-[.$G$5])*[.$J8]+([.$J$5]-[.H$5])/([.$J$5]-[.$G$5])*[.$G8]" office:value-type="float" office:value="26.785">
            <text:p>26.79</text:p>
          </table:table-cell>
          <table:table-cell table:style-name="ce24" table:formula="of:=([.I$5]-[.$G$5])/([.$J$5]-[.$G$5])*[.$J8]+([.$J$5]-[.I$5])/([.$J$5]-[.$G$5])*[.$G8]" office:value-type="float" office:value="28.0775">
            <text:p>28.08</text:p>
          </table:table-cell>
          <table:table-cell table:style-name="ce15" office:value-type="float" office:value="29.37">
            <text:p>29.37</text:p>
          </table:table-cell>
          <table:table-cell table:style-name="ce15" office:value-type="float" office:value="37.12">
            <text:p>37.12</text:p>
          </table:table-cell>
          <table:table-cell table:style-name="ce15" office:value-type="float" office:value="29.59">
            <text:p>29.59</text:p>
          </table:table-cell>
          <table:table-cell table:style-name="ce15" office:value-type="float" office:value="41.74">
            <text:p>41.74</text:p>
          </table:table-cell>
          <table:table-cell table:style-name="ce15" office:value-type="float" office:value="49.51">
            <text:p>49.51</text:p>
          </table:table-cell>
          <table:table-cell table:style-name="ce15" office:value-type="float" office:value="48.59">
            <text:p>48.59</text:p>
          </table:table-cell>
          <table:table-cell table:style-name="ce15" office:value-type="float" office:value="45.38">
            <text:p>45.38</text:p>
          </table:table-cell>
          <table:table-cell table:style-name="ce15" office:value-type="float" office:value="49.23">
            <text:p>49.23</text:p>
          </table:table-cell>
          <table:table-cell table:style-name="ce15" office:value-type="float" office:value="54.23">
            <text:p>54.23</text:p>
          </table:table-cell>
          <table:table-cell table:style-name="ce15" office:value-type="float" office:value="55.45">
            <text:p>55.45</text:p>
          </table:table-cell>
          <table:table-cell table:style-name="ce15" office:value-type="float" office:value="59.09">
            <text:p>59.09</text:p>
          </table:table-cell>
          <table:table-cell table:style-name="ce24" table:formula="of:=([.U$5]-[.$T$5])/([.$V$5]-[.$T$5])*[.V8]+([.$V$5]-[.U$5])/([.$V$5]-[.$T$5])*[.T8]" office:value-type="float" office:value="56.69">
            <text:p>56.69</text:p>
          </table:table-cell>
          <table:table-cell table:style-name="ce15" office:value-type="float" office:value="54.29">
            <text:p>54.29</text:p>
          </table:table-cell>
          <table:table-cell table:style-name="ce15" office:value-type="float" office:value="58.31">
            <text:p>58.31</text:p>
          </table:table-cell>
          <table:table-cell table:style-name="ce15" office:value-type="float" office:value="53.81">
            <text:p>53.81</text:p>
          </table:table-cell>
          <table:table-cell table:style-name="ce15" office:value-type="float" office:value="51.41">
            <text:p>51.41</text:p>
          </table:table-cell>
          <table:table-cell table:style-name="ce15" office:value-type="float" office:value="49.42">
            <text:p>49.42</text:p>
          </table:table-cell>
          <table:table-cell table:style-name="ce15" office:value-type="float" office:value="45.87">
            <text:p>45.87</text:p>
          </table:table-cell>
          <table:table-cell table:style-name="ce15" office:value-type="float" office:value="46.17">
            <text:p>46.17</text:p>
          </table:table-cell>
          <table:table-cell table:style-name="ce15" office:value-type="float" office:value="31.94">
            <text:p>31.94</text:p>
          </table:table-cell>
          <table:table-cell table:style-name="ce24" table:formula="of:=([.AD$5]-[.$AC$5])/([.$AE$5]-[.$AC$5])*[.AE8]+([.$AE$5]-[.AD$5])/([.$AE$5]-[.$AC$5])*[.AC8]" office:value-type="float" office:value="29.415">
            <text:p>29.42</text:p>
          </table:table-cell>
          <table:table-cell table:style-name="ce15" office:value-type="float" office:value="26.89">
            <text:p>26.89</text:p>
          </table:table-cell>
          <table:table-cell table:style-name="ce22" table:number-columns-repeated="993"/>
        </table:table-row>
        <table:table-row table:style-name="ro3">
          <table:table-cell table:style-name="ce5" office:value-type="string">
            <text:p>Pax7</text:p>
          </table:table-cell>
          <table:table-cell table:style-name="ce15" office:value-type="float" office:value="28.41">
            <text:p>28.41</text:p>
          </table:table-cell>
          <table:table-cell table:style-name="ce15" office:value-type="float" office:value="24.37">
            <text:p>24.37</text:p>
          </table:table-cell>
          <table:table-cell table:style-name="ce15" office:value-type="float" office:value="24.68">
            <text:p>24.68</text:p>
          </table:table-cell>
          <table:table-cell table:style-name="ce15" office:value-type="float" office:value="28.03">
            <text:p>28.03</text:p>
          </table:table-cell>
          <table:table-cell table:style-name="ce15" office:value-type="float" office:value="28.94">
            <text:p>28.94</text:p>
          </table:table-cell>
          <table:table-cell table:style-name="ce15" office:value-type="float" office:value="26.31">
            <text:p>26.31</text:p>
          </table:table-cell>
          <table:table-cell table:style-name="ce24" table:formula="of:=([.H$5]-[.$G$5])/([.$J$5]-[.$G$5])*[.$J9]+([.$J$5]-[.H$5])/([.$J$5]-[.$G$5])*[.$G9]" office:value-type="float" office:value="27.975">
            <text:p>27.98</text:p>
          </table:table-cell>
          <table:table-cell table:style-name="ce24" table:formula="of:=([.I$5]-[.$G$5])/([.$J$5]-[.$G$5])*[.$J9]+([.$J$5]-[.I$5])/([.$J$5]-[.$G$5])*[.$G9]" office:value-type="float" office:value="28.8075">
            <text:p>28.81</text:p>
          </table:table-cell>
          <table:table-cell table:style-name="ce15" office:value-type="float" office:value="29.64">
            <text:p>29.64</text:p>
          </table:table-cell>
          <table:table-cell table:style-name="ce15" office:value-type="float" office:value="38.07">
            <text:p>38.07</text:p>
          </table:table-cell>
          <table:table-cell table:style-name="ce15" office:value-type="float" office:value="28.79">
            <text:p>28.79</text:p>
          </table:table-cell>
          <table:table-cell table:style-name="ce15" office:value-type="float" office:value="41.01">
            <text:p>41.01</text:p>
          </table:table-cell>
          <table:table-cell table:style-name="ce15" office:value-type="float" office:value="46.57">
            <text:p>46.57</text:p>
          </table:table-cell>
          <table:table-cell table:style-name="ce15" office:value-type="float" office:value="41.4">
            <text:p>41.4</text:p>
          </table:table-cell>
          <table:table-cell table:style-name="ce15" office:value-type="float" office:value="41.5">
            <text:p>41.5</text:p>
          </table:table-cell>
          <table:table-cell table:style-name="ce15" office:value-type="float" office:value="45.01">
            <text:p>45.01</text:p>
          </table:table-cell>
          <table:table-cell table:style-name="ce15" office:value-type="float" office:value="43.95">
            <text:p>43.95</text:p>
          </table:table-cell>
          <table:table-cell table:style-name="ce15" office:value-type="float" office:value="49.85">
            <text:p>49.85</text:p>
          </table:table-cell>
          <table:table-cell table:style-name="ce15" office:value-type="float" office:value="58.05">
            <text:p>58.05</text:p>
          </table:table-cell>
          <table:table-cell table:style-name="ce24" table:formula="of:=([.U$5]-[.$T$5])/([.$V$5]-[.$T$5])*[.V9]+([.$V$5]-[.U$5])/([.$V$5]-[.$T$5])*[.T9]" office:value-type="float" office:value="53.425">
            <text:p>53.43</text:p>
          </table:table-cell>
          <table:table-cell table:style-name="ce15" office:value-type="float" office:value="48.8">
            <text:p>48.8</text:p>
          </table:table-cell>
          <table:table-cell table:style-name="ce15" office:value-type="float" office:value="51.13">
            <text:p>51.13</text:p>
          </table:table-cell>
          <table:table-cell table:style-name="ce15" office:value-type="float" office:value="52.58">
            <text:p>52.58</text:p>
          </table:table-cell>
          <table:table-cell table:style-name="ce15" office:value-type="float" office:value="52.09">
            <text:p>52.09</text:p>
          </table:table-cell>
          <table:table-cell table:style-name="ce15" office:value-type="float" office:value="56.12">
            <text:p>56.12</text:p>
          </table:table-cell>
          <table:table-cell table:style-name="ce15" office:value-type="float" office:value="52.53">
            <text:p>52.53</text:p>
          </table:table-cell>
          <table:table-cell table:style-name="ce15" office:value-type="float" office:value="57.5">
            <text:p>57.5</text:p>
          </table:table-cell>
          <table:table-cell table:style-name="ce15" office:value-type="float" office:value="52.65">
            <text:p>52.65</text:p>
          </table:table-cell>
          <table:table-cell table:style-name="ce24" table:formula="of:=([.AD$5]-[.$AC$5])/([.$AE$5]-[.$AC$5])*[.AE9]+([.$AE$5]-[.AD$5])/([.$AE$5]-[.$AC$5])*[.AC9]" office:value-type="float" office:value="55.68">
            <text:p>55.68</text:p>
          </table:table-cell>
          <table:table-cell table:style-name="ce15" office:value-type="float" office:value="58.71">
            <text:p>58.71</text:p>
          </table:table-cell>
          <table:table-cell table:style-name="ce22"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>
            <text:p>DV size [µm]</text:p>
          </table:table-cell>
          <table:table-cell table:number-columns-repeated="1023"/>
        </table:table-row>
        <table:table-row table:style-name="ro3">
          <table:table-cell office:value-type="string" table:number-columns-spanned="8" table:number-rows-spanned="1">
            <text:p>Each column is the average of all embryos with the indicated number of somites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3" office:value-type="string">
            <text:p>Average</text:p>
          </table:table-cell>
          <table:table-cell table:style-name="ce12" table:number-columns-repeated="30"/>
          <table:table-cell table:number-columns-repeated="993"/>
        </table:table-row>
        <table:table-row table:style-name="ro3">
          <table:table-cell table:style-name="ce3" office:value-type="string">
            <text:p>Number of somites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42">
            <text:p>42</text:p>
          </table:table-cell>
          <table:table-cell table:style-name="ce13" table:number-columns-repeated="4"/>
          <table:table-cell table:style-name="ce1" table:number-columns-repeated="993"/>
        </table:table-row>
        <table:table-row table:style-name="ro3">
          <table:table-cell table:style-name="ce4" office:value-type="string">
            <text:p>Time [h]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36.5">
            <text:p>36.5</text:p>
          </table:table-cell>
          <table:table-cell table:style-name="ce14" office:value-type="float" office:value="39.5">
            <text:p>39.5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42.5">
            <text:p>42.5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47">
            <text:p>47</text:p>
          </table:table-cell>
          <table:table-cell table:style-name="ce14" office:value-type="float" office:value="48.5">
            <text:p>48.5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51.5">
            <text:p>51.5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54.5">
            <text:p>54.5</text:p>
          </table:table-cell>
          <table:table-cell table:style-name="ce14" office:value-type="float" office:value="56">
            <text:p>56</text:p>
          </table:table-cell>
          <table:table-cell table:style-name="ce14" office:value-type="float" office:value="57.5">
            <text:p>57.5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60.5">
            <text:p>60.5</text:p>
          </table:table-cell>
          <table:table-cell table:style-name="ce14" office:value-type="float" office:value="62">
            <text:p>62</text:p>
          </table:table-cell>
          <table:table-cell table:style-name="ce14" office:value-type="float" office:value="63.5">
            <text:p>63.5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66.5">
            <text:p>66.5</text:p>
          </table:table-cell>
          <table:table-cell table:style-name="ce14" office:value-type="float" office:value="68">
            <text:p>68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74">
            <text:p>74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83">
            <text:p>83</text:p>
          </table:table-cell>
          <table:table-cell table:style-name="ce14" office:value-type="float" office:value="96">
            <text:p>96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144">
            <text:p>144</text:p>
          </table:table-cell>
          <table:table-cell table:style-name="ce14" office:value-type="float" office:value="168">
            <text:p>168</text:p>
          </table:table-cell>
          <table:table-cell table:style-name="ce35" table:number-columns-repeated="993"/>
        </table:table-row>
        <table:table-row table:style-name="ro3">
          <table:table-cell table:style-name="ce5" office:value-type="string">
            <text:p>Nkx2.2 size [µm]</text:p>
          </table:table-cell>
          <table:table-cell table:style-name="ce15" office:value-type="float" office:value="0.76">
            <text:p>0.76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2.41">
            <text:p>2.41</text:p>
          </table:table-cell>
          <table:table-cell table:style-name="ce15" office:value-type="float" office:value="5.94">
            <text:p>5.94</text:p>
          </table:table-cell>
          <table:table-cell table:style-name="ce15" office:value-type="float" office:value="2.82">
            <text:p>2.82</text:p>
          </table:table-cell>
          <table:table-cell table:style-name="ce15" office:value-type="float" office:value="15.16">
            <text:p>15.16</text:p>
          </table:table-cell>
          <table:table-cell table:style-name="ce15" office:value-type="float" office:value="13.52">
            <text:p>13.52</text:p>
          </table:table-cell>
          <table:table-cell table:style-name="ce15" office:value-type="float" office:value="19.29">
            <text:p>19.29</text:p>
          </table:table-cell>
          <table:table-cell table:style-name="ce15" office:value-type="float" office:value="27.11">
            <text:p>27.11</text:p>
          </table:table-cell>
          <table:table-cell table:style-name="ce15" office:value-type="float" office:value="19.45">
            <text:p>19.45</text:p>
          </table:table-cell>
          <table:table-cell table:style-name="ce15" office:value-type="float" office:value="18.46">
            <text:p>18.46</text:p>
          </table:table-cell>
          <table:table-cell table:style-name="ce15" office:value-type="float" office:value="25.7">
            <text:p>25.7</text:p>
          </table:table-cell>
          <table:table-cell table:style-name="ce15" office:value-type="float" office:value="20.02">
            <text:p>20.02</text:p>
          </table:table-cell>
          <table:table-cell table:style-name="ce15" office:value-type="float" office:value="24.33">
            <text:p>24.33</text:p>
          </table:table-cell>
          <table:table-cell table:style-name="ce15" office:value-type="float" office:value="25.91">
            <text:p>25.91</text:p>
          </table:table-cell>
          <table:table-cell table:style-name="ce15" office:value-type="float" office:value="20.4">
            <text:p>20.4</text:p>
          </table:table-cell>
          <table:table-cell table:style-name="ce15" office:value-type="float" office:value="28.06">
            <text:p>28.06</text:p>
          </table:table-cell>
          <table:table-cell table:style-name="ce15" office:value-type="float" office:value="33.68">
            <text:p>33.68</text:p>
          </table:table-cell>
          <table:table-cell table:style-name="ce15" office:value-type="float" office:value="36.17">
            <text:p>36.17</text:p>
          </table:table-cell>
          <table:table-cell table:style-name="ce15" office:value-type="float" office:value="30.27">
            <text:p>30.27</text:p>
          </table:table-cell>
          <table:table-cell table:style-name="ce15" office:value-type="float" office:value="23.89">
            <text:p>23.89</text:p>
          </table:table-cell>
          <table:table-cell table:style-name="ce15" office:value-type="float" office:value="27.34">
            <text:p>27.34</text:p>
          </table:table-cell>
          <table:table-cell table:style-name="ce15" office:value-type="float" office:value="30.04">
            <text:p>30.04</text:p>
          </table:table-cell>
          <table:table-cell table:style-name="ce15" office:value-type="float" office:value="17.38">
            <text:p>17.38</text:p>
          </table:table-cell>
          <table:table-cell table:style-name="ce15" office:value-type="float" office:value="18.54">
            <text:p>18.54</text:p>
          </table:table-cell>
          <table:table-cell table:style-name="ce15" office:value-type="float" office:value="30.08">
            <text:p>30.08</text:p>
          </table:table-cell>
          <table:table-cell table:style-name="ce15" office:value-type="float" office:value="32.1">
            <text:p>32.1</text:p>
          </table:table-cell>
          <table:table-cell table:style-name="ce15" office:value-type="float" office:value="60.87">
            <text:p>60.87</text:p>
          </table:table-cell>
          <table:table-cell table:style-name="ce15" office:value-type="float" office:value="72.94">
            <text:p>72.94</text:p>
          </table:table-cell>
          <table:table-cell table:style-name="ce22" table:number-columns-repeated="993"/>
        </table:table-row>
        <table:table-row table:style-name="ro3">
          <table:table-cell table:style-name="ce5" office:value-type="string">
            <text:p>Olig2 size [µm]</text:p>
          </table:table-cell>
          <table:table-cell table:style-name="ce15" office:value-type="float" office:value="15.42">
            <text:p>15.42</text:p>
          </table:table-cell>
          <table:table-cell table:style-name="ce15" office:value-type="float" office:value="18.58">
            <text:p>18.58</text:p>
          </table:table-cell>
          <table:table-cell table:style-name="ce15" office:value-type="float" office:value="22.34">
            <text:p>22.34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4.36">
            <text:p>24.36</text:p>
          </table:table-cell>
          <table:table-cell table:style-name="ce15" office:value-type="float" office:value="18.08">
            <text:p>18.08</text:p>
          </table:table-cell>
          <table:table-cell table:style-name="ce15" office:value-type="float" office:value="32.35">
            <text:p>32.35</text:p>
          </table:table-cell>
          <table:table-cell table:style-name="ce15" office:value-type="float" office:value="26.4">
            <text:p>26.4</text:p>
          </table:table-cell>
          <table:table-cell table:style-name="ce15" office:value-type="float" office:value="42.47">
            <text:p>42.47</text:p>
          </table:table-cell>
          <table:table-cell table:style-name="ce15" office:value-type="float" office:value="39.65">
            <text:p>39.65</text:p>
          </table:table-cell>
          <table:table-cell table:style-name="ce15" office:value-type="float" office:value="36.33">
            <text:p>36.33</text:p>
          </table:table-cell>
          <table:table-cell table:style-name="ce15" office:value-type="float" office:value="40.57">
            <text:p>40.57</text:p>
          </table:table-cell>
          <table:table-cell table:style-name="ce15" office:value-type="float" office:value="37.05">
            <text:p>37.05</text:p>
          </table:table-cell>
          <table:table-cell table:style-name="ce15" office:value-type="float" office:value="41.35">
            <text:p>41.35</text:p>
          </table:table-cell>
          <table:table-cell table:style-name="ce15" office:value-type="float" office:value="40.38">
            <text:p>40.38</text:p>
          </table:table-cell>
          <table:table-cell table:style-name="ce15" office:value-type="float" office:value="40.13">
            <text:p>40.13</text:p>
          </table:table-cell>
          <table:table-cell table:style-name="ce15" office:value-type="float" office:value="44.53">
            <text:p>44.53</text:p>
          </table:table-cell>
          <table:table-cell table:style-name="ce15" office:value-type="float" office:value="34.01">
            <text:p>34.01</text:p>
          </table:table-cell>
          <table:table-cell table:style-name="ce15" office:value-type="float" office:value="44.84">
            <text:p>44.84</text:p>
          </table:table-cell>
          <table:table-cell table:style-name="ce15" office:value-type="float" office:value="49.71">
            <text:p>49.71</text:p>
          </table:table-cell>
          <table:table-cell table:style-name="ce15" office:value-type="float" office:value="42.87">
            <text:p>42.87</text:p>
          </table:table-cell>
          <table:table-cell table:style-name="ce15" office:value-type="float" office:value="36.68">
            <text:p>36.68</text:p>
          </table:table-cell>
          <table:table-cell table:style-name="ce15" office:value-type="float" office:value="47.75">
            <text:p>47.75</text:p>
          </table:table-cell>
          <table:table-cell table:style-name="ce15" office:value-type="float" office:value="46.04">
            <text:p>46.04</text:p>
          </table:table-cell>
          <table:table-cell table:style-name="ce15" office:value-type="float" office:value="35.45">
            <text:p>35.45</text:p>
          </table:table-cell>
          <table:table-cell table:style-name="ce15" office:value-type="float" office:value="31.73">
            <text:p>31.73</text:p>
          </table:table-cell>
          <table:table-cell table:style-name="ce15" office:value-type="float" office:value="41.01">
            <text:p>41.01</text:p>
          </table:table-cell>
          <table:table-cell table:style-name="ce15" office:value-type="float" office:value="26.3">
            <text:p>26.3</text:p>
          </table:table-cell>
          <table:table-cell table:style-name="ce15" office:value-type="float" office:value="36.39">
            <text:p>36.39</text:p>
          </table:table-cell>
          <table:table-cell table:style-name="ce15" office:value-type="float" office:value="37.96">
            <text:p>37.96</text:p>
          </table:table-cell>
          <table:table-cell table:style-name="ce22" table:number-columns-repeated="993"/>
        </table:table-row>
        <table:table-row table:style-name="ro3">
          <table:table-cell table:style-name="ce5" office:value-type="string">
            <text:p>Intermediate [µm]</text:p>
          </table:table-cell>
          <table:table-cell table:style-name="ce15" office:value-type="float" office:value="53.66">
            <text:p>53.66</text:p>
          </table:table-cell>
          <table:table-cell table:style-name="ce15" office:value-type="float" office:value="43.21">
            <text:p>43.21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46.01">
            <text:p>46.01</text:p>
          </table:table-cell>
          <table:table-cell table:style-name="ce15" office:value-type="float" office:value="31.84">
            <text:p>31.84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40.2">
            <text:p>40.2</text:p>
          </table:table-cell>
          <table:table-cell table:style-name="ce15" office:value-type="float" office:value="28.38">
            <text:p>28.38</text:p>
          </table:table-cell>
          <table:table-cell table:style-name="ce15" office:value-type="float" office:value="23.36">
            <text:p>23.36</text:p>
          </table:table-cell>
          <table:table-cell table:style-name="ce15" office:value-type="float" office:value="39.35">
            <text:p>39.35</text:p>
          </table:table-cell>
          <table:table-cell table:style-name="ce15" office:value-type="float" office:value="34.25">
            <text:p>34.25</text:p>
          </table:table-cell>
          <table:table-cell table:style-name="ce15" office:value-type="float" office:value="31.98">
            <text:p>31.98</text:p>
          </table:table-cell>
          <table:table-cell table:style-name="ce15" office:value-type="float" office:value="36.09">
            <text:p>36.09</text:p>
          </table:table-cell>
          <table:table-cell table:style-name="ce15" office:value-type="float" office:value="37.07">
            <text:p>37.07</text:p>
          </table:table-cell>
          <table:table-cell table:style-name="ce15" office:value-type="float" office:value="30.98">
            <text:p>30.98</text:p>
          </table:table-cell>
          <table:table-cell table:style-name="ce15" office:value-type="float" office:value="36.54">
            <text:p>36.54</text:p>
          </table:table-cell>
          <table:table-cell table:style-name="ce15" office:value-type="float" office:value="37.33">
            <text:p>37.33</text:p>
          </table:table-cell>
          <table:table-cell table:style-name="ce15" office:value-type="float" office:value="38.63">
            <text:p>38.63</text:p>
          </table:table-cell>
          <table:table-cell table:style-name="ce15" office:value-type="float" office:value="35.94">
            <text:p>35.94</text:p>
          </table:table-cell>
          <table:table-cell table:style-name="ce15" office:value-type="float" office:value="38.35">
            <text:p>38.35</text:p>
          </table:table-cell>
          <table:table-cell table:style-name="ce15" office:value-type="float" office:value="37.42">
            <text:p>37.42</text:p>
          </table:table-cell>
          <table:table-cell table:style-name="ce15" office:value-type="float" office:value="38.68">
            <text:p>38.68</text:p>
          </table:table-cell>
          <table:table-cell table:style-name="ce15" office:value-type="float" office:value="39.14">
            <text:p>39.14</text:p>
          </table:table-cell>
          <table:table-cell table:style-name="ce15" office:value-type="float" office:value="46.6">
            <text:p>46.6</text:p>
          </table:table-cell>
          <table:table-cell table:style-name="ce15" office:value-type="float" office:value="43.85">
            <text:p>43.85</text:p>
          </table:table-cell>
          <table:table-cell table:style-name="ce15" office:value-type="float" office:value="44.9">
            <text:p>44.9</text:p>
          </table:table-cell>
          <table:table-cell table:style-name="ce15" office:value-type="float" office:value="60.05">
            <text:p>60.05</text:p>
          </table:table-cell>
          <table:table-cell table:style-name="ce15" office:value-type="float" office:value="51.74">
            <text:p>51.74</text:p>
          </table:table-cell>
          <table:table-cell table:style-name="ce15" office:value-type="float" office:value="62.71">
            <text:p>62.71</text:p>
          </table:table-cell>
          <table:table-cell table:style-name="ce15" office:value-type="float" office:value="70.78">
            <text:p>70.78</text:p>
          </table:table-cell>
          <table:table-cell table:style-name="ce22" table:number-columns-repeated="993"/>
        </table:table-row>
        <table:table-row table:style-name="ro3">
          <table:table-cell table:style-name="ce5" office:value-type="string">
            <text:p>Pax7 size [µm]</text:p>
          </table:table-cell>
          <table:table-cell table:style-name="ce15" office:value-type="float" office:value="32.24">
            <text:p>32.24</text:p>
          </table:table-cell>
          <table:table-cell table:style-name="ce15" office:value-type="float" office:value="31.78">
            <text:p>31.78</text:p>
          </table:table-cell>
          <table:table-cell table:style-name="ce15" office:value-type="float" office:value="33.37">
            <text:p>33.37</text:p>
          </table:table-cell>
          <table:table-cell table:style-name="ce15" office:value-type="float" office:value="37.71">
            <text:p>37.71</text:p>
          </table:table-cell>
          <table:table-cell table:style-name="ce15" office:value-type="float" office:value="44.4">
            <text:p>44.4</text:p>
          </table:table-cell>
          <table:table-cell table:style-name="ce15" office:value-type="float" office:value="43.88">
            <text:p>43.88</text:p>
          </table:table-cell>
          <table:table-cell table:style-name="ce15" office:value-type="float" office:value="38.69">
            <text:p>38.69</text:p>
          </table:table-cell>
          <table:table-cell table:style-name="ce15" office:value-type="float" office:value="56.75">
            <text:p>56.75</text:p>
          </table:table-cell>
          <table:table-cell table:style-name="ce15" office:value-type="float" office:value="62.71">
            <text:p>62.71</text:p>
          </table:table-cell>
          <table:table-cell table:style-name="ce15" office:value-type="float" office:value="53.2">
            <text:p>53.2</text:p>
          </table:table-cell>
          <table:table-cell table:style-name="ce15" office:value-type="float" office:value="61.68">
            <text:p>61.68</text:p>
          </table:table-cell>
          <table:table-cell table:style-name="ce15" office:value-type="float" office:value="60.28">
            <text:p>60.28</text:p>
          </table:table-cell>
          <table:table-cell table:style-name="ce15" office:value-type="float" office:value="67.86">
            <text:p>67.86</text:p>
          </table:table-cell>
          <table:table-cell table:style-name="ce15" office:value-type="float" office:value="64.65">
            <text:p>64.65</text:p>
          </table:table-cell>
          <table:table-cell table:style-name="ce15" office:value-type="float" office:value="60">
            <text:p>60</text:p>
          </table:table-cell>
          <table:table-cell table:style-name="ce15" office:value-type="float" office:value="61.15">
            <text:p>61.15</text:p>
          </table:table-cell>
          <table:table-cell table:style-name="ce15" office:value-type="float" office:value="59.03">
            <text:p>59.03</text:p>
          </table:table-cell>
          <table:table-cell table:style-name="ce15" office:value-type="float" office:value="70.26">
            <text:p>70.26</text:p>
          </table:table-cell>
          <table:table-cell table:style-name="ce15" office:value-type="float" office:value="57.23">
            <text:p>57.23</text:p>
          </table:table-cell>
          <table:table-cell table:style-name="ce15" office:value-type="float" office:value="78.6">
            <text:p>78.6</text:p>
          </table:table-cell>
          <table:table-cell table:style-name="ce15" office:value-type="float" office:value="86.83">
            <text:p>86.83</text:p>
          </table:table-cell>
          <table:table-cell table:style-name="ce15" office:value-type="float" office:value="74.53">
            <text:p>74.53</text:p>
          </table:table-cell>
          <table:table-cell table:style-name="ce15" office:value-type="float" office:value="86.95">
            <text:p>86.95</text:p>
          </table:table-cell>
          <table:table-cell table:style-name="ce15" office:value-type="float" office:value="103.32">
            <text:p>103.32</text:p>
          </table:table-cell>
          <table:table-cell table:style-name="ce15" office:value-type="float" office:value="108.98">
            <text:p>108.98</text:p>
          </table:table-cell>
          <table:table-cell table:style-name="ce15" office:value-type="float" office:value="115.82">
            <text:p>115.82</text:p>
          </table:table-cell>
          <table:table-cell table:style-name="ce15" office:value-type="float" office:value="143.32">
            <text:p>143.32</text:p>
          </table:table-cell>
          <table:table-cell table:style-name="ce15" office:value-type="float" office:value="183.23">
            <text:p>183.23</text:p>
          </table:table-cell>
          <table:table-cell table:style-name="ce15" office:value-type="float" office:value="196">
            <text:p>196</text:p>
          </table:table-cell>
          <table:table-cell table:style-name="ce15" office:value-type="float" office:value="216.49">
            <text:p>216.49</text:p>
          </table:table-cell>
          <table:table-cell table:style-name="ce22"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table:number-columns-spanned="8" table:number-rows-spanned="1">
            <text:p>Area (µm2) per progenitor cell in transverse sections (DV/AB plane)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office:value-type="string" table:number-columns-spanned="8" table:number-rows-spanned="1">
            <text:p>Measured in projections of 6µm in anterior-posterior direction, i.e. <text:s text:c="2"/>volume per cell = x6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6" office:value-type="string">
            <text:p>Stage </text:p>
          </table:table-cell>
          <table:table-cell table:style-name="ce6" office:value-type="string">
            <text:p>st15</text:p>
          </table:table-cell>
          <table:table-cell table:style-name="ce6" office:value-type="string">
            <text:p>st17</text:p>
          </table:table-cell>
          <table:table-cell table:style-name="ce6" office:value-type="string">
            <text:p>st19</text:p>
          </table:table-cell>
          <table:table-cell table:style-name="ce6" office:value-type="string">
            <text:p>st21</text:p>
          </table:table-cell>
          <table:table-cell/>
          <table:table-cell table:style-name="ce1" office:value-type="string">
            <text:p>average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Time [h]</text:p>
          </table:table-cell>
          <table:table-cell table:number-columns-repeated="1023"/>
        </table:table-row>
        <table:table-row table:style-name="ro3">
          <table:table-cell office:value-type="string">
            <text:p>Nkx2.2</text:p>
          </table:table-cell>
          <table:table-cell office:value-type="float" office:value="23.2138888888889">
            <text:p>23.21</text:p>
          </table:table-cell>
          <table:table-cell office:value-type="float" office:value="27.3125">
            <text:p>27.31</text:p>
          </table:table-cell>
          <table:table-cell office:value-type="float" office:value="24.7590909090909">
            <text:p>24.76</text:p>
          </table:table-cell>
          <table:table-cell office:value-type="float" office:value="25.5328282828283">
            <text:p>25.53</text:p>
          </table:table-cell>
          <table:table-cell/>
          <table:table-cell table:formula="of:=AVERAGE([.B25:.E25])" office:value-type="float" office:value="25.204577020202">
            <text:p>25.2</text:p>
          </table:table-cell>
          <table:table-cell table:number-columns-repeated="1017"/>
        </table:table-row>
        <table:table-row table:style-name="ro3">
          <table:table-cell office:value-type="string">
            <text:p>Olig2</text:p>
          </table:table-cell>
          <table:table-cell office:value-type="float" office:value="23.1985294117647">
            <text:p>23.2</text:p>
          </table:table-cell>
          <table:table-cell office:value-type="float" office:value="27.4056818181818">
            <text:p>27.41</text:p>
          </table:table-cell>
          <table:table-cell office:value-type="float" office:value="25.3232323232323">
            <text:p>25.32</text:p>
          </table:table-cell>
          <table:table-cell office:value-type="float" office:value="26.4826388888889">
            <text:p>26.48</text:p>
          </table:table-cell>
          <table:table-cell/>
          <table:table-cell table:formula="of:=AVERAGE([.B26:.E26])" office:value-type="float" office:value="25.6025206105169">
            <text:p>25.6</text:p>
          </table:table-cell>
          <table:table-cell table:number-columns-repeated="1017"/>
        </table:table-row>
        <table:table-row table:style-name="ro3">
          <table:table-cell office:value-type="string">
            <text:p>Intermediate</text:p>
          </table:table-cell>
          <table:table-cell office:value-type="float" office:value="23.8275474525474">
            <text:p>23.83</text:p>
          </table:table-cell>
          <table:table-cell office:value-type="float" office:value="29.1558441558442">
            <text:p>29.16</text:p>
          </table:table-cell>
          <table:table-cell office:value-type="float" office:value="26.2384906759907">
            <text:p>26.24</text:p>
          </table:table-cell>
          <table:table-cell office:value-type="float" office:value="25.280303030303">
            <text:p>25.28</text:p>
          </table:table-cell>
          <table:table-cell/>
          <table:table-cell table:formula="of:=AVERAGE([.B27:.E27])" office:value-type="float" office:value="26.1255463286713">
            <text:p>26.13</text:p>
          </table:table-cell>
          <table:table-cell table:number-columns-repeated="1017"/>
        </table:table-row>
        <table:table-row table:style-name="ro3">
          <table:table-cell office:value-type="string">
            <text:p>Pax7</text:p>
          </table:table-cell>
          <table:table-cell office:value-type="float" office:value="25.1866515837104">
            <text:p>25.19</text:p>
          </table:table-cell>
          <table:table-cell office:value-type="float" office:value="28.5145833333333">
            <text:p>28.51</text:p>
          </table:table-cell>
          <table:table-cell office:value-type="float" office:value="28.0101731601732">
            <text:p>28.01</text:p>
          </table:table-cell>
          <table:table-cell office:value-type="float" office:value="24.4835858585859">
            <text:p>24.48</text:p>
          </table:table-cell>
          <table:table-cell/>
          <table:table-cell table:formula="of:=AVERAGE([.B28:.E28])" office:value-type="float" office:value="26.5487484839507">
            <text:p>26.55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22" table:formula="of:=AVERAGE([.G25:.G28])" office:value-type="float" office:value="25.8703481108352">
            <text:p>25.87</text:p>
          </table:table-cell>
          <table:table-cell table:style-name="ce25" office:value-type="string" table:number-columns-spanned="3" table:number-rows-spanned="1">
            <text:p>assume constant</text:p>
          </table:table-cell>
          <table:covered-table-cell table:style-name="ce25"/>
          <table:covered-table-cell table:style-name="ce26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table:number-columns-spanned="5" table:number-rows-spanned="1">
            <text:p>Total number of neurons per section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8" office:value-type="string">
            <text:p>Stage </text:p>
          </table:table-cell>
          <table:table-cell table:style-name="ce8" office:value-type="string">
            <text:p>st15</text:p>
          </table:table-cell>
          <table:table-cell table:style-name="ce8" office:value-type="string">
            <text:p>st16</text:p>
          </table:table-cell>
          <table:table-cell table:style-name="ce8" office:value-type="string">
            <text:p>st17</text:p>
          </table:table-cell>
          <table:table-cell table:style-name="ce8" office:value-type="string">
            <text:p>st18</text:p>
          </table:table-cell>
          <table:table-cell table:style-name="ce8" office:value-type="string">
            <text:p>st19</text:p>
          </table:table-cell>
          <table:table-cell table:style-name="ce8" office:value-type="string">
            <text:p>st20</text:p>
          </table:table-cell>
          <table:table-cell table:style-name="ce8" office:value-type="string">
            <text:p>st21</text:p>
          </table:table-cell>
          <table:table-cell table:style-name="ce8" office:value-type="string">
            <text:p>st23</text:p>
          </table:table-cell>
          <table:table-cell table:style-name="ce8" office:value-type="string">
            <text:p>st25</text:p>
          </table:table-cell>
          <table:table-cell table:style-name="ce27" table:number-columns-repeated="1014"/>
        </table:table-row>
        <table:table-row table:style-name="ro3">
          <table:table-cell table:style-name="ce8" office:value-type="string">
            <text:p>Time [h]</text:p>
          </table:table-cell>
          <table:table-cell table:style-name="ce8" office:value-type="float" office:value="57.5">
            <text:p>57.5</text:p>
          </table:table-cell>
          <table:table-cell table:style-name="ce8" office:value-type="float" office:value="61.25">
            <text:p>61.25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81.5">
            <text:p>81.5</text:p>
          </table:table-cell>
          <table:table-cell table:style-name="ce8" office:value-type="float" office:value="85.25">
            <text:p>85.25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108">
            <text:p>108</text:p>
          </table:table-cell>
          <table:table-cell table:style-name="ce27" table:number-columns-repeated="1014"/>
        </table:table-row>
        <table:table-row table:style-name="ro3">
          <table:table-cell office:value-type="string">
            <text:p>Nkx2.2</text:p>
          </table:table-cell>
          <table:table-cell table:style-name="ce16" office:value-type="float" office:value="0.8">
            <text:p>0.80</text:p>
          </table:table-cell>
          <table:table-cell table:style-name="ce16" office:value-type="float" office:value="0.333333333333333">
            <text:p>0.33</text:p>
          </table:table-cell>
          <table:table-cell table:style-name="ce16" office:value-type="float" office:value="1.75">
            <text:p>1.75</text:p>
          </table:table-cell>
          <table:table-cell table:style-name="ce16" office:value-type="float" office:value="1.75">
            <text:p>1.75</text:p>
          </table:table-cell>
          <table:table-cell table:style-name="ce16" office:value-type="float" office:value="1.2">
            <text:p>1.20</text:p>
          </table:table-cell>
          <table:table-cell table:style-name="ce16" office:value-type="float" office:value="1.75">
            <text:p>1.75</text:p>
          </table:table-cell>
          <table:table-cell table:style-name="ce16" office:value-type="float" office:value="7.75">
            <text:p>7.75</text:p>
          </table:table-cell>
          <table:table-cell table:style-name="ce16" office:value-type="float" office:value="10.6666666666667">
            <text:p>10.67</text:p>
          </table:table-cell>
          <table:table-cell table:style-name="ce16" office:value-type="float" office:value="14.6">
            <text:p>14.60</text:p>
          </table:table-cell>
          <table:table-cell table:number-columns-repeated="1014"/>
        </table:table-row>
        <table:table-row table:style-name="ro3">
          <table:table-cell office:value-type="string">
            <text:p>Olig2</text:p>
          </table:table-cell>
          <table:table-cell table:style-name="ce16" office:value-type="float" office:value="4.2">
            <text:p>4.20</text:p>
          </table:table-cell>
          <table:table-cell table:style-name="ce16" office:value-type="float" office:value="11.6666666666667">
            <text:p>11.67</text:p>
          </table:table-cell>
          <table:table-cell table:style-name="ce16" office:value-type="float" office:value="24.25">
            <text:p>24.25</text:p>
          </table:table-cell>
          <table:table-cell table:style-name="ce16" office:value-type="float" office:value="40.25">
            <text:p>40.25</text:p>
          </table:table-cell>
          <table:table-cell table:style-name="ce16" office:value-type="float" office:value="54.8">
            <text:p>54.80</text:p>
          </table:table-cell>
          <table:table-cell table:style-name="ce16" office:value-type="float" office:value="85">
            <text:p>85.00</text:p>
          </table:table-cell>
          <table:table-cell table:style-name="ce16" office:value-type="float" office:value="125.75">
            <text:p>125.75</text:p>
          </table:table-cell>
          <table:table-cell table:style-name="ce16" office:value-type="float" office:value="164">
            <text:p>164.00</text:p>
          </table:table-cell>
          <table:table-cell table:style-name="ce16" office:value-type="float" office:value="175">
            <text:p>175.00</text:p>
          </table:table-cell>
          <table:table-cell table:number-columns-repeated="1014"/>
        </table:table-row>
        <table:table-row table:style-name="ro3">
          <table:table-cell office:value-type="string">
            <text:p>Intermediate</text:p>
          </table:table-cell>
          <table:table-cell table:style-name="ce16" office:value-type="float" office:value="0">
            <text:p>0.00</text:p>
          </table:table-cell>
          <table:table-cell table:style-name="ce16" office:value-type="float" office:value="1">
            <text:p>1.00</text:p>
          </table:table-cell>
          <table:table-cell table:style-name="ce16" office:value-type="float" office:value="2.75">
            <text:p>2.75</text:p>
          </table:table-cell>
          <table:table-cell table:style-name="ce16" office:value-type="float" office:value="4.25">
            <text:p>4.25</text:p>
          </table:table-cell>
          <table:table-cell table:style-name="ce16" office:value-type="float" office:value="4.8">
            <text:p>4.80</text:p>
          </table:table-cell>
          <table:table-cell table:style-name="ce16" office:value-type="float" office:value="7.5">
            <text:p>7.50</text:p>
          </table:table-cell>
          <table:table-cell table:style-name="ce16" office:value-type="float" office:value="14.5">
            <text:p>14.50</text:p>
          </table:table-cell>
          <table:table-cell table:style-name="ce16" office:value-type="float" office:value="25.6666666666667">
            <text:p>25.67</text:p>
          </table:table-cell>
          <table:table-cell table:style-name="ce16" office:value-type="float" office:value="85.8">
            <text:p>85.80</text:p>
          </table:table-cell>
          <table:table-cell table:number-columns-repeated="1014"/>
        </table:table-row>
        <table:table-row table:style-name="ro3">
          <table:table-cell office:value-type="string">
            <text:p>Pax7</text:p>
          </table:table-cell>
          <table:table-cell table:style-name="ce16" office:value-type="float" office:value="0">
            <text:p>0.00</text:p>
          </table:table-cell>
          <table:table-cell table:style-name="ce16" office:value-type="float" office:value="1.33333333333333">
            <text:p>1.33</text:p>
          </table:table-cell>
          <table:table-cell table:style-name="ce16" office:value-type="float" office:value="3">
            <text:p>3.00</text:p>
          </table:table-cell>
          <table:table-cell table:style-name="ce16" office:value-type="float" office:value="6">
            <text:p>6.00</text:p>
          </table:table-cell>
          <table:table-cell table:style-name="ce16" office:value-type="float" office:value="12.8">
            <text:p>12.80</text:p>
          </table:table-cell>
          <table:table-cell table:style-name="ce16" office:value-type="float" office:value="16.25">
            <text:p>16.25</text:p>
          </table:table-cell>
          <table:table-cell table:style-name="ce16" office:value-type="float" office:value="27.75">
            <text:p>27.75</text:p>
          </table:table-cell>
          <table:table-cell table:style-name="ce16" office:value-type="float" office:value="41.6666666666667">
            <text:p>41.67</text:p>
          </table:table-cell>
          <table:table-cell table:style-name="ce16" office:value-type="float" office:value="86.2">
            <text:p>86.20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16" table:number-columns-repeated="9"/>
          <table:table-cell table:number-columns-repeated="1014"/>
        </table:table-row>
        <table:table-row table:style-name="ro3">
          <table:table-cell table:style-name="ce6" office:value-type="string" table:number-columns-spanned="5" table:number-rows-spanned="1">
            <text:p>Total number of progenitors per section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6" office:value-type="string">
            <text:p>Stage </text:p>
          </table:table-cell>
          <table:table-cell table:style-name="ce8" office:value-type="string">
            <text:p>st15</text:p>
          </table:table-cell>
          <table:table-cell table:style-name="ce8" office:value-type="string">
            <text:p>st16</text:p>
          </table:table-cell>
          <table:table-cell table:style-name="ce8" office:value-type="string">
            <text:p>st17</text:p>
          </table:table-cell>
          <table:table-cell table:style-name="ce8" office:value-type="string">
            <text:p>st18</text:p>
          </table:table-cell>
          <table:table-cell table:style-name="ce8" office:value-type="string">
            <text:p>st19</text:p>
          </table:table-cell>
          <table:table-cell table:style-name="ce8" office:value-type="string">
            <text:p>st20</text:p>
          </table:table-cell>
          <table:table-cell table:style-name="ce8" office:value-type="string">
            <text:p>st21</text:p>
          </table:table-cell>
          <table:table-cell table:style-name="ce8" office:value-type="string">
            <text:p>st23</text:p>
          </table:table-cell>
          <table:table-cell table:style-name="ce8" office:value-type="string">
            <text:p>st25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Time [h]</text:p>
          </table:table-cell>
          <table:table-cell table:style-name="ce8" office:value-type="float" office:value="57.5">
            <text:p>57.5</text:p>
          </table:table-cell>
          <table:table-cell table:style-name="ce8" office:value-type="float" office:value="61.25">
            <text:p>61.25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81.5">
            <text:p>81.5</text:p>
          </table:table-cell>
          <table:table-cell table:style-name="ce8" office:value-type="float" office:value="85.25">
            <text:p>85.25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108">
            <text:p>108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verage</text:p>
          </table:table-cell>
          <table:table-cell table:number-columns-repeated="3"/>
          <table:table-cell table:style-name="ce21"/>
          <table:table-cell table:number-columns-repeated="1019"/>
        </table:table-row>
        <table:table-row table:style-name="ro3">
          <table:table-cell office:value-type="string">
            <text:p>Nkx2.2</text:p>
          </table:table-cell>
          <table:table-cell table:style-name="ce16" office:value-type="float" office:value="19.8">
            <text:p>19.80</text:p>
          </table:table-cell>
          <table:table-cell table:style-name="ce16" office:value-type="float" office:value="33.6666666666667">
            <text:p>33.67</text:p>
          </table:table-cell>
          <table:table-cell table:style-name="ce16" office:value-type="float" office:value="26.25">
            <text:p>26.25</text:p>
          </table:table-cell>
          <table:table-cell table:style-name="ce16" office:value-type="float" office:value="25">
            <text:p>25.00</text:p>
          </table:table-cell>
          <table:table-cell table:style-name="ce16" office:value-type="float" office:value="29">
            <text:p>29.00</text:p>
          </table:table-cell>
          <table:table-cell table:style-name="ce16" office:value-type="float" office:value="25.75">
            <text:p>25.75</text:p>
          </table:table-cell>
          <table:table-cell table:style-name="ce16" office:value-type="float" office:value="26.25">
            <text:p>26.25</text:p>
          </table:table-cell>
          <table:table-cell table:style-name="ce16" office:value-type="float" office:value="39">
            <text:p>39.00</text:p>
          </table:table-cell>
          <table:table-cell table:style-name="ce16" office:value-type="float" office:value="33">
            <text:p>33.00</text:p>
          </table:table-cell>
          <table:table-cell table:number-columns-repeated="1014"/>
        </table:table-row>
        <table:table-row table:style-name="ro3">
          <table:table-cell office:value-type="string">
            <text:p>Olig2</text:p>
          </table:table-cell>
          <table:table-cell table:style-name="ce16" office:value-type="float" office:value="38.8">
            <text:p>38.80</text:p>
          </table:table-cell>
          <table:table-cell table:style-name="ce16" office:value-type="float" office:value="86.6666666666667">
            <text:p>86.67</text:p>
          </table:table-cell>
          <table:table-cell table:style-name="ce16" office:value-type="float" office:value="74.75">
            <text:p>74.75</text:p>
          </table:table-cell>
          <table:table-cell table:style-name="ce16" office:value-type="float" office:value="72.5">
            <text:p>72.50</text:p>
          </table:table-cell>
          <table:table-cell table:style-name="ce16" office:value-type="float" office:value="57.8">
            <text:p>57.80</text:p>
          </table:table-cell>
          <table:table-cell table:style-name="ce16" office:value-type="float" office:value="74.25">
            <text:p>74.25</text:p>
          </table:table-cell>
          <table:table-cell table:style-name="ce16" office:value-type="float" office:value="53.5">
            <text:p>53.50</text:p>
          </table:table-cell>
          <table:table-cell table:style-name="ce16" office:value-type="float" office:value="40">
            <text:p>40.00</text:p>
          </table:table-cell>
          <table:table-cell table:style-name="ce16" office:value-type="float" office:value="28.2">
            <text:p>28.20</text:p>
          </table:table-cell>
          <table:table-cell table:number-columns-repeated="1014"/>
        </table:table-row>
        <table:table-row table:style-name="ro3">
          <table:table-cell office:value-type="string">
            <text:p>Intermediate</text:p>
          </table:table-cell>
          <table:table-cell table:style-name="ce16" office:value-type="float" office:value="34.4293630166435">
            <text:p>34.43</text:p>
          </table:table-cell>
          <table:table-cell table:style-name="ce16" office:value-type="float" office:value="38.6666666666667">
            <text:p>38.67</text:p>
          </table:table-cell>
          <table:table-cell table:style-name="ce16" office:value-type="float" office:value="36.75">
            <text:p>36.75</text:p>
          </table:table-cell>
          <table:table-cell table:style-name="ce16" office:value-type="float" office:value="36.5">
            <text:p>36.50</text:p>
          </table:table-cell>
          <table:table-cell table:style-name="ce16" office:value-type="float" office:value="48.8872093023256">
            <text:p>48.89</text:p>
          </table:table-cell>
          <table:table-cell table:style-name="ce16" office:value-type="float" office:value="55.75">
            <text:p>55.75</text:p>
          </table:table-cell>
          <table:table-cell table:style-name="ce16" office:value-type="float" office:value="68">
            <text:p>68.00</text:p>
          </table:table-cell>
          <table:table-cell table:style-name="ce16" office:value-type="float" office:value="119.727439083845">
            <text:p>119.73</text:p>
          </table:table-cell>
          <table:table-cell table:style-name="ce16" office:value-type="float" office:value="127.171757241085">
            <text:p>127.17</text:p>
          </table:table-cell>
          <table:table-cell table:number-columns-repeated="1014"/>
        </table:table-row>
        <table:table-row table:style-name="ro3">
          <table:table-cell office:value-type="string">
            <text:p>Pax7</text:p>
          </table:table-cell>
          <table:table-cell table:style-name="ce16" office:value-type="float" office:value="144.889331350278">
            <text:p>144.89</text:p>
          </table:table-cell>
          <table:table-cell table:style-name="ce16" office:value-type="float" office:value="208.262181347628">
            <text:p>208.26</text:p>
          </table:table-cell>
          <table:table-cell table:style-name="ce16" office:value-type="float" office:value="183.49140148428">
            <text:p>183.49</text:p>
          </table:table-cell>
          <table:table-cell table:style-name="ce16" office:value-type="float" office:value="237.813592170807">
            <text:p>237.81</text:p>
          </table:table-cell>
          <table:table-cell table:style-name="ce16" office:value-type="float" office:value="236.052968177182">
            <text:p>236.05</text:p>
          </table:table-cell>
          <table:table-cell table:style-name="ce16" office:value-type="float" office:value="270.408771817919">
            <text:p>270.41</text:p>
          </table:table-cell>
          <table:table-cell table:style-name="ce16" office:value-type="float" office:value="303.627623606915">
            <text:p>303.63</text:p>
          </table:table-cell>
          <table:table-cell table:style-name="ce16" office:value-type="float" office:value="299.981323599238">
            <text:p>299.98</text:p>
          </table:table-cell>
          <table:table-cell table:style-name="ce16" office:value-type="float" office:value="327.478310478827">
            <text:p>327.48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table:number-columns-spanned="5" table:number-rows-spanned="1">
            <text:p>Progenitor depth distribution</text:p>
          </table:table-cell>
          <table:covered-table-cell table:number-columns-repeated="4"/>
          <table:table-cell table:number-columns-repeated="8"/>
          <table:table-cell table:style-name="ce1" office:value-type="string" table:number-columns-spanned="6" table:number-rows-spanned="1">
            <text:p>Interpolated neuron number</text:p>
          </table:table-cell>
          <table:covered-table-cell table:number-columns-repeated="5"/>
          <table:table-cell table:number-columns-repeated="1005"/>
        </table:table-row>
        <table:table-row table:style-name="ro3">
          <table:table-cell table:style-name="ce1" office:value-type="string">
            <text:p>Progenitor depths</text:p>
          </table:table-cell>
          <table:table-cell table:style-name="ce1" office:value-type="string">
            <text:p>Cumulative</text:p>
          </table:table-cell>
          <table:table-cell table:style-name="ce1" office:value-type="string">
            <text:p>Proportion</text:p>
          </table:table-cell>
          <table:table-cell table:number-columns-repeated="10"/>
          <table:table-cell table:style-name="ce1" office:value-type="string">
            <text:p>Time [h]</text:p>
          </table:table-cell>
          <table:table-cell table:style-name="ce19" table:formula="of:=[.O15]" office:value-type="float" office:value="57.5">
            <text:p>57.5</text:p>
          </table:table-cell>
          <table:table-cell table:style-name="ce19" table:formula="of:=[.P15]" office:value-type="float" office:value="59">
            <text:p>59</text:p>
          </table:table-cell>
          <table:table-cell table:style-name="ce19" table:formula="of:=[.Q15]" office:value-type="float" office:value="60.5">
            <text:p>60.5</text:p>
          </table:table-cell>
          <table:table-cell table:style-name="ce19" table:formula="of:=[.R15]" office:value-type="float" office:value="62">
            <text:p>62</text:p>
          </table:table-cell>
          <table:table-cell table:style-name="ce19" table:formula="of:=[.S15]" office:value-type="float" office:value="63.5">
            <text:p>63.5</text:p>
          </table:table-cell>
          <table:table-cell table:style-name="ce19" table:formula="of:=[.T15]" office:value-type="float" office:value="65">
            <text:p>65</text:p>
          </table:table-cell>
          <table:table-cell table:style-name="ce19" table:formula="of:=[.U15]" office:value-type="float" office:value="66.5">
            <text:p>66.5</text:p>
          </table:table-cell>
          <table:table-cell table:style-name="ce19" table:formula="of:=[.V15]" office:value-type="float" office:value="68">
            <text:p>68</text:p>
          </table:table-cell>
          <table:table-cell table:style-name="ce19" table:formula="of:=[.W15]" office:value-type="float" office:value="71">
            <text:p>71</text:p>
          </table:table-cell>
          <table:table-cell table:style-name="ce19" table:formula="of:=[.X15]" office:value-type="float" office:value="74">
            <text:p>74</text:p>
          </table:table-cell>
          <table:table-cell table:style-name="ce19" table:formula="of:=[.Y15]" office:value-type="float" office:value="77">
            <text:p>77</text:p>
          </table:table-cell>
          <table:table-cell table:style-name="ce19" table:formula="of:=[.Z15]" office:value-type="float" office:value="80">
            <text:p>80</text:p>
          </table:table-cell>
          <table:table-cell table:style-name="ce19" table:formula="of:=[.AA15]" office:value-type="float" office:value="83">
            <text:p>83</text:p>
          </table:table-cell>
          <table:table-cell table:style-name="ce19" table:formula="of:=[.AB15]" office:value-type="float" office:value="96">
            <text:p>96</text:p>
          </table:table-cell>
          <table:table-cell table:number-columns-repeated="996"/>
        </table:table-row>
        <table:table-row table:style-name="ro3">
          <table:table-cell table:style-name="ce9" office:value-type="float" office:value="0">
            <text:p>0</text:p>
          </table:table-cell>
          <table:table-cell table:style-name="ce9" table:formula="of:=COUNTIF([.$O$66:.$AB$69];&quot;&gt;&quot;&amp;[.A50])" office:value-type="float" office:value="56">
            <text:p>56</text:p>
          </table:table-cell>
          <table:table-cell table:style-name="ce9" table:formula="of:=([.B50]-[.B51])/[.$B$50]" office:value-type="float" office:value="0">
            <text:p>0</text:p>
          </table:table-cell>
          <table:table-cell table:number-columns-repeated="10"/>
          <table:table-cell office:value-type="string">
            <text:p>Nkx2.2</text:p>
          </table:table-cell>
          <table:table-cell table:style-name="ce9" table:formula="of:=([.$C$33]-[.O$49])/([.$C$33]-[.$B$33])*[.$B34]+([.O$49]-[.$B$33])/([.$C$33]-[.$B$33])*[.$C34]" office:value-type="float" office:value="0.8">
            <text:p>0.8</text:p>
          </table:table-cell>
          <table:table-cell table:style-name="ce9" table:formula="of:=([.$C$33]-[.P$49])/([.$C$33]-[.$B$33])*[.$B34]+([.P$49]-[.$B$33])/([.$C$33]-[.$B$33])*[.$C34]" office:value-type="float" office:value="0.613333333333333">
            <text:p>0.61</text:p>
          </table:table-cell>
          <table:table-cell table:style-name="ce9" table:formula="of:=([.$C$33]-[.Q$49])/([.$C$33]-[.$B$33])*[.$B34]+([.Q$49]-[.$B$33])/([.$C$33]-[.$B$33])*[.$C34]" office:value-type="float" office:value="0.426666666666667">
            <text:p>0.43</text:p>
          </table:table-cell>
          <table:table-cell table:style-name="ce9" table:formula="of:=([.$D$33]-[.R$49])/([.$D$33]-[.$C$33])*[.$C34]+([.R$49]-[.$C$33])/([.$D$33]-[.$C$33])*[.$D34]" office:value-type="float" office:value="0.616666666666666">
            <text:p>0.62</text:p>
          </table:table-cell>
          <table:table-cell table:style-name="ce9" table:formula="of:=([.$D$33]-[.S$49])/([.$D$33]-[.$C$33])*[.$C34]+([.S$49]-[.$C$33])/([.$D$33]-[.$C$33])*[.$D34]" office:value-type="float" office:value="1.18333333333333">
            <text:p>1.18</text:p>
          </table:table-cell>
          <table:table-cell table:style-name="ce9" table:formula="of:=([.$D$33]-[.T$49])/([.$D$33]-[.$C$33])*[.$C34]+([.T$49]-[.$C$33])/([.$D$33]-[.$C$33])*[.$D34]" office:value-type="float" office:value="1.75">
            <text:p>1.75</text:p>
          </table:table-cell>
          <table:table-cell table:style-name="ce9" table:formula="of:=([.$E$33]-[.U$49])/([.$E$33]-[.$D$33])*[.$D34]+([.U$49]-[.$D$33])/([.$E$33]-[.$D$33])*[.$E34]" office:value-type="float" office:value="1.75">
            <text:p>1.75</text:p>
          </table:table-cell>
          <table:table-cell table:style-name="ce9" table:formula="of:=([.$E$33]-[.V$49])/([.$E$33]-[.$D$33])*[.$D34]+([.V$49]-[.$D$33])/([.$E$33]-[.$D$33])*[.$E34]" office:value-type="float" office:value="1.75">
            <text:p>1.75</text:p>
          </table:table-cell>
          <table:table-cell table:style-name="ce9" table:formula="of:=([.$E$33]-[.W$49])/([.$E$33]-[.$D$33])*[.$D34]+([.W$49]-[.$D$33])/([.$E$33]-[.$D$33])*[.$E34]" office:value-type="float" office:value="1.75">
            <text:p>1.75</text:p>
          </table:table-cell>
          <table:table-cell table:style-name="ce9" table:formula="of:=([.$F$33]-[.X$49])/([.$F$33]-[.$E$33])*[.$E34]+([.X$49]-[.$E$33])/([.$F$33]-[.$E$33])*[.$F34]" office:value-type="float" office:value="1.475">
            <text:p>1.48</text:p>
          </table:table-cell>
          <table:table-cell table:style-name="ce9" table:formula="of:=([.$F$33]-[.Y$49])/([.$F$33]-[.$E$33])*[.$E34]+([.Y$49]-[.$E$33])/([.$F$33]-[.$E$33])*[.$F34]" office:value-type="float" office:value="1.2">
            <text:p>1.2</text:p>
          </table:table-cell>
          <table:table-cell table:style-name="ce9" table:formula="of:=([.$G$33]-[.Z$49])/([.$G$33]-[.$F$33])*[.$F34]+([.Z$49]-[.$F$33])/([.$G$33]-[.$F$33])*[.$G34]" office:value-type="float" office:value="1.56666666666667">
            <text:p>1.57</text:p>
          </table:table-cell>
          <table:table-cell table:style-name="ce9" table:formula="of:=([.$H$33]-[.AA$49])/([.$H$33]-[.$G$33])*[.$G34]+([.AA$49]-[.$G$33])/([.$H$33]-[.$G$33])*[.$H34]" office:value-type="float" office:value="4.15">
            <text:p>4.15</text:p>
          </table:table-cell>
          <table:table-cell table:style-name="ce9" table:formula="of:=([.$J$33]-[.AB$49])/([.$J$33]-[.$I$33])*[.$I34]+([.AB$49]-[.$I$33])/([.$J$33]-[.$I$33])*[.$J34]" office:value-type="float" office:value="11.65">
            <text:p>11.65</text:p>
          </table:table-cell>
          <table:table-cell table:number-columns-repeated="996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9" table:formula="of:=COUNTIF([.$O$66:.$AB$69];&quot;&gt;&quot;&amp;[.A51])" office:value-type="float" office:value="56">
            <text:p>56</text:p>
          </table:table-cell>
          <table:table-cell table:style-name="ce9" table:formula="of:=([.B51]-[.B52])/[.$B$50]" office:value-type="float" office:value="0">
            <text:p>0</text:p>
          </table:table-cell>
          <table:table-cell table:number-columns-repeated="10"/>
          <table:table-cell office:value-type="string">
            <text:p>Olig2</text:p>
          </table:table-cell>
          <table:table-cell table:style-name="ce9" table:formula="of:=([.$C$33]-[.O$49])/([.$C$33]-[.$B$33])*[.$B35]+([.O$49]-[.$B$33])/([.$C$33]-[.$B$33])*[.$C35]" office:value-type="float" office:value="4.2">
            <text:p>4.2</text:p>
          </table:table-cell>
          <table:table-cell table:style-name="ce9" table:formula="of:=([.$C$33]-[.P$49])/([.$C$33]-[.$B$33])*[.$B35]+([.P$49]-[.$B$33])/([.$C$33]-[.$B$33])*[.$C35]" office:value-type="float" office:value="7.18666666666668">
            <text:p>7.19</text:p>
          </table:table-cell>
          <table:table-cell table:style-name="ce9" table:formula="of:=([.$C$33]-[.Q$49])/([.$C$33]-[.$B$33])*[.$B35]+([.Q$49]-[.$B$33])/([.$C$33]-[.$B$33])*[.$C35]" office:value-type="float" office:value="10.1733333333334">
            <text:p>10.17</text:p>
          </table:table-cell>
          <table:table-cell table:style-name="ce9" table:formula="of:=([.$D$33]-[.R$49])/([.$D$33]-[.$C$33])*[.$C35]+([.R$49]-[.$C$33])/([.$D$33]-[.$C$33])*[.$D35]" office:value-type="float" office:value="14.1833333333334">
            <text:p>14.18</text:p>
          </table:table-cell>
          <table:table-cell table:style-name="ce9" table:formula="of:=([.$D$33]-[.S$49])/([.$D$33]-[.$C$33])*[.$C35]+([.S$49]-[.$C$33])/([.$D$33]-[.$C$33])*[.$D35]" office:value-type="float" office:value="19.2166666666667">
            <text:p>19.22</text:p>
          </table:table-cell>
          <table:table-cell table:style-name="ce9" table:formula="of:=([.$D$33]-[.T$49])/([.$D$33]-[.$C$33])*[.$C35]+([.T$49]-[.$C$33])/([.$D$33]-[.$C$33])*[.$D35]" office:value-type="float" office:value="24.25">
            <text:p>24.25</text:p>
          </table:table-cell>
          <table:table-cell table:style-name="ce9" table:formula="of:=([.$E$33]-[.U$49])/([.$E$33]-[.$D$33])*[.$D35]+([.U$49]-[.$D$33])/([.$E$33]-[.$D$33])*[.$E35]" office:value-type="float" office:value="28.25">
            <text:p>28.25</text:p>
          </table:table-cell>
          <table:table-cell table:style-name="ce9" table:formula="of:=([.$E$33]-[.V$49])/([.$E$33]-[.$D$33])*[.$D35]+([.V$49]-[.$D$33])/([.$E$33]-[.$D$33])*[.$E35]" office:value-type="float" office:value="32.25">
            <text:p>32.25</text:p>
          </table:table-cell>
          <table:table-cell table:style-name="ce9" table:formula="of:=([.$E$33]-[.W$49])/([.$E$33]-[.$D$33])*[.$D35]+([.W$49]-[.$D$33])/([.$E$33]-[.$D$33])*[.$E35]" office:value-type="float" office:value="40.25">
            <text:p>40.25</text:p>
          </table:table-cell>
          <table:table-cell table:style-name="ce9" table:formula="of:=([.$F$33]-[.X$49])/([.$F$33]-[.$E$33])*[.$E35]+([.X$49]-[.$E$33])/([.$F$33]-[.$E$33])*[.$F35]" office:value-type="float" office:value="47.525">
            <text:p>47.53</text:p>
          </table:table-cell>
          <table:table-cell table:style-name="ce9" table:formula="of:=([.$F$33]-[.Y$49])/([.$F$33]-[.$E$33])*[.$E35]+([.Y$49]-[.$E$33])/([.$F$33]-[.$E$33])*[.$F35]" office:value-type="float" office:value="54.8">
            <text:p>54.8</text:p>
          </table:table-cell>
          <table:table-cell table:style-name="ce9" table:formula="of:=([.$G$33]-[.Z$49])/([.$G$33]-[.$F$33])*[.$F35]+([.Z$49]-[.$F$33])/([.$G$33]-[.$F$33])*[.$G35]" office:value-type="float" office:value="74.9333333333333">
            <text:p>74.93</text:p>
          </table:table-cell>
          <table:table-cell table:style-name="ce9" table:formula="of:=([.$H$33]-[.AA$49])/([.$H$33]-[.$G$33])*[.$G35]+([.AA$49]-[.$G$33])/([.$H$33]-[.$G$33])*[.$H35]" office:value-type="float" office:value="101.3">
            <text:p>101.3</text:p>
          </table:table-cell>
          <table:table-cell table:style-name="ce9" table:formula="of:=([.$J$33]-[.AB$49])/([.$J$33]-[.$I$33])*[.$I35]+([.AB$49]-[.$I$33])/([.$J$33]-[.$I$33])*[.$J35]" office:value-type="float" office:value="166.75">
            <text:p>166.75</text:p>
          </table:table-cell>
          <table:table-cell table:number-columns-repeated="996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9" table:formula="of:=COUNTIF([.$O$66:.$AB$69];&quot;&gt;&quot;&amp;[.A52])" office:value-type="float" office:value="56">
            <text:p>56</text:p>
          </table:table-cell>
          <table:table-cell table:style-name="ce9" table:formula="of:=([.B52]-[.B53])/[.$B$50]" office:value-type="float" office:value="0.0178571428571429">
            <text:p>0.02</text:p>
          </table:table-cell>
          <table:table-cell table:number-columns-repeated="10"/>
          <table:table-cell office:value-type="string">
            <text:p>Intermediate</text:p>
          </table:table-cell>
          <table:table-cell table:style-name="ce9" table:formula="of:=([.$C$33]-[.O$49])/([.$C$33]-[.$B$33])*[.$B36]+([.O$49]-[.$B$33])/([.$C$33]-[.$B$33])*[.$C36]" office:value-type="float" office:value="0">
            <text:p>0</text:p>
          </table:table-cell>
          <table:table-cell table:style-name="ce9" table:formula="of:=([.$C$33]-[.P$49])/([.$C$33]-[.$B$33])*[.$B36]+([.P$49]-[.$B$33])/([.$C$33]-[.$B$33])*[.$C36]" office:value-type="float" office:value="0.4">
            <text:p>0.4</text:p>
          </table:table-cell>
          <table:table-cell table:style-name="ce9" table:formula="of:=([.$C$33]-[.Q$49])/([.$C$33]-[.$B$33])*[.$B36]+([.Q$49]-[.$B$33])/([.$C$33]-[.$B$33])*[.$C36]" office:value-type="float" office:value="0.8">
            <text:p>0.8</text:p>
          </table:table-cell>
          <table:table-cell table:style-name="ce9" table:formula="of:=([.$D$33]-[.R$49])/([.$D$33]-[.$C$33])*[.$C36]+([.R$49]-[.$C$33])/([.$D$33]-[.$C$33])*[.$D36]" office:value-type="float" office:value="1.35">
            <text:p>1.35</text:p>
          </table:table-cell>
          <table:table-cell table:style-name="ce9" table:formula="of:=([.$D$33]-[.S$49])/([.$D$33]-[.$C$33])*[.$C36]+([.S$49]-[.$C$33])/([.$D$33]-[.$C$33])*[.$D36]" office:value-type="float" office:value="2.05">
            <text:p>2.05</text:p>
          </table:table-cell>
          <table:table-cell table:style-name="ce9" table:formula="of:=([.$D$33]-[.T$49])/([.$D$33]-[.$C$33])*[.$C36]+([.T$49]-[.$C$33])/([.$D$33]-[.$C$33])*[.$D36]" office:value-type="float" office:value="2.75">
            <text:p>2.75</text:p>
          </table:table-cell>
          <table:table-cell table:style-name="ce9" table:formula="of:=([.$E$33]-[.U$49])/([.$E$33]-[.$D$33])*[.$D36]+([.U$49]-[.$D$33])/([.$E$33]-[.$D$33])*[.$E36]" office:value-type="float" office:value="3.125">
            <text:p>3.13</text:p>
          </table:table-cell>
          <table:table-cell table:style-name="ce9" table:formula="of:=([.$E$33]-[.V$49])/([.$E$33]-[.$D$33])*[.$D36]+([.V$49]-[.$D$33])/([.$E$33]-[.$D$33])*[.$E36]" office:value-type="float" office:value="3.5">
            <text:p>3.5</text:p>
          </table:table-cell>
          <table:table-cell table:style-name="ce9" table:formula="of:=([.$E$33]-[.W$49])/([.$E$33]-[.$D$33])*[.$D36]+([.W$49]-[.$D$33])/([.$E$33]-[.$D$33])*[.$E36]" office:value-type="float" office:value="4.25">
            <text:p>4.25</text:p>
          </table:table-cell>
          <table:table-cell table:style-name="ce9" table:formula="of:=([.$F$33]-[.X$49])/([.$F$33]-[.$E$33])*[.$E36]+([.X$49]-[.$E$33])/([.$F$33]-[.$E$33])*[.$F36]" office:value-type="float" office:value="4.525">
            <text:p>4.53</text:p>
          </table:table-cell>
          <table:table-cell table:style-name="ce9" table:formula="of:=([.$F$33]-[.Y$49])/([.$F$33]-[.$E$33])*[.$E36]+([.Y$49]-[.$E$33])/([.$F$33]-[.$E$33])*[.$F36]" office:value-type="float" office:value="4.8">
            <text:p>4.8</text:p>
          </table:table-cell>
          <table:table-cell table:style-name="ce9" table:formula="of:=([.$G$33]-[.Z$49])/([.$G$33]-[.$F$33])*[.$F36]+([.Z$49]-[.$F$33])/([.$G$33]-[.$F$33])*[.$G36]" office:value-type="float" office:value="6.6">
            <text:p>6.6</text:p>
          </table:table-cell>
          <table:table-cell table:style-name="ce9" table:formula="of:=([.$H$33]-[.AA$49])/([.$H$33]-[.$G$33])*[.$G36]+([.AA$49]-[.$G$33])/([.$H$33]-[.$G$33])*[.$H36]" office:value-type="float" office:value="10.3">
            <text:p>10.3</text:p>
          </table:table-cell>
          <table:table-cell table:style-name="ce9" table:formula="of:=([.$J$33]-[.AB$49])/([.$J$33]-[.$I$33])*[.$I36]+([.AB$49]-[.$I$33])/([.$J$33]-[.$I$33])*[.$J36]" office:value-type="float" office:value="40.7">
            <text:p>40.7</text:p>
          </table:table-cell>
          <table:table-cell table:number-columns-repeated="996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9" table:formula="of:=COUNTIF([.$O$66:.$AB$69];&quot;&gt;&quot;&amp;[.A53])" office:value-type="float" office:value="55">
            <text:p>55</text:p>
          </table:table-cell>
          <table:table-cell table:style-name="ce9" table:formula="of:=([.B53]-[.B54])/[.$B$50]" office:value-type="float" office:value="0.0535714285714286">
            <text:p>0.05</text:p>
          </table:table-cell>
          <table:table-cell table:number-columns-repeated="10"/>
          <table:table-cell office:value-type="string">
            <text:p>Pax7</text:p>
          </table:table-cell>
          <table:table-cell table:style-name="ce9" table:formula="of:=([.$C$33]-[.O$49])/([.$C$33]-[.$B$33])*[.$B37]+([.O$49]-[.$B$33])/([.$C$33]-[.$B$33])*[.$C37]" office:value-type="float" office:value="0">
            <text:p>0</text:p>
          </table:table-cell>
          <table:table-cell table:style-name="ce9" table:formula="of:=([.$C$33]-[.P$49])/([.$C$33]-[.$B$33])*[.$B37]+([.P$49]-[.$B$33])/([.$C$33]-[.$B$33])*[.$C37]" office:value-type="float" office:value="0.533333333333332">
            <text:p>0.53</text:p>
          </table:table-cell>
          <table:table-cell table:style-name="ce9" table:formula="of:=([.$C$33]-[.Q$49])/([.$C$33]-[.$B$33])*[.$B37]+([.Q$49]-[.$B$33])/([.$C$33]-[.$B$33])*[.$C37]" office:value-type="float" office:value="1.06666666666666">
            <text:p>1.07</text:p>
          </table:table-cell>
          <table:table-cell table:style-name="ce9" table:formula="of:=([.$D$33]-[.R$49])/([.$D$33]-[.$C$33])*[.$C37]+([.R$49]-[.$C$33])/([.$D$33]-[.$C$33])*[.$D37]" office:value-type="float" office:value="1.66666666666666">
            <text:p>1.67</text:p>
          </table:table-cell>
          <table:table-cell table:style-name="ce9" table:formula="of:=([.$D$33]-[.S$49])/([.$D$33]-[.$C$33])*[.$C37]+([.S$49]-[.$C$33])/([.$D$33]-[.$C$33])*[.$D37]" office:value-type="float" office:value="2.33333333333333">
            <text:p>2.33</text:p>
          </table:table-cell>
          <table:table-cell table:style-name="ce9" table:formula="of:=([.$D$33]-[.T$49])/([.$D$33]-[.$C$33])*[.$C37]+([.T$49]-[.$C$33])/([.$D$33]-[.$C$33])*[.$D37]" office:value-type="float" office:value="3">
            <text:p>3</text:p>
          </table:table-cell>
          <table:table-cell table:style-name="ce9" table:formula="of:=([.$E$33]-[.U$49])/([.$E$33]-[.$D$33])*[.$D37]+([.U$49]-[.$D$33])/([.$E$33]-[.$D$33])*[.$E37]" office:value-type="float" office:value="3.75">
            <text:p>3.75</text:p>
          </table:table-cell>
          <table:table-cell table:style-name="ce9" table:formula="of:=([.$E$33]-[.V$49])/([.$E$33]-[.$D$33])*[.$D37]+([.V$49]-[.$D$33])/([.$E$33]-[.$D$33])*[.$E37]" office:value-type="float" office:value="4.5">
            <text:p>4.5</text:p>
          </table:table-cell>
          <table:table-cell table:style-name="ce9" table:formula="of:=([.$E$33]-[.W$49])/([.$E$33]-[.$D$33])*[.$D37]+([.W$49]-[.$D$33])/([.$E$33]-[.$D$33])*[.$E37]" office:value-type="float" office:value="6">
            <text:p>6</text:p>
          </table:table-cell>
          <table:table-cell table:style-name="ce9" table:formula="of:=([.$F$33]-[.X$49])/([.$F$33]-[.$E$33])*[.$E37]+([.X$49]-[.$E$33])/([.$F$33]-[.$E$33])*[.$F37]" office:value-type="float" office:value="9.4">
            <text:p>9.4</text:p>
          </table:table-cell>
          <table:table-cell table:style-name="ce9" table:formula="of:=([.$F$33]-[.Y$49])/([.$F$33]-[.$E$33])*[.$E37]+([.Y$49]-[.$E$33])/([.$F$33]-[.$E$33])*[.$F37]" office:value-type="float" office:value="12.8">
            <text:p>12.8</text:p>
          </table:table-cell>
          <table:table-cell table:style-name="ce9" table:formula="of:=([.$G$33]-[.Z$49])/([.$G$33]-[.$F$33])*[.$F37]+([.Z$49]-[.$F$33])/([.$G$33]-[.$F$33])*[.$G37]" office:value-type="float" office:value="15.1">
            <text:p>15.1</text:p>
          </table:table-cell>
          <table:table-cell table:style-name="ce9" table:formula="of:=([.$H$33]-[.AA$49])/([.$H$33]-[.$G$33])*[.$G37]+([.AA$49]-[.$G$33])/([.$H$33]-[.$G$33])*[.$H37]" office:value-type="float" office:value="20.85">
            <text:p>20.85</text:p>
          </table:table-cell>
          <table:table-cell table:style-name="ce9" table:formula="of:=([.$J$33]-[.AB$49])/([.$J$33]-[.$I$33])*[.$I37]+([.AB$49]-[.$I$33])/([.$J$33]-[.$I$33])*[.$J37]" office:value-type="float" office:value="52.8">
            <text:p>52.8</text:p>
          </table:table-cell>
          <table:table-cell table:number-columns-repeated="996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9" table:formula="of:=COUNTIF([.$O$66:.$AB$69];&quot;&gt;&quot;&amp;[.A54])" office:value-type="float" office:value="52">
            <text:p>52</text:p>
          </table:table-cell>
          <table:table-cell table:style-name="ce9" table:formula="of:=([.B54]-[.B55])/[.$B$50]" office:value-type="float" office:value="0.142857142857143">
            <text:p>0.14</text:p>
          </table:table-cell>
          <table:table-cell table:number-columns-repeated="1021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9" table:formula="of:=COUNTIF([.$O$66:.$AB$69];&quot;&gt;&quot;&amp;[.A55])" office:value-type="float" office:value="44">
            <text:p>44</text:p>
          </table:table-cell>
          <table:table-cell table:style-name="ce9" table:formula="of:=([.B55]-[.B56])/[.$B$50]" office:value-type="float" office:value="0.196428571428571">
            <text:p>0.2</text:p>
          </table:table-cell>
          <table:table-cell table:number-columns-repeated="1021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9" table:formula="of:=COUNTIF([.$O$66:.$AB$69];&quot;&gt;&quot;&amp;[.A56])" office:value-type="float" office:value="33">
            <text:p>33</text:p>
          </table:table-cell>
          <table:table-cell table:style-name="ce9" table:formula="of:=([.B56]-[.B57])/[.$B$50]" office:value-type="float" office:value="0.0892857142857143">
            <text:p>0.09</text:p>
          </table:table-cell>
          <table:table-cell table:number-columns-repeated="1021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9" table:formula="of:=COUNTIF([.$O$66:.$AB$69];&quot;&gt;&quot;&amp;[.A57])" office:value-type="float" office:value="28">
            <text:p>28</text:p>
          </table:table-cell>
          <table:table-cell table:style-name="ce9" table:formula="of:=([.B57]-[.B58])/[.$B$50]" office:value-type="float" office:value="0.0892857142857143">
            <text:p>0.09</text:p>
          </table:table-cell>
          <table:table-cell table:number-columns-repeated="10"/>
          <table:table-cell table:style-name="ce1" office:value-type="string" table:number-columns-spanned="6" table:number-rows-spanned="1">
            <text:p>Interpolated progenitor number</text:p>
          </table:table-cell>
          <table:covered-table-cell table:number-columns-repeated="5"/>
          <table:table-cell table:number-columns-repeated="100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9" table:formula="of:=COUNTIF([.$O$66:.$AB$69];&quot;&gt;&quot;&amp;[.A58])" office:value-type="float" office:value="23">
            <text:p>23</text:p>
          </table:table-cell>
          <table:table-cell table:style-name="ce9" table:formula="of:=([.B58]-[.B59])/[.$B$50]" office:value-type="float" office:value="0.0714285714285714">
            <text:p>0.07</text:p>
          </table:table-cell>
          <table:table-cell table:number-columns-repeated="10"/>
          <table:table-cell table:style-name="ce1" office:value-type="string">
            <text:p>Time [h]</text:p>
          </table:table-cell>
          <table:table-cell table:style-name="ce19" table:formula="of:=[.O15]" office:value-type="float" office:value="57.5">
            <text:p>57.5</text:p>
          </table:table-cell>
          <table:table-cell table:style-name="ce19" table:formula="of:=[.P15]" office:value-type="float" office:value="59">
            <text:p>59</text:p>
          </table:table-cell>
          <table:table-cell table:style-name="ce19" table:formula="of:=[.Q15]" office:value-type="float" office:value="60.5">
            <text:p>60.5</text:p>
          </table:table-cell>
          <table:table-cell table:style-name="ce19" table:formula="of:=[.R15]" office:value-type="float" office:value="62">
            <text:p>62</text:p>
          </table:table-cell>
          <table:table-cell table:style-name="ce19" table:formula="of:=[.S15]" office:value-type="float" office:value="63.5">
            <text:p>63.5</text:p>
          </table:table-cell>
          <table:table-cell table:style-name="ce19" table:formula="of:=[.T15]" office:value-type="float" office:value="65">
            <text:p>65</text:p>
          </table:table-cell>
          <table:table-cell table:style-name="ce19" table:formula="of:=[.U15]" office:value-type="float" office:value="66.5">
            <text:p>66.5</text:p>
          </table:table-cell>
          <table:table-cell table:style-name="ce19" table:formula="of:=[.V15]" office:value-type="float" office:value="68">
            <text:p>68</text:p>
          </table:table-cell>
          <table:table-cell table:style-name="ce19" table:formula="of:=[.W15]" office:value-type="float" office:value="71">
            <text:p>71</text:p>
          </table:table-cell>
          <table:table-cell table:style-name="ce19" table:formula="of:=[.X15]" office:value-type="float" office:value="74">
            <text:p>74</text:p>
          </table:table-cell>
          <table:table-cell table:style-name="ce19" table:formula="of:=[.Y15]" office:value-type="float" office:value="77">
            <text:p>77</text:p>
          </table:table-cell>
          <table:table-cell table:style-name="ce19" table:formula="of:=[.Z15]" office:value-type="float" office:value="80">
            <text:p>80</text:p>
          </table:table-cell>
          <table:table-cell table:style-name="ce19" table:formula="of:=[.AA15]" office:value-type="float" office:value="83">
            <text:p>83</text:p>
          </table:table-cell>
          <table:table-cell table:style-name="ce19" table:formula="of:=[.AB15]" office:value-type="float" office:value="96">
            <text:p>96</text:p>
          </table:table-cell>
          <table:table-cell table:number-columns-repeated="996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9" table:formula="of:=COUNTIF([.$O$66:.$AB$69];&quot;&gt;&quot;&amp;[.A59])" office:value-type="float" office:value="19">
            <text:p>19</text:p>
          </table:table-cell>
          <table:table-cell table:style-name="ce9" table:formula="of:=([.B59]-[.B60])/[.$B$50]" office:value-type="float" office:value="0.107142857142857">
            <text:p>0.11</text:p>
          </table:table-cell>
          <table:table-cell table:number-columns-repeated="10"/>
          <table:table-cell office:value-type="string">
            <text:p>Nkx2.2</text:p>
          </table:table-cell>
          <table:table-cell table:style-name="ce9" table:formula="of:=([.$C$33]-[.O$49])/([.$C$33]-[.$B$33])*[.$B43]+([.O$49]-[.$B$33])/([.$C$33]-[.$B$33])*[.$C43]" office:value-type="float" office:value="19.8">
            <text:p>19.8</text:p>
          </table:table-cell>
          <table:table-cell table:style-name="ce9" table:formula="of:=([.$C$33]-[.P$49])/([.$C$33]-[.$B$33])*[.$B43]+([.P$49]-[.$B$33])/([.$C$33]-[.$B$33])*[.$C43]" office:value-type="float" office:value="25.3466666666667">
            <text:p>25.35</text:p>
          </table:table-cell>
          <table:table-cell table:style-name="ce9" table:formula="of:=([.$C$33]-[.Q$49])/([.$C$33]-[.$B$33])*[.$B43]+([.Q$49]-[.$B$33])/([.$C$33]-[.$B$33])*[.$C43]" office:value-type="float" office:value="30.8933333333334">
            <text:p>30.89</text:p>
          </table:table-cell>
          <table:table-cell table:style-name="ce9" table:formula="of:=([.$D$33]-[.R$49])/([.$D$33]-[.$C$33])*[.$C43]+([.R$49]-[.$C$33])/([.$D$33]-[.$C$33])*[.$D43]" office:value-type="float" office:value="32.1833333333334">
            <text:p>32.18</text:p>
          </table:table-cell>
          <table:table-cell table:style-name="ce9" table:formula="of:=([.$D$33]-[.S$49])/([.$D$33]-[.$C$33])*[.$C43]+([.S$49]-[.$C$33])/([.$D$33]-[.$C$33])*[.$D43]" office:value-type="float" office:value="29.2166666666667">
            <text:p>29.22</text:p>
          </table:table-cell>
          <table:table-cell table:style-name="ce9" table:formula="of:=([.$D$33]-[.T$49])/([.$D$33]-[.$C$33])*[.$C43]+([.T$49]-[.$C$33])/([.$D$33]-[.$C$33])*[.$D43]" office:value-type="float" office:value="26.25">
            <text:p>26.25</text:p>
          </table:table-cell>
          <table:table-cell table:style-name="ce9" table:formula="of:=([.$E$33]-[.U$49])/([.$E$33]-[.$D$33])*[.$D43]+([.U$49]-[.$D$33])/([.$E$33]-[.$D$33])*[.$E43]" office:value-type="float" office:value="25.9375">
            <text:p>25.94</text:p>
          </table:table-cell>
          <table:table-cell table:style-name="ce9" table:formula="of:=([.$E$33]-[.V$49])/([.$E$33]-[.$D$33])*[.$D43]+([.V$49]-[.$D$33])/([.$E$33]-[.$D$33])*[.$E43]" office:value-type="float" office:value="25.625">
            <text:p>25.63</text:p>
          </table:table-cell>
          <table:table-cell table:style-name="ce9" table:formula="of:=([.$E$33]-[.W$49])/([.$E$33]-[.$D$33])*[.$D43]+([.W$49]-[.$D$33])/([.$E$33]-[.$D$33])*[.$E43]" office:value-type="float" office:value="25">
            <text:p>25</text:p>
          </table:table-cell>
          <table:table-cell table:style-name="ce9" table:formula="of:=([.$F$33]-[.X$49])/([.$F$33]-[.$E$33])*[.$E43]+([.X$49]-[.$E$33])/([.$F$33]-[.$E$33])*[.$F43]" office:value-type="float" office:value="27">
            <text:p>27</text:p>
          </table:table-cell>
          <table:table-cell table:style-name="ce9" table:formula="of:=([.$F$33]-[.Y$49])/([.$F$33]-[.$E$33])*[.$E43]+([.Y$49]-[.$E$33])/([.$F$33]-[.$E$33])*[.$F43]" office:value-type="float" office:value="29">
            <text:p>29</text:p>
          </table:table-cell>
          <table:table-cell table:style-name="ce9" table:formula="of:=([.$G$33]-[.Z$49])/([.$G$33]-[.$F$33])*[.$F43]+([.Z$49]-[.$F$33])/([.$G$33]-[.$F$33])*[.$G43]" office:value-type="float" office:value="26.8333333333333">
            <text:p>26.83</text:p>
          </table:table-cell>
          <table:table-cell table:style-name="ce9" table:formula="of:=([.$H$33]-[.AA$49])/([.$H$33]-[.$G$33])*[.$G43]+([.AA$49]-[.$G$33])/([.$H$33]-[.$G$33])*[.$H43]" office:value-type="float" office:value="25.95">
            <text:p>25.95</text:p>
          </table:table-cell>
          <table:table-cell table:style-name="ce9" table:formula="of:=([.$J$33]-[.AB$49])/([.$J$33]-[.$I$33])*[.$I43]+([.AB$49]-[.$I$33])/([.$J$33]-[.$I$33])*[.$J43]" office:value-type="float" office:value="37.5">
            <text:p>37.5</text:p>
          </table:table-cell>
          <table:table-cell table:number-columns-repeated="996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9" table:formula="of:=COUNTIF([.$O$66:.$AB$69];&quot;&gt;&quot;&amp;[.A60])" office:value-type="float" office:value="13">
            <text:p>13</text:p>
          </table:table-cell>
          <table:table-cell table:style-name="ce9" table:formula="of:=([.B60]-[.B61])/[.$B$50]" office:value-type="float" office:value="0.0178571428571429">
            <text:p>0.02</text:p>
          </table:table-cell>
          <table:table-cell table:number-columns-repeated="10"/>
          <table:table-cell office:value-type="string">
            <text:p>Olig2</text:p>
          </table:table-cell>
          <table:table-cell table:style-name="ce9" table:formula="of:=([.$C$33]-[.O$49])/([.$C$33]-[.$B$33])*[.$B44]+([.O$49]-[.$B$33])/([.$C$33]-[.$B$33])*[.$C44]" office:value-type="float" office:value="38.8">
            <text:p>38.8</text:p>
          </table:table-cell>
          <table:table-cell table:style-name="ce9" table:formula="of:=([.$C$33]-[.P$49])/([.$C$33]-[.$B$33])*[.$B44]+([.P$49]-[.$B$33])/([.$C$33]-[.$B$33])*[.$C44]" office:value-type="float" office:value="57.9466666666667">
            <text:p>57.95</text:p>
          </table:table-cell>
          <table:table-cell table:style-name="ce9" table:formula="of:=([.$C$33]-[.Q$49])/([.$C$33]-[.$B$33])*[.$B44]+([.Q$49]-[.$B$33])/([.$C$33]-[.$B$33])*[.$C44]" office:value-type="float" office:value="77.0933333333334">
            <text:p>77.09</text:p>
          </table:table-cell>
          <table:table-cell table:style-name="ce9" table:formula="of:=([.$D$33]-[.R$49])/([.$D$33]-[.$C$33])*[.$C44]+([.R$49]-[.$C$33])/([.$D$33]-[.$C$33])*[.$D44]" office:value-type="float" office:value="84.2833333333334">
            <text:p>84.28</text:p>
          </table:table-cell>
          <table:table-cell table:style-name="ce9" table:formula="of:=([.$D$33]-[.S$49])/([.$D$33]-[.$C$33])*[.$C44]+([.S$49]-[.$C$33])/([.$D$33]-[.$C$33])*[.$D44]" office:value-type="float" office:value="79.5166666666667">
            <text:p>79.52</text:p>
          </table:table-cell>
          <table:table-cell table:style-name="ce9" table:formula="of:=([.$D$33]-[.T$49])/([.$D$33]-[.$C$33])*[.$C44]+([.T$49]-[.$C$33])/([.$D$33]-[.$C$33])*[.$D44]" office:value-type="float" office:value="74.75">
            <text:p>74.75</text:p>
          </table:table-cell>
          <table:table-cell table:style-name="ce9" table:formula="of:=([.$E$33]-[.U$49])/([.$E$33]-[.$D$33])*[.$D44]+([.U$49]-[.$D$33])/([.$E$33]-[.$D$33])*[.$E44]" office:value-type="float" office:value="74.1875">
            <text:p>74.19</text:p>
          </table:table-cell>
          <table:table-cell table:style-name="ce9" table:formula="of:=([.$E$33]-[.V$49])/([.$E$33]-[.$D$33])*[.$D44]+([.V$49]-[.$D$33])/([.$E$33]-[.$D$33])*[.$E44]" office:value-type="float" office:value="73.625">
            <text:p>73.63</text:p>
          </table:table-cell>
          <table:table-cell table:style-name="ce9" table:formula="of:=([.$E$33]-[.W$49])/([.$E$33]-[.$D$33])*[.$D44]+([.W$49]-[.$D$33])/([.$E$33]-[.$D$33])*[.$E44]" office:value-type="float" office:value="72.5">
            <text:p>72.5</text:p>
          </table:table-cell>
          <table:table-cell table:style-name="ce9" table:formula="of:=([.$F$33]-[.X$49])/([.$F$33]-[.$E$33])*[.$E44]+([.X$49]-[.$E$33])/([.$F$33]-[.$E$33])*[.$F44]" office:value-type="float" office:value="65.15">
            <text:p>65.15</text:p>
          </table:table-cell>
          <table:table-cell table:style-name="ce9" table:formula="of:=([.$F$33]-[.Y$49])/([.$F$33]-[.$E$33])*[.$E44]+([.Y$49]-[.$E$33])/([.$F$33]-[.$E$33])*[.$F44]" office:value-type="float" office:value="57.8">
            <text:p>57.8</text:p>
          </table:table-cell>
          <table:table-cell table:style-name="ce9" table:formula="of:=([.$G$33]-[.Z$49])/([.$G$33]-[.$F$33])*[.$F44]+([.Z$49]-[.$F$33])/([.$G$33]-[.$F$33])*[.$G44]" office:value-type="float" office:value="68.7666666666667">
            <text:p>68.77</text:p>
          </table:table-cell>
          <table:table-cell table:style-name="ce9" table:formula="of:=([.$H$33]-[.AA$49])/([.$H$33]-[.$G$33])*[.$G44]+([.AA$49]-[.$G$33])/([.$H$33]-[.$G$33])*[.$H44]" office:value-type="float" office:value="65.95">
            <text:p>65.95</text:p>
          </table:table-cell>
          <table:table-cell table:style-name="ce9" table:formula="of:=([.$J$33]-[.AB$49])/([.$J$33]-[.$I$33])*[.$I44]+([.AB$49]-[.$I$33])/([.$J$33]-[.$I$33])*[.$J44]" office:value-type="float" office:value="37.05">
            <text:p>37.05</text:p>
          </table:table-cell>
          <table:table-cell table:number-columns-repeated="996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9" table:formula="of:=COUNTIF([.$O$66:.$AB$69];&quot;&gt;&quot;&amp;[.A61])" office:value-type="float" office:value="12">
            <text:p>12</text:p>
          </table:table-cell>
          <table:table-cell table:style-name="ce9" table:formula="of:=([.B61]-[.B62])/[.$B$50]" office:value-type="float" office:value="0.0535714285714286">
            <text:p>0.05</text:p>
          </table:table-cell>
          <table:table-cell table:number-columns-repeated="10"/>
          <table:table-cell office:value-type="string">
            <text:p>Intermediate</text:p>
          </table:table-cell>
          <table:table-cell table:style-name="ce9" table:formula="of:=([.$C$33]-[.O$49])/([.$C$33]-[.$B$33])*[.$B45]+([.O$49]-[.$B$33])/([.$C$33]-[.$B$33])*[.$C45]" office:value-type="float" office:value="34.4293630166435">
            <text:p>34.43</text:p>
          </table:table-cell>
          <table:table-cell table:style-name="ce9" table:formula="of:=([.$C$33]-[.P$49])/([.$C$33]-[.$B$33])*[.$B45]+([.P$49]-[.$B$33])/([.$C$33]-[.$B$33])*[.$C45]" office:value-type="float" office:value="36.1242844766528">
            <text:p>36.12</text:p>
          </table:table-cell>
          <table:table-cell table:style-name="ce9" table:formula="of:=([.$C$33]-[.Q$49])/([.$C$33]-[.$B$33])*[.$B45]+([.Q$49]-[.$B$33])/([.$C$33]-[.$B$33])*[.$C45]" office:value-type="float" office:value="37.8192059366621">
            <text:p>37.82</text:p>
          </table:table-cell>
          <table:table-cell table:style-name="ce9" table:formula="of:=([.$D$33]-[.R$49])/([.$D$33]-[.$C$33])*[.$C45]+([.R$49]-[.$C$33])/([.$D$33]-[.$C$33])*[.$D45]" office:value-type="float" office:value="38.2833333333334">
            <text:p>38.28</text:p>
          </table:table-cell>
          <table:table-cell table:style-name="ce9" table:formula="of:=([.$D$33]-[.S$49])/([.$D$33]-[.$C$33])*[.$C45]+([.S$49]-[.$C$33])/([.$D$33]-[.$C$33])*[.$D45]" office:value-type="float" office:value="37.5166666666667">
            <text:p>37.52</text:p>
          </table:table-cell>
          <table:table-cell table:style-name="ce9" table:formula="of:=([.$D$33]-[.T$49])/([.$D$33]-[.$C$33])*[.$C45]+([.T$49]-[.$C$33])/([.$D$33]-[.$C$33])*[.$D45]" office:value-type="float" office:value="36.75">
            <text:p>36.75</text:p>
          </table:table-cell>
          <table:table-cell table:style-name="ce9" table:formula="of:=([.$E$33]-[.U$49])/([.$E$33]-[.$D$33])*[.$D45]+([.U$49]-[.$D$33])/([.$E$33]-[.$D$33])*[.$E45]" office:value-type="float" office:value="36.6875">
            <text:p>36.69</text:p>
          </table:table-cell>
          <table:table-cell table:style-name="ce9" table:formula="of:=([.$E$33]-[.V$49])/([.$E$33]-[.$D$33])*[.$D45]+([.V$49]-[.$D$33])/([.$E$33]-[.$D$33])*[.$E45]" office:value-type="float" office:value="36.625">
            <text:p>36.63</text:p>
          </table:table-cell>
          <table:table-cell table:style-name="ce9" table:formula="of:=([.$E$33]-[.W$49])/([.$E$33]-[.$D$33])*[.$D45]+([.W$49]-[.$D$33])/([.$E$33]-[.$D$33])*[.$E45]" office:value-type="float" office:value="36.5">
            <text:p>36.5</text:p>
          </table:table-cell>
          <table:table-cell table:style-name="ce9" table:formula="of:=([.$F$33]-[.X$49])/([.$F$33]-[.$E$33])*[.$E45]+([.X$49]-[.$E$33])/([.$F$33]-[.$E$33])*[.$F45]" office:value-type="float" office:value="42.6936046511628">
            <text:p>42.69</text:p>
          </table:table-cell>
          <table:table-cell table:style-name="ce9" table:formula="of:=([.$F$33]-[.Y$49])/([.$F$33]-[.$E$33])*[.$E45]+([.Y$49]-[.$E$33])/([.$F$33]-[.$E$33])*[.$F45]" office:value-type="float" office:value="48.8872093023256">
            <text:p>48.89</text:p>
          </table:table-cell>
          <table:table-cell table:style-name="ce9" table:formula="of:=([.$G$33]-[.Z$49])/([.$G$33]-[.$F$33])*[.$F45]+([.Z$49]-[.$F$33])/([.$G$33]-[.$F$33])*[.$G45]" office:value-type="float" office:value="53.4624031007752">
            <text:p>53.46</text:p>
          </table:table-cell>
          <table:table-cell table:style-name="ce9" table:formula="of:=([.$H$33]-[.AA$49])/([.$H$33]-[.$G$33])*[.$G45]+([.AA$49]-[.$G$33])/([.$H$33]-[.$G$33])*[.$H45]" office:value-type="float" office:value="60.65">
            <text:p>60.65</text:p>
          </table:table-cell>
          <table:table-cell table:style-name="ce9" table:formula="of:=([.$J$33]-[.AB$49])/([.$J$33]-[.$I$33])*[.$I45]+([.AB$49]-[.$I$33])/([.$J$33]-[.$I$33])*[.$J45]" office:value-type="float" office:value="121.588518623155">
            <text:p>121.59</text:p>
          </table:table-cell>
          <table:table-cell table:number-columns-repeated="996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9" table:formula="of:=COUNTIF([.$O$66:.$AB$69];&quot;&gt;&quot;&amp;[.A62])" office:value-type="float" office:value="9">
            <text:p>9</text:p>
          </table:table-cell>
          <table:table-cell table:style-name="ce9" table:formula="of:=([.B62]-[.B63])/[.$B$50]" office:value-type="float" office:value="0.0535714285714286">
            <text:p>0.05</text:p>
          </table:table-cell>
          <table:table-cell table:number-columns-repeated="10"/>
          <table:table-cell office:value-type="string">
            <text:p>Pax7</text:p>
          </table:table-cell>
          <table:table-cell table:style-name="ce9" table:formula="of:=([.$C$33]-[.O$49])/([.$C$33]-[.$B$33])*[.$B46]+([.O$49]-[.$B$33])/([.$C$33]-[.$B$33])*[.$C46]" office:value-type="float" office:value="144.889331350278">
            <text:p>144.89</text:p>
          </table:table-cell>
          <table:table-cell table:style-name="ce9" table:formula="of:=([.$C$33]-[.P$49])/([.$C$33]-[.$B$33])*[.$B46]+([.P$49]-[.$B$33])/([.$C$33]-[.$B$33])*[.$C46]" office:value-type="float" office:value="170.238471349218">
            <text:p>170.24</text:p>
          </table:table-cell>
          <table:table-cell table:style-name="ce9" table:formula="of:=([.$C$33]-[.Q$49])/([.$C$33]-[.$B$33])*[.$B46]+([.Q$49]-[.$B$33])/([.$C$33]-[.$B$33])*[.$C46]" office:value-type="float" office:value="195.587611348158">
            <text:p>195.59</text:p>
          </table:table-cell>
          <table:table-cell table:style-name="ce9" table:formula="of:=([.$D$33]-[.R$49])/([.$D$33]-[.$C$33])*[.$C46]+([.R$49]-[.$C$33])/([.$D$33]-[.$C$33])*[.$D46]" office:value-type="float" office:value="203.308025374958">
            <text:p>203.31</text:p>
          </table:table-cell>
          <table:table-cell table:style-name="ce9" table:formula="of:=([.$D$33]-[.S$49])/([.$D$33]-[.$C$33])*[.$C46]+([.S$49]-[.$C$33])/([.$D$33]-[.$C$33])*[.$D46]" office:value-type="float" office:value="193.399713429619">
            <text:p>193.4</text:p>
          </table:table-cell>
          <table:table-cell table:style-name="ce9" table:formula="of:=([.$D$33]-[.T$49])/([.$D$33]-[.$C$33])*[.$C46]+([.T$49]-[.$C$33])/([.$D$33]-[.$C$33])*[.$D46]" office:value-type="float" office:value="183.49140148428">
            <text:p>183.49</text:p>
          </table:table-cell>
          <table:table-cell table:style-name="ce9" table:formula="of:=([.$E$33]-[.U$49])/([.$E$33]-[.$D$33])*[.$D46]+([.U$49]-[.$D$33])/([.$E$33]-[.$D$33])*[.$E46]" office:value-type="float" office:value="197.071949155912">
            <text:p>197.07</text:p>
          </table:table-cell>
          <table:table-cell table:style-name="ce9" table:formula="of:=([.$E$33]-[.V$49])/([.$E$33]-[.$D$33])*[.$D46]+([.V$49]-[.$D$33])/([.$E$33]-[.$D$33])*[.$E46]" office:value-type="float" office:value="210.652496827544">
            <text:p>210.65</text:p>
          </table:table-cell>
          <table:table-cell table:style-name="ce9" table:formula="of:=([.$E$33]-[.W$49])/([.$E$33]-[.$D$33])*[.$D46]+([.W$49]-[.$D$33])/([.$E$33]-[.$D$33])*[.$E46]" office:value-type="float" office:value="237.813592170807">
            <text:p>237.81</text:p>
          </table:table-cell>
          <table:table-cell table:style-name="ce9" table:formula="of:=([.$F$33]-[.X$49])/([.$F$33]-[.$E$33])*[.$E46]+([.X$49]-[.$E$33])/([.$F$33]-[.$E$33])*[.$F46]" office:value-type="float" office:value="236.933280173994">
            <text:p>236.93</text:p>
          </table:table-cell>
          <table:table-cell table:style-name="ce9" table:formula="of:=([.$F$33]-[.Y$49])/([.$F$33]-[.$E$33])*[.$E46]+([.Y$49]-[.$E$33])/([.$F$33]-[.$E$33])*[.$F46]" office:value-type="float" office:value="236.052968177182">
            <text:p>236.05</text:p>
          </table:table-cell>
          <table:table-cell table:style-name="ce9" table:formula="of:=([.$G$33]-[.Z$49])/([.$G$33]-[.$F$33])*[.$F46]+([.Z$49]-[.$F$33])/([.$G$33]-[.$F$33])*[.$G46]" office:value-type="float" office:value="258.956837271007">
            <text:p>258.96</text:p>
          </table:table-cell>
          <table:table-cell table:style-name="ce9" table:formula="of:=([.$H$33]-[.AA$49])/([.$H$33]-[.$G$33])*[.$G46]+([.AA$49]-[.$G$33])/([.$H$33]-[.$G$33])*[.$H46]" office:value-type="float" office:value="283.696312533517">
            <text:p>283.7</text:p>
          </table:table-cell>
          <table:table-cell table:style-name="ce9" table:formula="of:=([.$J$33]-[.AB$49])/([.$J$33]-[.$I$33])*[.$I46]+([.AB$49]-[.$I$33])/([.$J$33]-[.$I$33])*[.$J46]" office:value-type="float" office:value="306.855570319135">
            <text:p>306.86</text:p>
          </table:table-cell>
          <table:table-cell table:number-columns-repeated="996"/>
        </table:table-row>
        <table:table-row table:style-name="ro3">
          <table:table-cell table:style-name="ce9" office:value-type="float" office:value="13">
            <text:p>13</text:p>
          </table:table-cell>
          <table:table-cell table:style-name="ce9" table:formula="of:=COUNTIF([.$O$66:.$AB$69];&quot;&gt;&quot;&amp;[.A63])" office:value-type="float" office:value="6">
            <text:p>6</text:p>
          </table:table-cell>
          <table:table-cell table:style-name="ce9" table:formula="of:=([.B63]-[.B64])/[.$B$50]" office:value-type="float" office:value="0.0892857142857143">
            <text:p>0.09</text:p>
          </table:table-cell>
          <table:table-cell table:number-columns-repeated="1021"/>
        </table:table-row>
        <table:table-row table:style-name="ro3">
          <table:table-cell table:style-name="ce9" office:value-type="float" office:value="14">
            <text:p>14</text:p>
          </table:table-cell>
          <table:table-cell table:style-name="ce9" table:formula="of:=COUNTIF([.$O$66:.$AB$69];&quot;&gt;&quot;&amp;[.A64])" office:value-type="float" office:value="1">
            <text:p>1</text:p>
          </table:table-cell>
          <table:table-cell table:style-name="ce9" table:formula="of:=([.B64]-[.B65])/[.$B$50]" office:value-type="float" office:value="0.0178571428571429">
            <text:p>0.02</text:p>
          </table:table-cell>
          <table:table-cell table:number-columns-repeated="10"/>
          <table:table-cell table:style-name="ce29" office:value-type="string" table:number-columns-spanned="6" table:number-rows-spanned="1">
            <text:p>Progenitor depth (μm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number-columns-repeated="1005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9" table:formula="of:=COUNTIF([.$O$66:.$AB$69];&quot;&gt;&quot;&amp;[.A65])" office:value-type="float" office:value="0">
            <text:p>0</text:p>
          </table:table-cell>
          <table:table-cell table:style-name="ce9" table:formula="of:=([.B65]-[.B66])/[.$B$50]" office:value-type="float" office:value="0">
            <text:p>0</text:p>
          </table:table-cell>
          <table:table-cell table:number-columns-repeated="10"/>
          <table:table-cell table:style-name="ce1" office:value-type="string">
            <text:p>Time [h]</text:p>
          </table:table-cell>
          <table:table-cell table:style-name="ce19" table:formula="of:=[.O49]" office:value-type="float" office:value="57.5">
            <text:p>57.5</text:p>
          </table:table-cell>
          <table:table-cell table:style-name="ce19" table:formula="of:=[.P49]" office:value-type="float" office:value="59">
            <text:p>59</text:p>
          </table:table-cell>
          <table:table-cell table:style-name="ce19" table:formula="of:=[.Q49]" office:value-type="float" office:value="60.5">
            <text:p>60.5</text:p>
          </table:table-cell>
          <table:table-cell table:style-name="ce19" table:formula="of:=[.R49]" office:value-type="float" office:value="62">
            <text:p>62</text:p>
          </table:table-cell>
          <table:table-cell table:style-name="ce19" table:formula="of:=[.S49]" office:value-type="float" office:value="63.5">
            <text:p>63.5</text:p>
          </table:table-cell>
          <table:table-cell table:style-name="ce19" table:formula="of:=[.T49]" office:value-type="float" office:value="65">
            <text:p>65</text:p>
          </table:table-cell>
          <table:table-cell table:style-name="ce19" table:formula="of:=[.U49]" office:value-type="float" office:value="66.5">
            <text:p>66.5</text:p>
          </table:table-cell>
          <table:table-cell table:style-name="ce19" table:formula="of:=[.V49]" office:value-type="float" office:value="68">
            <text:p>68</text:p>
          </table:table-cell>
          <table:table-cell table:style-name="ce19" table:formula="of:=[.W49]" office:value-type="float" office:value="71">
            <text:p>71</text:p>
          </table:table-cell>
          <table:table-cell table:style-name="ce19" table:formula="of:=[.X49]" office:value-type="float" office:value="74">
            <text:p>74</text:p>
          </table:table-cell>
          <table:table-cell table:style-name="ce19" table:formula="of:=[.Y49]" office:value-type="float" office:value="77">
            <text:p>77</text:p>
          </table:table-cell>
          <table:table-cell table:style-name="ce19" table:formula="of:=[.Z49]" office:value-type="float" office:value="80">
            <text:p>80</text:p>
          </table:table-cell>
          <table:table-cell table:style-name="ce19" table:formula="of:=[.AA49]" office:value-type="float" office:value="83">
            <text:p>83</text:p>
          </table:table-cell>
          <table:table-cell table:style-name="ce19" table:formula="of:=[.AB49]" office:value-type="float" office:value="96">
            <text:p>96</text:p>
          </table:table-cell>
          <table:table-cell table:number-columns-repeated="996"/>
        </table:table-row>
        <table:table-row table:style-name="ro3">
          <table:table-cell/>
          <table:table-cell/>
          <table:table-cell table:number-columns-repeated="11"/>
          <table:table-cell office:value-type="string">
            <text:p>Nkx2.2</text:p>
          </table:table-cell>
          <table:table-cell table:style-name="ce9" table:formula="of:=6*[.O16]*[.O6]/[.O59]/[.$G$29]" office:value-type="float" office:value="7.48532641193547">
            <text:p>7.49</text:p>
          </table:table-cell>
          <table:table-cell table:style-name="ce9" table:formula="of:=6*[.P16]*[.P6]/[.P59]/[.$G$29]" office:value-type="float" office:value="7.72279546831652">
            <text:p>7.72</text:p>
          </table:table-cell>
          <table:table-cell table:style-name="ce9" table:formula="of:=6*[.Q16]*[.Q6]/[.Q59]/[.$G$29]" office:value-type="float" office:value="7.08810249129665">
            <text:p>7.09</text:p>
          </table:table-cell>
          <table:table-cell table:style-name="ce9" table:formula="of:=6*[.R16]*[.R6]/[.R59]/[.$G$29]" office:value-type="float" office:value="5.26150297371928">
            <text:p>5.26</text:p>
          </table:table-cell>
          <table:table-cell table:style-name="ce9" table:formula="of:=6*[.S16]*[.S6]/[.S59]/[.$G$29]" office:value-type="float" office:value="8.69147016693171">
            <text:p>8.69</text:p>
          </table:table-cell>
          <table:table-cell table:style-name="ce9" table:formula="of:=6*[.T16]*[.T6]/[.T59]/[.$G$29]" office:value-type="float" office:value="13.4413176129101">
            <text:p>13.44</text:p>
          </table:table-cell>
          <table:table-cell table:style-name="ce9" table:formula="of:=6*[.U16]*[.U6]/[.U59]/[.$G$29]" office:value-type="float" office:value="13.7664515362595">
            <text:p>13.77</text:p>
          </table:table-cell>
          <table:table-cell table:style-name="ce9" table:formula="of:=6*[.V16]*[.V6]/[.V59]/[.$G$29]" office:value-type="float" office:value="10.9477029315673">
            <text:p>10.95</text:p>
          </table:table-cell>
          <table:table-cell table:style-name="ce9" table:formula="of:=6*[.W16]*[.W6]/[.W59]/[.$G$29]" office:value-type="float" office:value="9.04686519861613">
            <text:p>9.05</text:p>
          </table:table-cell>
          <table:table-cell table:style-name="ce9" table:formula="of:=6*[.X16]*[.X6]/[.X59]/[.$G$29]" office:value-type="float" office:value="9.4243820531479">
            <text:p>9.42</text:p>
          </table:table-cell>
          <table:table-cell table:style-name="ce9" table:formula="of:=6*[.Y16]*[.Y6]/[.Y59]/[.$G$29]" office:value-type="float" office:value="9.70101604329988">
            <text:p>9.7</text:p>
          </table:table-cell>
          <table:table-cell table:style-name="ce9" table:formula="of:=6*[.Z16]*[.Z6]/[.Z59]/[.$G$29]" office:value-type="float" office:value="5.73685380394182">
            <text:p>5.74</text:p>
          </table:table-cell>
          <table:table-cell table:style-name="ce9" table:formula="of:=6*[.AA16]*[.AA6]/[.AA59]/[.$G$29]" office:value-type="float" office:value="6.27669919120935">
            <text:p>6.28</text:p>
          </table:table-cell>
          <table:table-cell table:style-name="ce9" table:formula="of:=6*[.AB16]*[.AB6]/[.AB59]/[.$G$29]" office:value-type="float" office:value="5.45455729453051">
            <text:p>5.45</text:p>
          </table:table-cell>
          <table:table-cell table:number-columns-repeated="996"/>
        </table:table-row>
        <table:table-row table:style-name="ro3">
          <table:table-cell table:style-name="Default" table:number-columns-repeated="12"/>
          <table:table-cell/>
          <table:table-cell office:value-type="string">
            <text:p>Olig2</text:p>
          </table:table-cell>
          <table:table-cell table:style-name="ce9" table:formula="of:=6*[.O17]*[.O7]/[.O60]/[.$G$29]" office:value-type="float" office:value="9.64450696636815">
            <text:p>9.64</text:p>
          </table:table-cell>
          <table:table-cell table:style-name="ce9" table:formula="of:=6*[.P17]*[.P7]/[.P60]/[.$G$29]" office:value-type="float" office:value="6.54225303917751">
            <text:p>6.54</text:p>
          </table:table-cell>
          <table:table-cell table:style-name="ce9" table:formula="of:=6*[.Q17]*[.Q7]/[.Q60]/[.$G$29]" office:value-type="float" office:value="5.38076404106787">
            <text:p>5.38</text:p>
          </table:table-cell>
          <table:table-cell table:style-name="ce9" table:formula="of:=6*[.R17]*[.R7]/[.R60]/[.$G$29]" office:value-type="float" office:value="5.63538224345176">
            <text:p>5.64</text:p>
          </table:table-cell>
          <table:table-cell table:style-name="ce9" table:formula="of:=6*[.S17]*[.S7]/[.S60]/[.$G$29]" office:value-type="float" office:value="5.02034751755747">
            <text:p>5.02</text:p>
          </table:table-cell>
          <table:table-cell table:style-name="ce9" table:formula="of:=6*[.T17]*[.T7]/[.T60]/[.$G$29]" office:value-type="float" office:value="6.90335400483686">
            <text:p>6.9</text:p>
          </table:table-cell>
          <table:table-cell table:style-name="ce9" table:formula="of:=6*[.U17]*[.U7]/[.U60]/[.$G$29]" office:value-type="float" office:value="7.73600776297719">
            <text:p>7.74</text:p>
          </table:table-cell>
          <table:table-cell table:style-name="ce9" table:formula="of:=6*[.V17]*[.V7]/[.V60]/[.$G$29]" office:value-type="float" office:value="6.74412624718769">
            <text:p>6.74</text:p>
          </table:table-cell>
          <table:table-cell table:style-name="ce9" table:formula="of:=6*[.W17]*[.W7]/[.W60]/[.$G$29]" office:value-type="float" office:value="5.58413620749469">
            <text:p>5.58</text:p>
          </table:table-cell>
          <table:table-cell table:style-name="ce9" table:formula="of:=6*[.X17]*[.X7]/[.X60]/[.$G$29]" office:value-type="float" office:value="8.41760552783466">
            <text:p>8.42</text:p>
          </table:table-cell>
          <table:table-cell table:style-name="ce9" table:formula="of:=6*[.Y17]*[.Y7]/[.Y60]/[.$G$29]" office:value-type="float" office:value="8.00654891557891">
            <text:p>8.01</text:p>
          </table:table-cell>
          <table:table-cell table:style-name="ce9" table:formula="of:=6*[.Z17]*[.Z7]/[.Z60]/[.$G$29]" office:value-type="float" office:value="5.14109583504956">
            <text:p>5.14</text:p>
          </table:table-cell>
          <table:table-cell table:style-name="ce9" table:formula="of:=6*[.AA17]*[.AA7]/[.AA60]/[.$G$29]" office:value-type="float" office:value="4.21789777363184">
            <text:p>4.22</text:p>
          </table:table-cell>
          <table:table-cell table:style-name="ce9" table:formula="of:=6*[.AB17]*[.AB7]/[.AB60]/[.$G$29]" office:value-type="float" office:value="8.74113144483014">
            <text:p>8.74</text:p>
          </table:table-cell>
          <table:table-cell table:number-columns-repeated="996"/>
        </table:table-row>
        <table:table-row table:style-name="ro3">
          <table:table-cell table:style-name="Default" table:number-columns-repeated="13"/>
          <table:table-cell office:value-type="string">
            <text:p>Intermediate</text:p>
          </table:table-cell>
          <table:table-cell table:style-name="ce9" table:formula="of:=6*[.O18]*[.O8]/[.O61]/[.$G$29]" office:value-type="float" office:value="12.1335944480455">
            <text:p>12.13</text:p>
          </table:table-cell>
          <table:table-cell table:style-name="ce9" table:formula="of:=6*[.P18]*[.P8]/[.P61]/[.$G$29]" office:value-type="float" office:value="9.02600623277477">
            <text:p>9.03</text:p>
          </table:table-cell>
          <table:table-cell table:style-name="ce9" table:formula="of:=6*[.Q18]*[.Q8]/[.Q61]/[.$G$29]" office:value-type="float" office:value="11.0315096830474">
            <text:p>11.03</text:p>
          </table:table-cell>
          <table:table-cell table:style-name="ce9" table:formula="of:=6*[.R18]*[.R8]/[.R61]/[.$G$29]" office:value-type="float" office:value="12.2641323133861">
            <text:p>12.26</text:p>
          </table:table-cell>
          <table:table-cell table:style-name="ce9" table:formula="of:=6*[.S18]*[.S8]/[.S61]/[.$G$29]" office:value-type="float" office:value="13.2419209752752">
            <text:p>13.24</text:p>
          </table:table-cell>
          <table:table-cell table:style-name="ce9" table:formula="of:=6*[.T18]*[.T8]/[.T61]/[.$G$29]" office:value-type="float" office:value="13.4024346133314">
            <text:p>13.4</text:p>
          </table:table-cell>
          <table:table-cell table:style-name="ce9" table:formula="of:=6*[.U18]*[.U8]/[.U61]/[.$G$29]" office:value-type="float" office:value="13.7436689148877">
            <text:p>13.74</text:p>
          </table:table-cell>
          <table:table-cell table:style-name="ce9" table:formula="of:=6*[.V18]*[.V8]/[.V61]/[.$G$29]" office:value-type="float" office:value="12.8645609591846">
            <text:p>12.86</text:p>
          </table:table-cell>
          <table:table-cell table:style-name="ce9" table:formula="of:=6*[.W18]*[.W8]/[.W61]/[.$G$29]" office:value-type="float" office:value="14.3313010848092">
            <text:p>14.33</text:p>
          </table:table-cell>
          <table:table-cell table:style-name="ce9" table:formula="of:=6*[.X18]*[.X8]/[.X61]/[.$G$29]" office:value-type="float" office:value="11.4411575742271">
            <text:p>11.44</text:p>
          </table:table-cell>
          <table:table-cell table:style-name="ce9" table:formula="of:=6*[.Y18]*[.Y8]/[.Y61]/[.$G$29]" office:value-type="float" office:value="11.3654661228701">
            <text:p>11.37</text:p>
          </table:table-cell>
          <table:table-cell table:style-name="ce9" table:formula="of:=6*[.Z18]*[.Z8]/[.Z61]/[.$G$29]" office:value-type="float" office:value="9.40097375868051">
            <text:p>9.4</text:p>
          </table:table-cell>
          <table:table-cell table:style-name="ce9" table:formula="of:=6*[.AA18]*[.AA8]/[.AA61]/[.$G$29]" office:value-type="float" office:value="7.87577415225878">
            <text:p>7.88</text:p>
          </table:table-cell>
          <table:table-cell table:style-name="ce9" table:formula="of:=6*[.AB18]*[.AB8]/[.AB61]/[.$G$29]" office:value-type="float" office:value="5.28846088832195">
            <text:p>5.29</text:p>
          </table:table-cell>
          <table:table-cell table:number-columns-repeated="996"/>
        </table:table-row>
        <table:table-row table:style-name="ro3">
          <table:table-cell table:style-name="Default" table:number-columns-repeated="13"/>
          <table:table-cell office:value-type="string">
            <text:p>Pax7</text:p>
          </table:table-cell>
          <table:table-cell table:style-name="ce9" table:formula="of:=6*[.O19]*[.O9]/[.O62]/[.$G$29]" office:value-type="float" office:value="4.28431544888035">
            <text:p>4.28</text:p>
          </table:table-cell>
          <table:table-cell table:style-name="ce9" table:formula="of:=6*[.P19]*[.P9]/[.P62]/[.$G$29]" office:value-type="float" office:value="3.39227158037614">
            <text:p>3.39</text:p>
          </table:table-cell>
          <table:table-cell table:style-name="ce9" table:formula="of:=6*[.Q19]*[.Q9]/[.Q62]/[.$G$29]" office:value-type="float" office:value="3.26372162651489">
            <text:p>3.26</text:p>
          </table:table-cell>
          <table:table-cell table:style-name="ce9" table:formula="of:=6*[.R19]*[.R9]/[.R62]/[.$G$29]" office:value-type="float" office:value="2.95955297497065">
            <text:p>2.96</text:p>
          </table:table-cell>
          <table:table-cell table:style-name="ce9" table:formula="of:=6*[.S19]*[.S9]/[.S62]/[.$G$29]" office:value-type="float" office:value="4.20016604460933">
            <text:p>4.2</text:p>
          </table:table-cell>
          <table:table-cell table:style-name="ce9" table:formula="of:=6*[.T19]*[.T9]/[.T62]/[.$G$29]" office:value-type="float" office:value="4.1991291288944">
            <text:p>4.2</text:p>
          </table:table-cell>
          <table:table-cell table:style-name="ce9" table:formula="of:=6*[.U19]*[.U9]/[.U62]/[.$G$29]" office:value-type="float" office:value="4.94186915651956">
            <text:p>4.94</text:p>
          </table:table-cell>
          <table:table-cell table:style-name="ce9" table:formula="of:=6*[.V19]*[.V9]/[.V62]/[.$G$29]" office:value-type="float" office:value="4.66521850565573">
            <text:p>4.67</text:p>
          </table:table-cell>
          <table:table-cell table:style-name="ce9" table:formula="of:=6*[.W19]*[.W9]/[.W62]/[.$G$29]" office:value-type="float" office:value="3.7163723372488">
            <text:p>3.72</text:p>
          </table:table-cell>
          <table:table-cell table:style-name="ce9" table:formula="of:=6*[.X19]*[.X9]/[.X62]/[.$G$29]" office:value-type="float" office:value="4.47520649061015">
            <text:p>4.48</text:p>
          </table:table-cell>
          <table:table-cell table:style-name="ce9" table:formula="of:=6*[.Y19]*[.Y9]/[.Y62]/[.$G$29]" office:value-type="float" office:value="5.28783952816412">
            <text:p>5.29</text:p>
          </table:table-cell>
          <table:table-cell table:style-name="ce9" table:formula="of:=6*[.Z19]*[.Z9]/[.Z62]/[.$G$29]" office:value-type="float" office:value="5.47754635362182">
            <text:p>5.48</text:p>
          </table:table-cell>
          <table:table-cell table:style-name="ce9" table:formula="of:=6*[.AA19]*[.AA9]/[.AA62]/[.$G$29]" office:value-type="float" office:value="4.9737762962992">
            <text:p>4.97</text:p>
          </table:table-cell>
          <table:table-cell table:style-name="ce9" table:formula="of:=6*[.AB19]*[.AB9]/[.AB62]/[.$G$29]" office:value-type="float" office:value="6.22858808379344">
            <text:p>6.23</text:p>
          </table:table-cell>
          <table:table-cell table:number-columns-repeated="996"/>
        </table:table-row>
        <table:table-row table:style-name="ro3">
          <table:table-cell table:style-name="ce6" office:value-type="string" table:number-columns-spanned="13" table:number-rows-spanned="1">
            <text:p>Average number of mitotic cells (stained with PH3) per unit area (µm2) in flat mounts (i.e. in the dorsoventral/anterioposterior plane of the epithelium)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number-columns-repeated="1011"/>
        </table:table-row>
        <table:table-row table:style-name="ro3">
          <table:table-cell table:style-name="ce8" office:value-type="string">
            <text:p>Stage </text:p>
          </table:table-cell>
          <table:table-cell table:style-name="ce8" office:value-type="string">
            <text:p>st15</text:p>
          </table:table-cell>
          <table:table-cell table:style-name="ce8" office:value-type="string">
            <text:p>st16</text:p>
          </table:table-cell>
          <table:table-cell table:style-name="ce8" office:value-type="string">
            <text:p>st17</text:p>
          </table:table-cell>
          <table:table-cell table:style-name="ce8" office:value-type="string">
            <text:p>st18</text:p>
          </table:table-cell>
          <table:table-cell table:style-name="ce8" office:value-type="string">
            <text:p>st19</text:p>
          </table:table-cell>
          <table:table-cell table:style-name="ce8" office:value-type="string">
            <text:p>st20</text:p>
          </table:table-cell>
          <table:table-cell table:style-name="ce8" office:value-type="string">
            <text:p>st21</text:p>
          </table:table-cell>
          <table:table-cell table:style-name="ce8" office:value-type="string">
            <text:p>st22</text:p>
          </table:table-cell>
          <table:table-cell table:style-name="ce8" office:value-type="string">
            <text:p>st24</text:p>
          </table:table-cell>
          <table:table-cell table:style-name="ce8" office:value-type="string">
            <text:p>st25</text:p>
          </table:table-cell>
          <table:table-cell table:style-name="ce8" office:value-type="string">
            <text:p>st28</text:p>
          </table:table-cell>
          <table:table-cell table:style-name="ce28"/>
          <table:table-cell table:style-name="ce30" office:value-type="string" table:number-columns-spanned="5" table:number-rows-spanned="1">
            <text:p>Interpolated mitotic index number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style-name="ce28" table:number-columns-repeated="13"/>
          <table:table-cell table:number-columns-repeated="993"/>
        </table:table-row>
        <table:table-row table:style-name="ro3">
          <table:table-cell table:style-name="ce8" office:value-type="string">
            <text:p>Time [h]</text:p>
          </table:table-cell>
          <table:table-cell table:style-name="ce8" office:value-type="float" office:value="57.5">
            <text:p>57.5</text:p>
          </table:table-cell>
          <table:table-cell table:style-name="ce8" office:value-type="float" office:value="61.25">
            <text:p>61.25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81.5">
            <text:p>81.5</text:p>
          </table:table-cell>
          <table:table-cell table:style-name="ce8" office:value-type="float" office:value="85.25">
            <text:p>85.25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132">
            <text:p>132</text:p>
          </table:table-cell>
          <table:table-cell table:style-name="ce28"/>
          <table:table-cell table:style-name="ce30" office:value-type="string">
            <text:p>Time [h]</text:p>
          </table:table-cell>
          <table:table-cell table:style-name="ce19" table:formula="of:=[.O15]" office:value-type="float" office:value="57.5">
            <text:p>57.5</text:p>
          </table:table-cell>
          <table:table-cell table:style-name="ce19" table:formula="of:=[.P15]" office:value-type="float" office:value="59">
            <text:p>59</text:p>
          </table:table-cell>
          <table:table-cell table:style-name="ce19" table:formula="of:=[.Q15]" office:value-type="float" office:value="60.5">
            <text:p>60.5</text:p>
          </table:table-cell>
          <table:table-cell table:style-name="ce19" table:formula="of:=[.R15]" office:value-type="float" office:value="62">
            <text:p>62</text:p>
          </table:table-cell>
          <table:table-cell table:style-name="ce19" table:formula="of:=[.S15]" office:value-type="float" office:value="63.5">
            <text:p>63.5</text:p>
          </table:table-cell>
          <table:table-cell table:style-name="ce19" table:formula="of:=[.T15]" office:value-type="float" office:value="65">
            <text:p>65</text:p>
          </table:table-cell>
          <table:table-cell table:style-name="ce19" table:formula="of:=[.U15]" office:value-type="float" office:value="66.5">
            <text:p>66.5</text:p>
          </table:table-cell>
          <table:table-cell table:style-name="ce19" table:formula="of:=[.V15]" office:value-type="float" office:value="68">
            <text:p>68</text:p>
          </table:table-cell>
          <table:table-cell table:style-name="ce19" table:formula="of:=[.W15]" office:value-type="float" office:value="71">
            <text:p>71</text:p>
          </table:table-cell>
          <table:table-cell table:style-name="ce19" table:formula="of:=[.X15]" office:value-type="float" office:value="74">
            <text:p>74</text:p>
          </table:table-cell>
          <table:table-cell table:style-name="ce19" table:formula="of:=[.Y15]" office:value-type="float" office:value="77">
            <text:p>77</text:p>
          </table:table-cell>
          <table:table-cell table:style-name="ce19" table:formula="of:=[.Z15]" office:value-type="float" office:value="80">
            <text:p>80</text:p>
          </table:table-cell>
          <table:table-cell table:style-name="ce19" table:formula="of:=[.AA15]" office:value-type="float" office:value="83">
            <text:p>83</text:p>
          </table:table-cell>
          <table:table-cell table:style-name="ce19" table:formula="of:=[.AB15]" office:value-type="float" office:value="96">
            <text:p>96</text:p>
          </table:table-cell>
          <table:table-cell table:style-name="ce19" table:formula="of:=[.AC15]" office:value-type="float" office:value="120">
            <text:p>120</text:p>
          </table:table-cell>
          <table:table-cell table:style-name="ce9" table:number-columns-repeated="2"/>
          <table:table-cell table:number-columns-repeated="993"/>
        </table:table-row>
        <table:table-row table:style-name="ro3">
          <table:table-cell office:value-type="string">
            <text:p>Nkx2.2</text:p>
          </table:table-cell>
          <table:table-cell table:style-name="ce18" office:value-type="float" office:value="0.00176014033504797">
            <text:p>1.76E-003</text:p>
          </table:table-cell>
          <table:table-cell table:style-name="ce18" office:value-type="float" office:value="0.00214479282251226">
            <text:p>2.14E-003</text:p>
          </table:table-cell>
          <table:table-cell table:style-name="ce18" office:value-type="float" office:value="0.000910629297977301">
            <text:p>9.11E-004</text:p>
          </table:table-cell>
          <table:table-cell table:style-name="ce18" office:value-type="float" office:value="0.0025340627698152">
            <text:p>2.53E-003</text:p>
          </table:table-cell>
          <table:table-cell table:style-name="ce18" office:value-type="float" office:value="0.00125346263805156">
            <text:p>1.25E-003</text:p>
          </table:table-cell>
          <table:table-cell table:style-name="ce18" office:value-type="float" office:value="0.00071719107986145">
            <text:p>7.17E-004</text:p>
          </table:table-cell>
          <table:table-cell table:style-name="ce18" office:value-type="float" office:value="0.00122053987921058">
            <text:p>1.22E-003</text:p>
          </table:table-cell>
          <table:table-cell table:style-name="ce18" office:value-type="float" office:value="0.000693617377309892">
            <text:p>6.94E-004</text:p>
          </table:table-cell>
          <table:table-cell table:style-name="ce18" office:value-type="float" office:value="0.000782273550872593">
            <text:p>7.82E-004</text:p>
          </table:table-cell>
          <table:table-cell table:style-name="ce18" office:value-type="float" office:value="0.000578817539576159">
            <text:p>5.79E-004</text:p>
          </table:table-cell>
          <table:table-cell table:style-name="ce18" office:value-type="float" office:value="0.000449993681039698">
            <text:p>4.50E-004</text:p>
          </table:table-cell>
          <table:table-cell table:style-name="ce17"/>
          <table:table-cell office:value-type="string">
            <text:p>Nkx2.2</text:p>
          </table:table-cell>
          <table:table-cell table:style-name="ce32" table:formula="of:=([.O$72]-[.$B$72])/([.$C$72]-[.$B$72])*[.$C73]+([.$C$72]-[.O$72])/([.$C$72]-[.$B$72])*[.$B73]" office:value-type="float" office:value="0.00176014033504797">
            <text:p>1.76E-003</text:p>
          </table:table-cell>
          <table:table-cell table:style-name="ce32" table:formula="of:=([.P$72]-[.$B$72])/([.$C$72]-[.$B$72])*[.$C73]+([.$C$72]-[.P$72])/([.$C$72]-[.$B$72])*[.$B73]" office:value-type="float" office:value="0.00191400133003369">
            <text:p>1.91E-003</text:p>
          </table:table-cell>
          <table:table-cell table:style-name="ce32" table:formula="of:=([.Q$72]-[.$B$72])/([.$C$72]-[.$B$72])*[.$C73]+([.$C$72]-[.Q$72])/([.$C$72]-[.$B$72])*[.$B73]" office:value-type="float" office:value="0.0020678623250194">
            <text:p>2.07E-003</text:p>
          </table:table-cell>
          <table:table-cell table:style-name="ce32" table:formula="of:=([.R$72]-[.$C$72])/([.$D$72]-[.$C$72])*[.$D73]+([.$D$72]-[.R$72])/([.$D$72]-[.$C$72])*[.$C73]" office:value-type="float" office:value="0.00189796011760527">
            <text:p>1.90E-003</text:p>
          </table:table-cell>
          <table:table-cell table:style-name="ce32" table:formula="of:=([.S$72]-[.$C$72])/([.$D$72]-[.$C$72])*[.$D73]+([.$D$72]-[.S$72])/([.$D$72]-[.$C$72])*[.$C73]" office:value-type="float" office:value="0.00140429470779128">
            <text:p>1.40E-003</text:p>
          </table:table-cell>
          <table:table-cell table:style-name="ce32" table:formula="of:=([.T$72]-[.$C$72])/([.$D$72]-[.$C$72])*[.$D73]+([.$D$72]-[.T$72])/([.$D$72]-[.$C$72])*[.$C73]" office:value-type="float" office:value="0.000910629297977301">
            <text:p>9.11E-004</text:p>
          </table:table-cell>
          <table:table-cell table:style-name="ce32" table:formula="of:=([.U$72]-[.$D$72])/([.$E$72]-[.$D$72])*[.$E73]+([.$E$72]-[.U$72])/([.$E$72]-[.$D$72])*[.$D73]" office:value-type="float" office:value="0.00131648766593678">
            <text:p>1.32E-003</text:p>
          </table:table-cell>
          <table:table-cell table:style-name="ce32" table:formula="of:=([.V$72]-[.$D$72])/([.$E$72]-[.$D$72])*[.$E73]+([.$E$72]-[.V$72])/([.$E$72]-[.$D$72])*[.$D73]" office:value-type="float" office:value="0.00172234603389625">
            <text:p>1.72E-003</text:p>
          </table:table-cell>
          <table:table-cell table:style-name="ce32" table:formula="of:=([.W$72]-[.$D$72])/([.$E$72]-[.$D$72])*[.$E73]+([.$E$72]-[.W$72])/([.$E$72]-[.$D$72])*[.$D73]" office:value-type="float" office:value="0.0025340627698152">
            <text:p>2.53E-003</text:p>
          </table:table-cell>
          <table:table-cell table:style-name="ce32" table:formula="of:=(([.X$72]-[.$E$72])*[.$F73]+([.$F$72]-[.X$72])*[.$E73])/([.$F$72]-[.$E$72])" office:value-type="float" office:value="0.00189376270393338">
            <text:p>1.89E-003</text:p>
          </table:table-cell>
          <table:table-cell table:style-name="ce32" table:formula="of:=(([.Y$72]-[.$E$72])*[.$F73]+([.$F$72]-[.Y$72])*[.$E73])/([.$F$72]-[.$E$72])" office:value-type="float" office:value="0.00125346263805156">
            <text:p>1.25E-003</text:p>
          </table:table-cell>
          <table:table-cell table:style-name="ce32" table:formula="of:=(([.Z$72]-[.$F$72])*[.$G73]+([.$G$72]-[.Z$72])*[.$F73])/([.$G$72]-[.$F$72])" office:value-type="float" office:value="0.00089594826592482">
            <text:p>8.96E-004</text:p>
          </table:table-cell>
          <table:table-cell table:style-name="ce32" table:formula="of:=(([.AA$72]-[.$H$72])*[.$I73]+([.$I$72]-[.AA$72])*[.$H73])/([.$I$72]-[.$H$72])" office:value-type="float" office:value="0.0016516582898566">
            <text:p>1.65E-003</text:p>
          </table:table-cell>
          <table:table-cell table:style-name="ce32" table:formula="of:=[.J73]" office:value-type="float" office:value="0.000782273550872593">
            <text:p>7.82E-004</text:p>
          </table:table-cell>
          <table:table-cell table:style-name="ce32" table:formula="of:=(([.AC$72]-[.$K$72])*[.$L73]+([.$L$72]-[.AC$72])*[.$K73])/([.$L$72]-[.$K$72])" office:value-type="float" office:value="0.000514405610307929">
            <text:p>5.14E-004</text:p>
          </table:table-cell>
          <table:table-cell table:style-name="ce33" table:number-columns-repeated="2"/>
          <table:table-cell table:number-columns-repeated="993"/>
        </table:table-row>
        <table:table-row table:style-name="ro3">
          <table:table-cell office:value-type="string">
            <text:p>Olig2</text:p>
          </table:table-cell>
          <table:table-cell table:style-name="ce18" office:value-type="float" office:value="0.0032115875398787">
            <text:p>3.21E-003</text:p>
          </table:table-cell>
          <table:table-cell table:style-name="ce18" office:value-type="float" office:value="0.00308740373565148">
            <text:p>3.09E-003</text:p>
          </table:table-cell>
          <table:table-cell table:style-name="ce18" office:value-type="float" office:value="0.00407044331269815">
            <text:p>4.07E-003</text:p>
          </table:table-cell>
          <table:table-cell table:style-name="ce18" office:value-type="float" office:value="0.0039353313549878">
            <text:p>3.94E-003</text:p>
          </table:table-cell>
          <table:table-cell table:style-name="ce18" office:value-type="float" office:value="0.00270560426997318">
            <text:p>2.71E-003</text:p>
          </table:table-cell>
          <table:table-cell table:style-name="ce18" office:value-type="float" office:value="0.00192362459409114">
            <text:p>1.92E-003</text:p>
          </table:table-cell>
          <table:table-cell table:style-name="ce18" office:value-type="float" office:value="0.00137261656666839">
            <text:p>1.37E-003</text:p>
          </table:table-cell>
          <table:table-cell table:style-name="ce18" office:value-type="float" office:value="0.00150328577858153">
            <text:p>1.50E-003</text:p>
          </table:table-cell>
          <table:table-cell table:style-name="ce18" office:value-type="float" office:value="0.000797461109731768">
            <text:p>7.97E-004</text:p>
          </table:table-cell>
          <table:table-cell table:style-name="ce18" office:value-type="float" office:value="0.000844712924804706">
            <text:p>8.45E-004</text:p>
          </table:table-cell>
          <table:table-cell table:style-name="ce18" office:value-type="float" office:value="0.00109657417921886">
            <text:p>1.10E-003</text:p>
          </table:table-cell>
          <table:table-cell table:style-name="ce17"/>
          <table:table-cell office:value-type="string">
            <text:p>Olig2</text:p>
          </table:table-cell>
          <table:table-cell table:style-name="ce32" table:formula="of:=([.O$72]-[.$B$72])/([.$C$72]-[.$B$72])*[.$C74]+([.$C$72]-[.O$72])/([.$C$72]-[.$B$72])*[.$B74]" office:value-type="float" office:value="0.0032115875398787">
            <text:p>3.21E-003</text:p>
          </table:table-cell>
          <table:table-cell table:style-name="ce32" table:formula="of:=([.P$72]-[.$B$72])/([.$C$72]-[.$B$72])*[.$C74]+([.$C$72]-[.P$72])/([.$C$72]-[.$B$72])*[.$B74]" office:value-type="float" office:value="0.00316191401818781">
            <text:p>3.16E-003</text:p>
          </table:table-cell>
          <table:table-cell table:style-name="ce32" table:formula="of:=([.Q$72]-[.$B$72])/([.$C$72]-[.$B$72])*[.$C74]+([.$C$72]-[.Q$72])/([.$C$72]-[.$B$72])*[.$B74]" office:value-type="float" office:value="0.00311224049649692">
            <text:p>3.11E-003</text:p>
          </table:table-cell>
          <table:table-cell table:style-name="ce32" table:formula="of:=([.R$72]-[.$C$72])/([.$D$72]-[.$C$72])*[.$D74]+([.$D$72]-[.R$72])/([.$D$72]-[.$C$72])*[.$C74]" office:value-type="float" office:value="0.00328401165106081">
            <text:p>3.28E-003</text:p>
          </table:table-cell>
          <table:table-cell table:style-name="ce32" table:formula="of:=([.S$72]-[.$C$72])/([.$D$72]-[.$C$72])*[.$D74]+([.$D$72]-[.S$72])/([.$D$72]-[.$C$72])*[.$C74]" office:value-type="float" office:value="0.00367722748187948">
            <text:p>3.68E-003</text:p>
          </table:table-cell>
          <table:table-cell table:style-name="ce32" table:formula="of:=([.T$72]-[.$C$72])/([.$D$72]-[.$C$72])*[.$D74]+([.$D$72]-[.T$72])/([.$D$72]-[.$C$72])*[.$C74]" office:value-type="float" office:value="0.00407044331269815">
            <text:p>4.07E-003</text:p>
          </table:table-cell>
          <table:table-cell table:style-name="ce32" table:formula="of:=([.U$72]-[.$D$72])/([.$E$72]-[.$D$72])*[.$E74]+([.$E$72]-[.U$72])/([.$E$72]-[.$D$72])*[.$D74]" office:value-type="float" office:value="0.00403666532327056">
            <text:p>4.04E-003</text:p>
          </table:table-cell>
          <table:table-cell table:style-name="ce32" table:formula="of:=([.V$72]-[.$D$72])/([.$E$72]-[.$D$72])*[.$E74]+([.$E$72]-[.V$72])/([.$E$72]-[.$D$72])*[.$D74]" office:value-type="float" office:value="0.00400288733384298">
            <text:p>4.00E-003</text:p>
          </table:table-cell>
          <table:table-cell table:style-name="ce32" table:formula="of:=([.W$72]-[.$D$72])/([.$E$72]-[.$D$72])*[.$E74]+([.$E$72]-[.W$72])/([.$E$72]-[.$D$72])*[.$D74]" office:value-type="float" office:value="0.0039353313549878">
            <text:p>3.94E-003</text:p>
          </table:table-cell>
          <table:table-cell table:style-name="ce32" table:formula="of:=(([.X$72]-[.$E$72])*[.$F74]+([.$F$72]-[.X$72])*[.$E74])/([.$F$72]-[.$E$72])" office:value-type="float" office:value="0.00332046781248049">
            <text:p>3.32E-003</text:p>
          </table:table-cell>
          <table:table-cell table:style-name="ce32" table:formula="of:=(([.Y$72]-[.$E$72])*[.$F74]+([.$F$72]-[.Y$72])*[.$E74])/([.$F$72]-[.$E$72])" office:value-type="float" office:value="0.00270560426997318">
            <text:p>2.71E-003</text:p>
          </table:table-cell>
          <table:table-cell table:style-name="ce32" table:formula="of:=(([.Z$72]-[.$F$72])*[.$G74]+([.$G$72]-[.Z$72])*[.$F74])/([.$G$72]-[.$F$72])" office:value-type="float" office:value="0.00218428448605182">
            <text:p>2.18E-003</text:p>
          </table:table-cell>
          <table:table-cell table:style-name="ce32" table:formula="of:=(([.AA$72]-[.$H$72])*[.$I74]+([.$I$72]-[.AA$72])*[.$H74])/([.$I$72]-[.$H$72])" office:value-type="float" office:value="0.00126570539328491">
            <text:p>1.27E-003</text:p>
          </table:table-cell>
          <table:table-cell table:style-name="ce32" table:formula="of:=[.J74]" office:value-type="float" office:value="0.000797461109731768">
            <text:p>7.97E-004</text:p>
          </table:table-cell>
          <table:table-cell table:style-name="ce32" table:formula="of:=(([.AC$72]-[.$K$72])*[.$L74]+([.$L$72]-[.AC$72])*[.$K74])/([.$L$72]-[.$K$72])" office:value-type="float" office:value="0.000970643552011783">
            <text:p>9.71E-004</text:p>
          </table:table-cell>
          <table:table-cell table:style-name="ce18" table:number-columns-repeated="2"/>
          <table:table-cell table:style-name="ce17" table:number-columns-repeated="993"/>
        </table:table-row>
        <table:table-row table:style-name="ro3">
          <table:table-cell office:value-type="string">
            <text:p>Intermediate</text:p>
          </table:table-cell>
          <table:table-cell table:style-name="ce18" office:value-type="float" office:value="0.00385010853643586">
            <text:p>3.85E-003</text:p>
          </table:table-cell>
          <table:table-cell table:style-name="ce18" office:value-type="float" office:value="0.00379403612875811">
            <text:p>3.79E-003</text:p>
          </table:table-cell>
          <table:table-cell table:style-name="ce18" office:value-type="float" office:value="0.00382436489623158">
            <text:p>3.82E-003</text:p>
          </table:table-cell>
          <table:table-cell table:style-name="ce18" office:value-type="float" office:value="0.00356458417768644">
            <text:p>3.56E-003</text:p>
          </table:table-cell>
          <table:table-cell table:style-name="ce18" office:value-type="float" office:value="0.00194792351090404">
            <text:p>1.95E-003</text:p>
          </table:table-cell>
          <table:table-cell table:style-name="ce18" office:value-type="float" office:value="0.00308831711591418">
            <text:p>3.09E-003</text:p>
          </table:table-cell>
          <table:table-cell table:style-name="ce18" office:value-type="float" office:value="0.00192290299226081">
            <text:p>1.92E-003</text:p>
          </table:table-cell>
          <table:table-cell table:style-name="ce18" office:value-type="float" office:value="0.00167353310761998">
            <text:p>1.67E-003</text:p>
          </table:table-cell>
          <table:table-cell table:style-name="ce18" office:value-type="float" office:value="0.00136072852920789">
            <text:p>1.36E-003</text:p>
          </table:table-cell>
          <table:table-cell table:style-name="ce18" office:value-type="float" office:value="0.00116110604840459">
            <text:p>1.16E-003</text:p>
          </table:table-cell>
          <table:table-cell table:style-name="ce18" office:value-type="float" office:value="0.0010325770844577">
            <text:p>1.03E-003</text:p>
          </table:table-cell>
          <table:table-cell table:style-name="ce17"/>
          <table:table-cell office:value-type="string">
            <text:p>Intermediate</text:p>
          </table:table-cell>
          <table:table-cell table:style-name="ce32" table:formula="of:=([.O$72]-[.$B$72])/([.$C$72]-[.$B$72])*[.$C75]+([.$C$72]-[.O$72])/([.$C$72]-[.$B$72])*[.$B75]" office:value-type="float" office:value="0.00385010853643586">
            <text:p>3.85E-003</text:p>
          </table:table-cell>
          <table:table-cell table:style-name="ce32" table:formula="of:=([.P$72]-[.$B$72])/([.$C$72]-[.$B$72])*[.$C75]+([.$C$72]-[.P$72])/([.$C$72]-[.$B$72])*[.$B75]" office:value-type="float" office:value="0.00382767957336476">
            <text:p>3.83E-003</text:p>
          </table:table-cell>
          <table:table-cell table:style-name="ce32" table:formula="of:=([.Q$72]-[.$B$72])/([.$C$72]-[.$B$72])*[.$C75]+([.$C$72]-[.Q$72])/([.$C$72]-[.$B$72])*[.$B75]" office:value-type="float" office:value="0.00380525061029366">
            <text:p>3.81E-003</text:p>
          </table:table-cell>
          <table:table-cell table:style-name="ce32" table:formula="of:=([.R$72]-[.$C$72])/([.$D$72]-[.$C$72])*[.$D75]+([.$D$72]-[.R$72])/([.$D$72]-[.$C$72])*[.$C75]" office:value-type="float" office:value="0.0038001018822528">
            <text:p>3.80E-003</text:p>
          </table:table-cell>
          <table:table-cell table:style-name="ce32" table:formula="of:=([.S$72]-[.$C$72])/([.$D$72]-[.$C$72])*[.$D75]+([.$D$72]-[.S$72])/([.$D$72]-[.$C$72])*[.$C75]" office:value-type="float" office:value="0.00381223338924219">
            <text:p>3.81E-003</text:p>
          </table:table-cell>
          <table:table-cell table:style-name="ce32" table:formula="of:=([.T$72]-[.$C$72])/([.$D$72]-[.$C$72])*[.$D75]+([.$D$72]-[.T$72])/([.$D$72]-[.$C$72])*[.$C75]" office:value-type="float" office:value="0.00382436489623158">
            <text:p>3.82E-003</text:p>
          </table:table-cell>
          <table:table-cell table:style-name="ce32" table:formula="of:=([.U$72]-[.$D$72])/([.$E$72]-[.$D$72])*[.$E75]+([.$E$72]-[.U$72])/([.$E$72]-[.$D$72])*[.$D75]" office:value-type="float" office:value="0.00375941971659529">
            <text:p>3.76E-003</text:p>
          </table:table-cell>
          <table:table-cell table:style-name="ce32" table:formula="of:=([.V$72]-[.$D$72])/([.$E$72]-[.$D$72])*[.$E75]+([.$E$72]-[.V$72])/([.$E$72]-[.$D$72])*[.$D75]" office:value-type="float" office:value="0.00369447453695901">
            <text:p>3.69E-003</text:p>
          </table:table-cell>
          <table:table-cell table:style-name="ce32" table:formula="of:=([.W$72]-[.$D$72])/([.$E$72]-[.$D$72])*[.$E75]+([.$E$72]-[.W$72])/([.$E$72]-[.$D$72])*[.$D75]" office:value-type="float" office:value="0.00356458417768644">
            <text:p>3.56E-003</text:p>
          </table:table-cell>
          <table:table-cell table:style-name="ce32" table:formula="of:=(([.X$72]-[.$E$72])*[.$F75]+([.$F$72]-[.X$72])*[.$E75])/([.$F$72]-[.$E$72])" office:value-type="float" office:value="0.00275625384429524">
            <text:p>2.76E-003</text:p>
          </table:table-cell>
          <table:table-cell table:style-name="ce32" table:formula="of:=(([.Y$72]-[.$E$72])*[.$F75]+([.$F$72]-[.Y$72])*[.$E75])/([.$F$72]-[.$E$72])" office:value-type="float" office:value="0.00194792351090404">
            <text:p>1.95E-003</text:p>
          </table:table-cell>
          <table:table-cell table:style-name="ce32" table:formula="of:=(([.Z$72]-[.$F$72])*[.$G75]+([.$G$72]-[.Z$72])*[.$F75])/([.$G$72]-[.$F$72])" office:value-type="float" office:value="0.00270818591424413">
            <text:p>2.71E-003</text:p>
          </table:table-cell>
          <table:table-cell table:style-name="ce32" table:formula="of:=(([.AA$72]-[.$H$72])*[.$I75]+([.$I$72]-[.AA$72])*[.$H75])/([.$I$72]-[.$H$72])" office:value-type="float" office:value="0.00212693289787603">
            <text:p>2.13E-003</text:p>
          </table:table-cell>
          <table:table-cell table:style-name="ce32" table:formula="of:=[.J75]" office:value-type="float" office:value="0.00136072852920789">
            <text:p>1.36E-003</text:p>
          </table:table-cell>
          <table:table-cell table:style-name="ce32" table:formula="of:=(([.AC$72]-[.$K$72])*[.$L75]+([.$L$72]-[.AC$72])*[.$K75])/([.$L$72]-[.$K$72])" office:value-type="float" office:value="0.00109684156643115">
            <text:p>1.10E-003</text:p>
          </table:table-cell>
          <table:table-cell table:style-name="ce34" table:number-columns-repeated="2"/>
          <table:table-cell table:style-name="ce28" table:number-columns-repeated="993"/>
        </table:table-row>
        <table:table-row table:style-name="ro3">
          <table:table-cell office:value-type="string">
            <text:p>Pax7</text:p>
          </table:table-cell>
          <table:table-cell table:style-name="ce18" office:value-type="float" office:value="0.00471980071192077">
            <text:p>4.72E-003</text:p>
          </table:table-cell>
          <table:table-cell table:style-name="ce18" office:value-type="float" office:value="0.00478060557213996">
            <text:p>4.78E-003</text:p>
          </table:table-cell>
          <table:table-cell table:style-name="ce18" office:value-type="float" office:value="0.00462823442910334">
            <text:p>4.63E-003</text:p>
          </table:table-cell>
          <table:table-cell table:style-name="ce18" office:value-type="float" office:value="0.00468201159625276">
            <text:p>4.68E-003</text:p>
          </table:table-cell>
          <table:table-cell table:style-name="ce18" office:value-type="float" office:value="0.00339979110888411">
            <text:p>3.40E-003</text:p>
          </table:table-cell>
          <table:table-cell table:style-name="ce18" office:value-type="float" office:value="0.00316307686643056">
            <text:p>3.16E-003</text:p>
          </table:table-cell>
          <table:table-cell table:style-name="ce18" office:value-type="float" office:value="0.00276278068252541">
            <text:p>2.76E-003</text:p>
          </table:table-cell>
          <table:table-cell table:style-name="ce18" office:value-type="float" office:value="0.00228302283683807">
            <text:p>2.28E-003</text:p>
          </table:table-cell>
          <table:table-cell table:style-name="ce18" office:value-type="float" office:value="0.00250364445464917">
            <text:p>2.50E-003</text:p>
          </table:table-cell>
          <table:table-cell table:style-name="ce18" office:value-type="float" office:value="0.00239400760871333">
            <text:p>2.39E-003</text:p>
          </table:table-cell>
          <table:table-cell table:style-name="ce18" office:value-type="float" office:value="0.00217281068737934">
            <text:p>2.17E-003</text:p>
          </table:table-cell>
          <table:table-cell table:style-name="ce17"/>
          <table:table-cell office:value-type="string">
            <text:p>Pax7</text:p>
          </table:table-cell>
          <table:table-cell table:style-name="ce32" table:formula="of:=([.O$72]-[.$B$72])/([.$C$72]-[.$B$72])*[.$C76]+([.$C$72]-[.O$72])/([.$C$72]-[.$B$72])*[.$B76]" office:value-type="float" office:value="0.00471980071192077">
            <text:p>4.72E-003</text:p>
          </table:table-cell>
          <table:table-cell table:style-name="ce32" table:formula="of:=([.P$72]-[.$B$72])/([.$C$72]-[.$B$72])*[.$C76]+([.$C$72]-[.P$72])/([.$C$72]-[.$B$72])*[.$B76]" office:value-type="float" office:value="0.00474412265600845">
            <text:p>4.74E-003</text:p>
          </table:table-cell>
          <table:table-cell table:style-name="ce32" table:formula="of:=([.Q$72]-[.$B$72])/([.$C$72]-[.$B$72])*[.$C76]+([.$C$72]-[.Q$72])/([.$C$72]-[.$B$72])*[.$B76]" office:value-type="float" office:value="0.00476844460009612">
            <text:p>4.77E-003</text:p>
          </table:table-cell>
          <table:table-cell table:style-name="ce32" table:formula="of:=([.R$72]-[.$C$72])/([.$D$72]-[.$C$72])*[.$D76]+([.$D$72]-[.R$72])/([.$D$72]-[.$C$72])*[.$C76]" office:value-type="float" office:value="0.00475013134353264">
            <text:p>4.75E-003</text:p>
          </table:table-cell>
          <table:table-cell table:style-name="ce32" table:formula="of:=([.S$72]-[.$C$72])/([.$D$72]-[.$C$72])*[.$D76]+([.$D$72]-[.S$72])/([.$D$72]-[.$C$72])*[.$C76]" office:value-type="float" office:value="0.00468918288631799">
            <text:p>4.69E-003</text:p>
          </table:table-cell>
          <table:table-cell table:style-name="ce32" table:formula="of:=([.T$72]-[.$C$72])/([.$D$72]-[.$C$72])*[.$D76]+([.$D$72]-[.T$72])/([.$D$72]-[.$C$72])*[.$C76]" office:value-type="float" office:value="0.00462823442910334">
            <text:p>4.63E-003</text:p>
          </table:table-cell>
          <table:table-cell table:style-name="ce32" table:formula="of:=([.U$72]-[.$D$72])/([.$E$72]-[.$D$72])*[.$E76]+([.$E$72]-[.U$72])/([.$E$72]-[.$D$72])*[.$D76]" office:value-type="float" office:value="0.0046416787208907">
            <text:p>4.64E-003</text:p>
          </table:table-cell>
          <table:table-cell table:style-name="ce32" table:formula="of:=([.V$72]-[.$D$72])/([.$E$72]-[.$D$72])*[.$E76]+([.$E$72]-[.V$72])/([.$E$72]-[.$D$72])*[.$D76]" office:value-type="float" office:value="0.00465512301267805">
            <text:p>4.66E-003</text:p>
          </table:table-cell>
          <table:table-cell table:style-name="ce32" table:formula="of:=([.W$72]-[.$D$72])/([.$E$72]-[.$D$72])*[.$E76]+([.$E$72]-[.W$72])/([.$E$72]-[.$D$72])*[.$D76]" office:value-type="float" office:value="0.00468201159625276">
            <text:p>4.68E-003</text:p>
          </table:table-cell>
          <table:table-cell table:style-name="ce32" table:formula="of:=(([.X$72]-[.$E$72])*[.$F76]+([.$F$72]-[.X$72])*[.$E76])/([.$F$72]-[.$E$72])" office:value-type="float" office:value="0.00404090135256844">
            <text:p>4.04E-003</text:p>
          </table:table-cell>
          <table:table-cell table:style-name="ce32" table:formula="of:=(([.Y$72]-[.$E$72])*[.$F76]+([.$F$72]-[.Y$72])*[.$E76])/([.$F$72]-[.$E$72])" office:value-type="float" office:value="0.00339979110888411">
            <text:p>3.40E-003</text:p>
          </table:table-cell>
          <table:table-cell table:style-name="ce32" table:formula="of:=(([.Z$72]-[.$F$72])*[.$G76]+([.$G$72]-[.Z$72])*[.$F76])/([.$G$72]-[.$F$72])" office:value-type="float" office:value="0.00324198161391508">
            <text:p>3.24E-003</text:p>
          </table:table-cell>
          <table:table-cell table:style-name="ce32" table:formula="of:=(([.AA$72]-[.$H$72])*[.$I76]+([.$I$72]-[.AA$72])*[.$H76])/([.$I$72]-[.$H$72])" office:value-type="float" office:value="0.00315530982899687">
            <text:p>3.16E-003</text:p>
          </table:table-cell>
          <table:table-cell table:style-name="ce32" table:formula="of:=[.J76]" office:value-type="float" office:value="0.00250364445464917">
            <text:p>2.50E-003</text:p>
          </table:table-cell>
          <table:table-cell table:style-name="ce32" table:formula="of:=(([.AC$72]-[.$K$72])*[.$L76]+([.$L$72]-[.AC$72])*[.$K76])/([.$L$72]-[.$K$72])" office:value-type="float" office:value="0.00228340914804634">
            <text:p>2.28E-003</text:p>
          </table:table-cell>
          <table:table-cell table:style-name="ce34" table:number-columns-repeated="2"/>
          <table:table-cell table:style-name="ce28" table:number-columns-repeated="993"/>
        </table:table-row>
        <table:table-row table:style-name="ro3">
          <table:table-cell table:style-name="Default" table:number-columns-repeated="13"/>
          <table:table-cell table:style-name="ce17" table:number-columns-repeated="1011"/>
        </table:table-row>
        <table:table-row table:style-name="ro3">
          <table:table-cell table:style-name="ce1" office:value-type="string" table:number-columns-spanned="5" table:number-rows-spanned="1">
            <text:p>Division rate from proportions (up to constant)</text:p>
          </table:table-cell>
          <table:covered-table-cell table:number-columns-repeated="4"/>
          <table:table-cell table:style-name="Default" table:number-columns-repeated="8"/>
          <table:table-cell table:style-name="ce17" table:number-columns-repeated="1011"/>
        </table:table-row>
        <table:table-row table:style-name="ro3">
          <table:table-cell table:style-name="ce1" office:value-type="string">
            <text:p>Time [h]</text:p>
          </table:table-cell>
          <table:table-cell table:style-name="ce19" table:formula="of:=[.O49]" office:value-type="float" office:value="57.5">
            <text:p>57.5</text:p>
          </table:table-cell>
          <table:table-cell table:style-name="ce19" table:formula="of:=[.P49]" office:value-type="float" office:value="59">
            <text:p>59</text:p>
          </table:table-cell>
          <table:table-cell table:style-name="ce19" table:formula="of:=[.Q49]" office:value-type="float" office:value="60.5">
            <text:p>60.5</text:p>
          </table:table-cell>
          <table:table-cell table:style-name="ce19" table:formula="of:=[.R49]" office:value-type="float" office:value="62">
            <text:p>62</text:p>
          </table:table-cell>
          <table:table-cell table:style-name="ce19" table:formula="of:=[.S49]" office:value-type="float" office:value="63.5">
            <text:p>63.5</text:p>
          </table:table-cell>
          <table:table-cell table:style-name="ce19" table:formula="of:=[.T49]" office:value-type="float" office:value="65">
            <text:p>65</text:p>
          </table:table-cell>
          <table:table-cell table:style-name="ce19" table:formula="of:=[.U49]" office:value-type="float" office:value="66.5">
            <text:p>66.5</text:p>
          </table:table-cell>
          <table:table-cell table:style-name="ce19" table:formula="of:=[.V49]" office:value-type="float" office:value="68">
            <text:p>68</text:p>
          </table:table-cell>
          <table:table-cell table:style-name="ce19" table:formula="of:=[.W49]" office:value-type="float" office:value="71">
            <text:p>71</text:p>
          </table:table-cell>
          <table:table-cell table:style-name="ce19" table:formula="of:=[.X49]" office:value-type="float" office:value="74">
            <text:p>74</text:p>
          </table:table-cell>
          <table:table-cell table:style-name="ce19" table:formula="of:=[.Y49]" office:value-type="float" office:value="77">
            <text:p>77</text:p>
          </table:table-cell>
          <table:table-cell table:style-name="ce19" table:formula="of:=[.Z49]" office:value-type="float" office:value="80">
            <text:p>80</text:p>
          </table:table-cell>
          <table:table-cell table:style-name="ce19" table:formula="of:=[.AA49]" office:value-type="float" office:value="83">
            <text:p>83</text:p>
          </table:table-cell>
          <table:table-cell table:style-name="ce19" table:formula="of:=[.AB49]" office:value-type="float" office:value="96">
            <text:p>96</text:p>
          </table:table-cell>
          <table:table-cell table:number-columns-repeated="4"/>
          <table:table-cell table:style-name="ce17" table:number-columns-repeated="1005"/>
        </table:table-row>
        <table:table-row table:style-name="ro3">
          <table:table-cell office:value-type="string">
            <text:p>Nkx2.2</text:p>
          </table:table-cell>
          <table:table-cell table:style-name="ce20" table:formula="of:=[.O73]/([.O59]/(6*[.O16]))" office:value-type="float" office:value="0.010678184699291">
            <text:p>0.01</text:p>
          </table:table-cell>
          <table:table-cell table:style-name="ce20" table:formula="of:=[.P73]/([.P59]/(6*[.P16]))" office:value-type="float" office:value="0.0110233790435948">
            <text:p>0.01</text:p>
          </table:table-cell>
          <table:table-cell table:style-name="ce20" table:formula="of:=[.Q73]/([.Q59]/(6*[.Q16]))" office:value-type="float" office:value="0.0104058009402519">
            <text:p>0.01</text:p>
          </table:table-cell>
          <table:table-cell table:style-name="ce20" table:formula="of:=[.R73]/([.R59]/(6*[.R16]))" office:value-type="float" office:value="0.00721834236338326">
            <text:p>0.01</text:p>
          </table:table-cell>
          <table:table-cell table:style-name="ce20" table:formula="of:=[.S73]/([.S59]/(6*[.S16]))" office:value-type="float" office:value="0.00809219818609494">
            <text:p>0.01</text:p>
          </table:table-cell>
          <table:table-cell table:style-name="ce20" table:formula="of:=[.T73]/([.T59]/(6*[.T16]))" office:value-type="float" office:value="0.00701028451562869">
            <text:p>0.01</text:p>
          </table:table-cell>
          <table:table-cell table:style-name="ce20" table:formula="of:=[.U73]/([.U59]/(6*[.U16]))" office:value-type="float" office:value="0.0110150998847845">
            <text:p>0.01</text:p>
          </table:table-cell>
          <table:table-cell table:style-name="ce20" table:formula="of:=[.V73]/([.V59]/(6*[.V16]))" office:value-type="float" office:value="0.012207316553219">
            <text:p>0.01</text:p>
          </table:table-cell>
          <table:table-cell table:style-name="ce20" table:formula="of:=[.W73]/([.W59]/(6*[.W16]))" office:value-type="float" office:value="0.0145293022970124">
            <text:p>0.01</text:p>
          </table:table-cell>
          <table:table-cell table:style-name="ce20" table:formula="of:=[.X73]/([.X59]/(6*[.X16]))" office:value-type="float" office:value="0.0115056605167864">
            <text:p>0.01</text:p>
          </table:table-cell>
          <table:table-cell table:style-name="ce20" table:formula="of:=[.Y73]/([.Y59]/(6*[.Y16]))" office:value-type="float" office:value="0.00779048640973839">
            <text:p>0.01</text:p>
          </table:table-cell>
          <table:table-cell table:style-name="ce20" table:formula="of:=[.Z73]/([.Z59]/(6*[.Z16]))" office:value-type="float" office:value="0.00348184416784995">
            <text:p>0</text:p>
          </table:table-cell>
          <table:table-cell table:style-name="ce20" table:formula="of:=[.AA73]/([.AA59]/(6*[.AA16]))" office:value-type="float" office:value="0.00708017218357025">
            <text:p>0.01</text:p>
          </table:table-cell>
          <table:table-cell table:style-name="ce20" table:formula="of:=[.AB73]/([.AB59]/(6*[.AB16]))" office:value-type="float" office:value="0.00376492614563962">
            <text:p>0</text:p>
          </table:table-cell>
          <table:table-cell table:style-name="ce17" table:number-columns-repeated="1009"/>
        </table:table-row>
        <table:table-row table:style-name="ro3">
          <table:table-cell office:value-type="string">
            <text:p>Olig2</text:p>
          </table:table-cell>
          <table:table-cell table:style-name="ce20" table:formula="of:=[.O74]/([.O60]/(6*[.O17]))" office:value-type="float" office:value="0.0205359502227811">
            <text:p>0.02</text:p>
          </table:table-cell>
          <table:table-cell table:style-name="ce20" table:formula="of:=[.P74]/([.P60]/(6*[.P17]))" office:value-type="float" office:value="0.01322023461217">
            <text:p>0.01</text:p>
          </table:table-cell>
          <table:table-cell table:style-name="ce20" table:formula="of:=[.Q74]/([.Q60]/(6*[.Q17]))" office:value-type="float" office:value="0.0097202343490124">
            <text:p>0.01</text:p>
          </table:table-cell>
          <table:table-cell table:style-name="ce20" table:formula="of:=[.R74]/([.R60]/(6*[.R17]))" office:value-type="float" office:value="0.0104103883677725">
            <text:p>0.01</text:p>
          </table:table-cell>
          <table:table-cell table:style-name="ce20" table:formula="of:=[.S74]/([.S60]/(6*[.S17]))" office:value-type="float" office:value="0.00943670140371822">
            <text:p>0.01</text:p>
          </table:table-cell>
          <table:table-cell table:style-name="ce20" table:formula="of:=[.T74]/([.T60]/(6*[.T17]))" office:value-type="float" office:value="0.014650328680245">
            <text:p>0.01</text:p>
          </table:table-cell>
          <table:table-cell table:style-name="ce20" table:formula="of:=[.U74]/([.U60]/(6*[.U17]))" office:value-type="float" office:value="0.0162288229057278">
            <text:p>0.02</text:p>
          </table:table-cell>
          <table:table-cell table:style-name="ce20" table:formula="of:=[.V74]/([.V60]/(6*[.V17]))" office:value-type="float" office:value="0.0139846883532915">
            <text:p>0.01</text:p>
          </table:table-cell>
          <table:table-cell table:style-name="ce20" table:formula="of:=[.W74]/([.W60]/(6*[.W17]))" office:value-type="float" office:value="0.0119460375807685">
            <text:p>0.01</text:p>
          </table:table-cell>
          <table:table-cell table:style-name="ce20" table:formula="of:=[.X74]/([.X60]/(6*[.X17]))" office:value-type="float" office:value="0.0146019037340853">
            <text:p>0.01</text:p>
          </table:table-cell>
          <table:table-cell table:style-name="ce20" table:formula="of:=[.Y74]/([.Y60]/(6*[.Y17]))" office:value-type="float" office:value="0.0129307287809237">
            <text:p>0.01</text:p>
          </table:table-cell>
          <table:table-cell table:style-name="ce20" table:formula="of:=[.Z74]/([.Z60]/(6*[.Z17]))" office:value-type="float" office:value="0.00675614120479722">
            <text:p>0.01</text:p>
          </table:table-cell>
          <table:table-cell table:style-name="ce20" table:formula="of:=[.AA74]/([.AA60]/(6*[.AA17]))" office:value-type="float" office:value="0.00365375273348873">
            <text:p>0</text:p>
          </table:table-cell>
          <table:table-cell table:style-name="ce20" table:formula="of:=[.AB74]/([.AB60]/(6*[.AB17]))" office:value-type="float" office:value="0.00529617491661535">
            <text:p>0.01</text:p>
          </table:table-cell>
          <table:table-cell table:style-name="ce17" table:number-columns-repeated="1009"/>
        </table:table-row>
        <table:table-row table:style-name="ro3">
          <table:table-cell office:value-type="string">
            <text:p>Intermediate</text:p>
          </table:table-cell>
          <table:table-cell table:style-name="ce20" table:formula="of:=[.O75]/([.O61]/(6*[.O18]))" office:value-type="float" office:value="0.0248724073187209">
            <text:p>0.02</text:p>
          </table:table-cell>
          <table:table-cell table:style-name="ce20" table:formula="of:=[.P75]/([.P61]/(6*[.P18]))" office:value-type="float" office:value="0.0196955895294446">
            <text:p>0.02</text:p>
          </table:table-cell>
          <table:table-cell table:style-name="ce20" table:formula="of:=[.Q75]/([.Q61]/(6*[.Q18]))" office:value-type="float" office:value="0.0220592453791327">
            <text:p>0.02</text:p>
          </table:table-cell>
          <table:table-cell table:style-name="ce20" table:formula="of:=[.R75]/([.R61]/(6*[.R18]))" office:value-type="float" office:value="0.0222328294189025">
            <text:p>0.02</text:p>
          </table:table-cell>
          <table:table-cell table:style-name="ce20" table:formula="of:=[.S75]/([.S61]/(6*[.S18]))" office:value-type="float" office:value="0.0235521844946749">
            <text:p>0.02</text:p>
          </table:table-cell>
          <table:table-cell table:style-name="ce20" table:formula="of:=[.T75]/([.T61]/(6*[.T18]))" office:value-type="float" office:value="0.0224404366319286">
            <text:p>0.02</text:p>
          </table:table-cell>
          <table:table-cell table:style-name="ce20" table:formula="of:=[.U75]/([.U61]/(6*[.U18]))" office:value-type="float" office:value="0.0235786705768607">
            <text:p>0.02</text:p>
          </table:table-cell>
          <table:table-cell table:style-name="ce20" table:formula="of:=[.V75]/([.V61]/(6*[.V18]))" office:value-type="float" office:value="0.0226480115505266">
            <text:p>0.02</text:p>
          </table:table-cell>
          <table:table-cell table:style-name="ce20" table:formula="of:=[.W75]/([.W61]/(6*[.W18]))" office:value-type="float" office:value="0.0226648957796567">
            <text:p>0.02</text:p>
          </table:table-cell>
          <table:table-cell table:style-name="ce20" table:formula="of:=[.X75]/([.X61]/(6*[.X18]))" office:value-type="float" office:value="0.0151610213773942">
            <text:p>0.02</text:p>
          </table:table-cell>
          <table:table-cell table:style-name="ce20" table:formula="of:=[.Y75]/([.Y61]/(6*[.Y18]))" office:value-type="float" office:value="0.0111407343847476">
            <text:p>0.01</text:p>
          </table:table-cell>
          <table:table-cell table:style-name="ce20" table:formula="of:=[.Z75]/([.Z61]/(6*[.Z18]))" office:value-type="float" office:value="0.0133275661532562">
            <text:p>0.01</text:p>
          </table:table-cell>
          <table:table-cell table:style-name="ce20" table:formula="of:=[.AA75]/([.AA61]/(6*[.AA18]))" office:value-type="float" office:value="0.00944757992890031">
            <text:p>0.01</text:p>
          </table:table-cell>
          <table:table-cell table:style-name="ce20" table:formula="of:=[.AB75]/([.AB61]/(6*[.AB18]))" office:value-type="float" office:value="0.00403221039803208">
            <text:p>0</text:p>
          </table:table-cell>
          <table:table-cell table:number-columns-repeated="1009"/>
        </table:table-row>
        <table:table-row table:style-name="ro3">
          <table:table-cell office:value-type="string">
            <text:p>Pax7</text:p>
          </table:table-cell>
          <table:table-cell table:style-name="ce20" table:formula="of:=[.O76]/([.O62]/(6*[.O19]))" office:value-type="float" office:value="0.0126359248061404">
            <text:p>0.01</text:p>
          </table:table-cell>
          <table:table-cell table:style-name="ce20" table:formula="of:=[.P76]/([.P62]/(6*[.P19]))" office:value-type="float" office:value="0.0100323043471154">
            <text:p>0.01</text:p>
          </table:table-cell>
          <table:table-cell table:style-name="ce20" table:formula="of:=[.Q76]/([.Q62]/(6*[.Q19]))" office:value-type="float" office:value="0.00894505695793265">
            <text:p>0.01</text:p>
          </table:table-cell>
          <table:table-cell table:style-name="ce20" table:formula="of:=[.R76]/([.R62]/(6*[.R19]))" office:value-type="float" office:value="0.00827513580022017">
            <text:p>0.01</text:p>
          </table:table-cell>
          <table:table-cell table:style-name="ce20" table:formula="of:=[.S76]/([.S62]/(6*[.S19]))" office:value-type="float" office:value="0.0102211730436487">
            <text:p>0.01</text:p>
          </table:table-cell>
          <table:table-cell table:style-name="ce20" table:formula="of:=[.T76]/([.T62]/(6*[.T19]))" office:value-type="float" office:value="0.00866113139585812">
            <text:p>0.01</text:p>
          </table:table-cell>
          <table:table-cell table:style-name="ce20" table:formula="of:=[.U76]/([.U62]/(6*[.U19]))" office:value-type="float" office:value="0.0111076979455875">
            <text:p>0.01</text:p>
          </table:table-cell>
          <table:table-cell table:style-name="ce20" table:formula="of:=[.V76]/([.V62]/(6*[.V19]))" office:value-type="float" office:value="0.0115129230541734">
            <text:p>0.01</text:p>
          </table:table-cell>
          <table:table-cell table:style-name="ce20" table:formula="of:=[.W76]/([.W62]/(6*[.W19]))" office:value-type="float" office:value="0.00880396249222177">
            <text:p>0.01</text:p>
          </table:table-cell>
          <table:table-cell table:style-name="ce20" table:formula="of:=[.X76]/([.X62]/(6*[.X19]))" office:value-type="float" office:value="0.00889760287827366">
            <text:p>0.01</text:p>
          </table:table-cell>
          <table:table-cell table:style-name="ce20" table:formula="of:=[.Y76]/([.Y62]/(6*[.Y19]))" office:value-type="float" office:value="0.00892849821162795">
            <text:p>0.01</text:p>
          </table:table-cell>
          <table:table-cell table:style-name="ce20" table:formula="of:=[.Z76]/([.Z62]/(6*[.Z19]))" office:value-type="float" office:value="0.00818617866995449">
            <text:p>0.01</text:p>
          </table:table-cell>
          <table:table-cell table:style-name="ce20" table:formula="of:=[.AA76]/([.AA62]/(6*[.AA19]))" office:value-type="float" office:value="0.00772899685154508">
            <text:p>0.01</text:p>
          </table:table-cell>
          <table:table-cell table:style-name="ce20" table:formula="of:=[.AB76]/([.AB62]/(6*[.AB19]))" office:value-type="float" office:value="0.0070161149012313">
            <text:p>0.01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style-name="ce10" office:value-type="string" table:number-columns-spanned="5" table:number-rows-spanned="1">
            <text:p>Division rate from time derivative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19"/>
        </table:table-row>
        <table:table-row table:style-name="ro3">
          <table:table-cell table:style-name="Default"/>
          <table:table-cell table:style-name="ce10" office:value-type="string">
            <text:p>Time [h]</text:p>
          </table:table-cell>
          <table:table-cell table:style-name="ce10" table:formula="of:=AVERAGE([.B79:.C79])" office:value-type="float" office:value="58.25">
            <text:p>58.25</text:p>
          </table:table-cell>
          <table:table-cell table:style-name="ce10" table:formula="of:=AVERAGE([.C79:.D79])" office:value-type="float" office:value="59.75">
            <text:p>59.75</text:p>
          </table:table-cell>
          <table:table-cell table:style-name="ce10" table:formula="of:=AVERAGE([.D79:.E79])" office:value-type="float" office:value="61.25">
            <text:p>61.25</text:p>
          </table:table-cell>
          <table:table-cell table:style-name="ce10" table:formula="of:=AVERAGE([.E79:.F79])" office:value-type="float" office:value="62.75">
            <text:p>62.75</text:p>
          </table:table-cell>
          <table:table-cell table:style-name="ce10" table:formula="of:=AVERAGE([.F79:.G79])" office:value-type="float" office:value="64.25">
            <text:p>64.25</text:p>
          </table:table-cell>
          <table:table-cell table:style-name="ce10" table:formula="of:=AVERAGE([.G79:.H79])" office:value-type="float" office:value="65.75">
            <text:p>65.75</text:p>
          </table:table-cell>
          <table:table-cell table:style-name="ce10" table:formula="of:=AVERAGE([.H79:.I79])" office:value-type="float" office:value="67.25">
            <text:p>67.25</text:p>
          </table:table-cell>
          <table:table-cell table:style-name="ce10" table:formula="of:=AVERAGE([.I79:.J79])" office:value-type="float" office:value="69.5">
            <text:p>69.5</text:p>
          </table:table-cell>
          <table:table-cell table:style-name="ce10" table:formula="of:=AVERAGE([.J79:.K79])" office:value-type="float" office:value="72.5">
            <text:p>72.5</text:p>
          </table:table-cell>
          <table:table-cell table:style-name="ce10" table:formula="of:=AVERAGE([.K79:.L79])" office:value-type="float" office:value="75.5">
            <text:p>75.5</text:p>
          </table:table-cell>
          <table:table-cell table:style-name="ce10" table:formula="of:=AVERAGE([.L79:.M79])" office:value-type="float" office:value="78.5">
            <text:p>78.5</text:p>
          </table:table-cell>
          <table:table-cell table:style-name="ce10" table:formula="of:=AVERAGE([.M79:.N79])" office:value-type="float" office:value="81.5">
            <text:p>81.5</text:p>
          </table:table-cell>
          <table:table-cell table:style-name="ce10" table:formula="of:=AVERAGE([.N79:.O79])" office:value-type="float" office:value="89.5">
            <text:p>89.5</text:p>
          </table:table-cell>
          <table:table-cell table:number-columns-repeated="1009"/>
        </table:table-row>
        <table:table-row table:style-name="ro3">
          <table:table-cell table:style-name="Default"/>
          <table:table-cell table:style-name="ce10" office:value-type="string">
            <text:p>Δt</text:p>
          </table:table-cell>
          <table:table-cell table:style-name="ce10" table:formula="of:=[.C79]-[.B79]" office:value-type="float" office:value="1.5">
            <text:p>1.5</text:p>
          </table:table-cell>
          <table:table-cell table:style-name="ce10" table:formula="of:=[.D79]-[.C79]" office:value-type="float" office:value="1.5">
            <text:p>1.5</text:p>
          </table:table-cell>
          <table:table-cell table:style-name="ce10" table:formula="of:=[.E79]-[.D79]" office:value-type="float" office:value="1.5">
            <text:p>1.5</text:p>
          </table:table-cell>
          <table:table-cell table:style-name="ce10" table:formula="of:=[.F79]-[.E79]" office:value-type="float" office:value="1.5">
            <text:p>1.5</text:p>
          </table:table-cell>
          <table:table-cell table:style-name="ce10" table:formula="of:=[.G79]-[.F79]" office:value-type="float" office:value="1.5">
            <text:p>1.5</text:p>
          </table:table-cell>
          <table:table-cell table:style-name="ce10" table:formula="of:=[.H79]-[.G79]" office:value-type="float" office:value="1.5">
            <text:p>1.5</text:p>
          </table:table-cell>
          <table:table-cell table:style-name="ce10" table:formula="of:=[.I79]-[.H79]" office:value-type="float" office:value="1.5">
            <text:p>1.5</text:p>
          </table:table-cell>
          <table:table-cell table:style-name="ce10" table:formula="of:=[.J79]-[.I79]" office:value-type="float" office:value="3">
            <text:p>3</text:p>
          </table:table-cell>
          <table:table-cell table:style-name="ce10" table:formula="of:=[.K79]-[.J79]" office:value-type="float" office:value="3">
            <text:p>3</text:p>
          </table:table-cell>
          <table:table-cell table:style-name="ce10" table:formula="of:=[.L79]-[.K79]" office:value-type="float" office:value="3">
            <text:p>3</text:p>
          </table:table-cell>
          <table:table-cell table:style-name="ce10" table:formula="of:=[.M79]-[.L79]" office:value-type="float" office:value="3">
            <text:p>3</text:p>
          </table:table-cell>
          <table:table-cell table:style-name="ce10" table:formula="of:=[.N79]-[.M79]" office:value-type="float" office:value="3">
            <text:p>3</text:p>
          </table:table-cell>
          <table:table-cell table:style-name="ce10" table:formula="of:=[.O79]-[.N79]" office:value-type="float" office:value="13">
            <text:p>13</text:p>
          </table:table-cell>
          <table:table-cell table:number-columns-repeated="1009"/>
        </table:table-row>
        <table:table-row table:style-name="ro3">
          <table:table-cell table:style-name="ce10" office:value-type="string">
            <text:p>Δp</text:p>
          </table:table-cell>
          <table:table-cell office:value-type="string">
            <text:p>Nkx2.2</text:p>
          </table:table-cell>
          <table:table-cell table:style-name="Default" table:formula="of:=[.P59]-[.O59]" office:value-type="float" office:value="5.54666666666668">
            <text:p>5.55</text:p>
          </table:table-cell>
          <table:table-cell table:style-name="Default" table:formula="of:=[.Q59]-[.P59]" office:value-type="float" office:value="5.54666666666668">
            <text:p>5.55</text:p>
          </table:table-cell>
          <table:table-cell table:style-name="Default" table:formula="of:=[.R59]-[.Q59]" office:value-type="float" office:value="1.29">
            <text:p>1.29</text:p>
          </table:table-cell>
          <table:table-cell table:style-name="Default" table:formula="of:=[.S59]-[.R59]" office:value-type="float" office:value="-2.96666666666668">
            <text:p>-2.97</text:p>
          </table:table-cell>
          <table:table-cell table:style-name="Default" table:formula="of:=[.T59]-[.S59]" office:value-type="float" office:value="-2.96666666666668">
            <text:p>-2.97</text:p>
          </table:table-cell>
          <table:table-cell table:style-name="Default" table:formula="of:=[.U59]-[.T59]" office:value-type="float" office:value="-0.3125">
            <text:p>-0.31</text:p>
          </table:table-cell>
          <table:table-cell table:style-name="Default" table:formula="of:=[.V59]-[.U59]" office:value-type="float" office:value="-0.3125">
            <text:p>-0.31</text:p>
          </table:table-cell>
          <table:table-cell table:style-name="Default" table:formula="of:=[.W59]-[.V59]" office:value-type="float" office:value="-0.625">
            <text:p>-0.63</text:p>
          </table:table-cell>
          <table:table-cell table:style-name="Default" table:formula="of:=[.X59]-[.W59]" office:value-type="float" office:value="2">
            <text:p>2</text:p>
          </table:table-cell>
          <table:table-cell table:style-name="Default" table:formula="of:=[.Y59]-[.X59]" office:value-type="float" office:value="2">
            <text:p>2</text:p>
          </table:table-cell>
          <table:table-cell table:style-name="Default" table:formula="of:=[.Z59]-[.Y59]" office:value-type="float" office:value="-2.16666666666667">
            <text:p>-2.17</text:p>
          </table:table-cell>
          <table:table-cell table:style-name="Default" table:formula="of:=[.AA59]-[.Z59]" office:value-type="float" office:value="-0.883333333333329">
            <text:p>-0.88</text:p>
          </table:table-cell>
          <table:table-cell table:style-name="Default" table:formula="of:=[.AB59]-[.AA59]" office:value-type="float" office:value="11.55">
            <text:p>11.55</text:p>
          </table:table-cell>
          <table:table-cell table:number-columns-repeated="1009"/>
        </table:table-row>
        <table:table-row table:style-name="ro3">
          <table:table-cell table:style-name="Default"/>
          <table:table-cell office:value-type="string">
            <text:p>Olig2</text:p>
          </table:table-cell>
          <table:table-cell table:style-name="Default" table:formula="of:=[.P60]-[.O60]" office:value-type="float" office:value="19.1466666666667">
            <text:p>19.15</text:p>
          </table:table-cell>
          <table:table-cell table:style-name="Default" table:formula="of:=[.Q60]-[.P60]" office:value-type="float" office:value="19.1466666666667">
            <text:p>19.15</text:p>
          </table:table-cell>
          <table:table-cell table:style-name="Default" table:formula="of:=[.R60]-[.Q60]" office:value-type="float" office:value="7.19">
            <text:p>7.19</text:p>
          </table:table-cell>
          <table:table-cell table:style-name="Default" table:formula="of:=[.S60]-[.R60]" office:value-type="float" office:value="-4.76666666666668">
            <text:p>-4.77</text:p>
          </table:table-cell>
          <table:table-cell table:style-name="Default" table:formula="of:=[.T60]-[.S60]" office:value-type="float" office:value="-4.76666666666668">
            <text:p>-4.77</text:p>
          </table:table-cell>
          <table:table-cell table:style-name="Default" table:formula="of:=[.U60]-[.T60]" office:value-type="float" office:value="-0.5625">
            <text:p>-0.56</text:p>
          </table:table-cell>
          <table:table-cell table:style-name="Default" table:formula="of:=[.V60]-[.U60]" office:value-type="float" office:value="-0.5625">
            <text:p>-0.56</text:p>
          </table:table-cell>
          <table:table-cell table:style-name="Default" table:formula="of:=[.W60]-[.V60]" office:value-type="float" office:value="-1.125">
            <text:p>-1.13</text:p>
          </table:table-cell>
          <table:table-cell table:style-name="Default" table:formula="of:=[.X60]-[.W60]" office:value-type="float" office:value="-7.34999999999999">
            <text:p>-7.35</text:p>
          </table:table-cell>
          <table:table-cell table:style-name="Default" table:formula="of:=[.Y60]-[.X60]" office:value-type="float" office:value="-7.35000000000001">
            <text:p>-7.35</text:p>
          </table:table-cell>
          <table:table-cell table:style-name="Default" table:formula="of:=[.Z60]-[.Y60]" office:value-type="float" office:value="10.9666666666667">
            <text:p>10.97</text:p>
          </table:table-cell>
          <table:table-cell table:style-name="Default" table:formula="of:=[.AA60]-[.Z60]" office:value-type="float" office:value="-2.81666666666666">
            <text:p>-2.82</text:p>
          </table:table-cell>
          <table:table-cell table:style-name="Default" table:formula="of:=[.AB60]-[.AA60]" office:value-type="float" office:value="-28.9">
            <text:p>-28.9</text:p>
          </table:table-cell>
          <table:table-cell table:number-columns-repeated="1009"/>
        </table:table-row>
        <table:table-row table:style-name="ro3">
          <table:table-cell table:style-name="Default"/>
          <table:table-cell office:value-type="string">
            <text:p>Intermediate</text:p>
          </table:table-cell>
          <table:table-cell table:style-name="Default" table:formula="of:=[.P61]-[.O61]" office:value-type="float" office:value="1.69492146000928">
            <text:p>1.69</text:p>
          </table:table-cell>
          <table:table-cell table:style-name="Default" table:formula="of:=[.Q61]-[.P61]" office:value-type="float" office:value="1.69492146000928">
            <text:p>1.69</text:p>
          </table:table-cell>
          <table:table-cell table:style-name="Default" table:formula="of:=[.R61]-[.Q61]" office:value-type="float" office:value="0.464127396671302">
            <text:p>0.46</text:p>
          </table:table-cell>
          <table:table-cell table:style-name="Default" table:formula="of:=[.S61]-[.R61]" office:value-type="float" office:value="-0.76666666666668">
            <text:p>-0.77</text:p>
          </table:table-cell>
          <table:table-cell table:style-name="Default" table:formula="of:=[.T61]-[.S61]" office:value-type="float" office:value="-0.76666666666668">
            <text:p>-0.77</text:p>
          </table:table-cell>
          <table:table-cell table:style-name="Default" table:formula="of:=[.U61]-[.T61]" office:value-type="float" office:value="-0.0625">
            <text:p>-0.06</text:p>
          </table:table-cell>
          <table:table-cell table:style-name="Default" table:formula="of:=[.V61]-[.U61]" office:value-type="float" office:value="-0.0625">
            <text:p>-0.06</text:p>
          </table:table-cell>
          <table:table-cell table:style-name="Default" table:formula="of:=[.W61]-[.V61]" office:value-type="float" office:value="-0.125">
            <text:p>-0.13</text:p>
          </table:table-cell>
          <table:table-cell table:style-name="Default" table:formula="of:=[.X61]-[.W61]" office:value-type="float" office:value="6.1936046511628">
            <text:p>6.19</text:p>
          </table:table-cell>
          <table:table-cell table:style-name="Default" table:formula="of:=[.Y61]-[.X61]" office:value-type="float" office:value="6.1936046511628">
            <text:p>6.19</text:p>
          </table:table-cell>
          <table:table-cell table:style-name="Default" table:formula="of:=[.Z61]-[.Y61]" office:value-type="float" office:value="4.5751937984496">
            <text:p>4.58</text:p>
          </table:table-cell>
          <table:table-cell table:style-name="Default" table:formula="of:=[.AA61]-[.Z61]" office:value-type="float" office:value="7.1875968992248">
            <text:p>7.19</text:p>
          </table:table-cell>
          <table:table-cell table:style-name="Default" table:formula="of:=[.AB61]-[.AA61]" office:value-type="float" office:value="60.938518623155">
            <text:p>60.94</text:p>
          </table:table-cell>
          <table:table-cell table:number-columns-repeated="1009"/>
        </table:table-row>
        <table:table-row table:style-name="ro3">
          <table:table-cell table:style-name="Default"/>
          <table:table-cell office:value-type="string">
            <text:p>Pax7</text:p>
          </table:table-cell>
          <table:table-cell table:style-name="Default" table:formula="of:=[.P62]-[.O62]" office:value-type="float" office:value="25.34913999894">
            <text:p>25.35</text:p>
          </table:table-cell>
          <table:table-cell table:style-name="Default" table:formula="of:=[.Q62]-[.P62]" office:value-type="float" office:value="25.34913999894">
            <text:p>25.35</text:p>
          </table:table-cell>
          <table:table-cell table:style-name="Default" table:formula="of:=[.R62]-[.Q62]" office:value-type="float" office:value="7.7204140268004">
            <text:p>7.72</text:p>
          </table:table-cell>
          <table:table-cell table:style-name="Default" table:formula="of:=[.S62]-[.R62]" office:value-type="float" office:value="-9.90831194533922">
            <text:p>-9.91</text:p>
          </table:table-cell>
          <table:table-cell table:style-name="Default" table:formula="of:=[.T62]-[.S62]" office:value-type="float" office:value="-9.90831194533919">
            <text:p>-9.91</text:p>
          </table:table-cell>
          <table:table-cell table:style-name="Default" table:formula="of:=[.U62]-[.T62]" office:value-type="float" office:value="13.5805476716317">
            <text:p>13.58</text:p>
          </table:table-cell>
          <table:table-cell table:style-name="Default" table:formula="of:=[.V62]-[.U62]" office:value-type="float" office:value="13.5805476716318">
            <text:p>13.58</text:p>
          </table:table-cell>
          <table:table-cell table:style-name="Default" table:formula="of:=[.W62]-[.V62]" office:value-type="float" office:value="27.1610953432635">
            <text:p>27.16</text:p>
          </table:table-cell>
          <table:table-cell table:style-name="Default" table:formula="of:=[.X62]-[.W62]" office:value-type="float" office:value="-0.880311996812509">
            <text:p>-0.88</text:p>
          </table:table-cell>
          <table:table-cell table:style-name="Default" table:formula="of:=[.Y62]-[.X62]" office:value-type="float" office:value="-0.88031199681248">
            <text:p>-0.88</text:p>
          </table:table-cell>
          <table:table-cell table:style-name="Default" table:formula="of:=[.Z62]-[.Y62]" office:value-type="float" office:value="22.9038690938246">
            <text:p>22.9</text:p>
          </table:table-cell>
          <table:table-cell table:style-name="Default" table:formula="of:=[.AA62]-[.Z62]" office:value-type="float" office:value="24.7394752625108">
            <text:p>24.74</text:p>
          </table:table-cell>
          <table:table-cell table:style-name="Default" table:formula="of:=[.AB62]-[.AA62]" office:value-type="float" office:value="23.1592577856179">
            <text:p>23.16</text:p>
          </table:table-cell>
          <table:table-cell table:number-columns-repeated="1009"/>
        </table:table-row>
        <table:table-row table:style-name="ro3">
          <table:table-cell table:style-name="ce11" office:value-type="string">
            <text:p>Δn</text:p>
          </table:table-cell>
          <table:table-cell office:value-type="string">
            <text:p>Nkx2.2</text:p>
          </table:table-cell>
          <table:table-cell table:formula="of:=[.P50]-[.O50]" office:value-type="float" office:value="-0.186666666666667">
            <text:p>-0.19</text:p>
          </table:table-cell>
          <table:table-cell table:formula="of:=[.Q50]-[.P50]" office:value-type="float" office:value="-0.186666666666667">
            <text:p>-0.19</text:p>
          </table:table-cell>
          <table:table-cell table:formula="of:=[.R50]-[.Q50]" office:value-type="float" office:value="0.19">
            <text:p>0.19</text:p>
          </table:table-cell>
          <table:table-cell table:formula="of:=[.S50]-[.R50]" office:value-type="float" office:value="0.566666666666667">
            <text:p>0.57</text:p>
          </table:table-cell>
          <table:table-cell table:formula="of:=[.T50]-[.S50]" office:value-type="float" office:value="0.566666666666667">
            <text:p>0.57</text:p>
          </table:table-cell>
          <table:table-cell table:formula="of:=[.U50]-[.T50]" office:value-type="float" office:value="0">
            <text:p>0</text:p>
          </table:table-cell>
          <table:table-cell table:formula="of:=[.V50]-[.U50]" office:value-type="float" office:value="0">
            <text:p>0</text:p>
          </table:table-cell>
          <table:table-cell table:formula="of:=[.W50]-[.V50]" office:value-type="float" office:value="0">
            <text:p>0</text:p>
          </table:table-cell>
          <table:table-cell table:formula="of:=[.X50]-[.W50]" office:value-type="float" office:value="-0.275">
            <text:p>-0.28</text:p>
          </table:table-cell>
          <table:table-cell table:formula="of:=[.Y50]-[.X50]" office:value-type="float" office:value="-0.275">
            <text:p>-0.28</text:p>
          </table:table-cell>
          <table:table-cell table:formula="of:=[.Z50]-[.Y50]" office:value-type="float" office:value="0.366666666666666">
            <text:p>0.37</text:p>
          </table:table-cell>
          <table:table-cell table:formula="of:=[.AA50]-[.Z50]" office:value-type="float" office:value="2.58333333333333">
            <text:p>2.58</text:p>
          </table:table-cell>
          <table:table-cell table:formula="of:=[.AB50]-[.AA50]" office:value-type="float" office:value="7.50000000000003">
            <text:p>7.5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Olig2</text:p>
          </table:table-cell>
          <table:table-cell table:formula="of:=[.P51]-[.O51]" office:value-type="float" office:value="2.98666666666668">
            <text:p>2.99</text:p>
          </table:table-cell>
          <table:table-cell table:formula="of:=[.Q51]-[.P51]" office:value-type="float" office:value="2.98666666666668">
            <text:p>2.99</text:p>
          </table:table-cell>
          <table:table-cell table:formula="of:=[.R51]-[.Q51]" office:value-type="float" office:value="4.01">
            <text:p>4.01</text:p>
          </table:table-cell>
          <table:table-cell table:formula="of:=[.S51]-[.R51]" office:value-type="float" office:value="5.03333333333332">
            <text:p>5.03</text:p>
          </table:table-cell>
          <table:table-cell table:formula="of:=[.T51]-[.S51]" office:value-type="float" office:value="5.03333333333332">
            <text:p>5.03</text:p>
          </table:table-cell>
          <table:table-cell table:formula="of:=[.U51]-[.T51]" office:value-type="float" office:value="4">
            <text:p>4</text:p>
          </table:table-cell>
          <table:table-cell table:formula="of:=[.V51]-[.U51]" office:value-type="float" office:value="4">
            <text:p>4</text:p>
          </table:table-cell>
          <table:table-cell table:formula="of:=[.W51]-[.V51]" office:value-type="float" office:value="8">
            <text:p>8</text:p>
          </table:table-cell>
          <table:table-cell table:formula="of:=[.X51]-[.W51]" office:value-type="float" office:value="7.275">
            <text:p>7.28</text:p>
          </table:table-cell>
          <table:table-cell table:formula="of:=[.Y51]-[.X51]" office:value-type="float" office:value="7.275">
            <text:p>7.28</text:p>
          </table:table-cell>
          <table:table-cell table:formula="of:=[.Z51]-[.Y51]" office:value-type="float" office:value="20.1333333333333">
            <text:p>20.13</text:p>
          </table:table-cell>
          <table:table-cell table:formula="of:=[.AA51]-[.Z51]" office:value-type="float" office:value="26.3666666666667">
            <text:p>26.37</text:p>
          </table:table-cell>
          <table:table-cell table:formula="of:=[.AB51]-[.AA51]" office:value-type="float" office:value="65.45">
            <text:p>65.45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Intermediate</text:p>
          </table:table-cell>
          <table:table-cell table:formula="of:=[.P52]-[.O52]" office:value-type="float" office:value="0.4">
            <text:p>0.4</text:p>
          </table:table-cell>
          <table:table-cell table:formula="of:=[.Q52]-[.P52]" office:value-type="float" office:value="0.4">
            <text:p>0.4</text:p>
          </table:table-cell>
          <table:table-cell table:formula="of:=[.R52]-[.Q52]" office:value-type="float" office:value="0.55">
            <text:p>0.55</text:p>
          </table:table-cell>
          <table:table-cell table:formula="of:=[.S52]-[.R52]" office:value-type="float" office:value="0.7">
            <text:p>0.7</text:p>
          </table:table-cell>
          <table:table-cell table:formula="of:=[.T52]-[.S52]" office:value-type="float" office:value="0.7">
            <text:p>0.7</text:p>
          </table:table-cell>
          <table:table-cell table:formula="of:=[.U52]-[.T52]" office:value-type="float" office:value="0.375">
            <text:p>0.38</text:p>
          </table:table-cell>
          <table:table-cell table:formula="of:=[.V52]-[.U52]" office:value-type="float" office:value="0.375">
            <text:p>0.38</text:p>
          </table:table-cell>
          <table:table-cell table:formula="of:=[.W52]-[.V52]" office:value-type="float" office:value="0.75">
            <text:p>0.75</text:p>
          </table:table-cell>
          <table:table-cell table:formula="of:=[.X52]-[.W52]" office:value-type="float" office:value="0.275">
            <text:p>0.28</text:p>
          </table:table-cell>
          <table:table-cell table:formula="of:=[.Y52]-[.X52]" office:value-type="float" office:value="0.274999999999999">
            <text:p>0.28</text:p>
          </table:table-cell>
          <table:table-cell table:formula="of:=[.Z52]-[.Y52]" office:value-type="float" office:value="1.8">
            <text:p>1.8</text:p>
          </table:table-cell>
          <table:table-cell table:formula="of:=[.AA52]-[.Z52]" office:value-type="float" office:value="3.7">
            <text:p>3.7</text:p>
          </table:table-cell>
          <table:table-cell table:formula="of:=[.AB52]-[.AA52]" office:value-type="float" office:value="30.4">
            <text:p>30.4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Pax7</text:p>
          </table:table-cell>
          <table:table-cell table:formula="of:=[.P53]-[.O53]" office:value-type="float" office:value="0.533333333333332">
            <text:p>0.53</text:p>
          </table:table-cell>
          <table:table-cell table:formula="of:=[.Q53]-[.P53]" office:value-type="float" office:value="0.533333333333332">
            <text:p>0.53</text:p>
          </table:table-cell>
          <table:table-cell table:formula="of:=[.R53]-[.Q53]" office:value-type="float" office:value="0.6">
            <text:p>0.6</text:p>
          </table:table-cell>
          <table:table-cell table:formula="of:=[.S53]-[.R53]" office:value-type="float" office:value="0.666666666666668">
            <text:p>0.67</text:p>
          </table:table-cell>
          <table:table-cell table:formula="of:=[.T53]-[.S53]" office:value-type="float" office:value="0.666666666666668">
            <text:p>0.67</text:p>
          </table:table-cell>
          <table:table-cell table:formula="of:=[.U53]-[.T53]" office:value-type="float" office:value="0.75">
            <text:p>0.75</text:p>
          </table:table-cell>
          <table:table-cell table:formula="of:=[.V53]-[.U53]" office:value-type="float" office:value="0.75">
            <text:p>0.75</text:p>
          </table:table-cell>
          <table:table-cell table:formula="of:=[.W53]-[.V53]" office:value-type="float" office:value="1.5">
            <text:p>1.5</text:p>
          </table:table-cell>
          <table:table-cell table:formula="of:=[.X53]-[.W53]" office:value-type="float" office:value="3.4">
            <text:p>3.4</text:p>
          </table:table-cell>
          <table:table-cell table:formula="of:=[.Y53]-[.X53]" office:value-type="float" office:value="3.4">
            <text:p>3.4</text:p>
          </table:table-cell>
          <table:table-cell table:formula="of:=[.Z53]-[.Y53]" office:value-type="float" office:value="2.3">
            <text:p>2.3</text:p>
          </table:table-cell>
          <table:table-cell table:formula="of:=[.AA53]-[.Z53]" office:value-type="float" office:value="5.75">
            <text:p>5.75</text:p>
          </table:table-cell>
          <table:table-cell table:formula="of:=[.AB53]-[.AA53]" office:value-type="float" office:value="31.95">
            <text:p>31.95</text:p>
          </table:table-cell>
          <table:table-cell table:number-columns-repeated="1009"/>
        </table:table-row>
        <table:table-row table:style-name="ro3">
          <table:table-cell table:style-name="ce1" office:value-type="string">
            <text:p>λ</text:p>
          </table:table-cell>
          <table:table-cell office:value-type="string">
            <text:p>Nkx2.2</text:p>
          </table:table-cell>
          <table:table-cell table:formula="of:=(([.C92]+[.C88])/[.C$87]/[.C100]) + ([.C100]+[.C104])/[.C100]*[.C$110]" office:value-type="float" office:value="0.1913006497342">
            <text:p>0.19</text:p>
          </table:table-cell>
          <table:table-cell table:formula="of:=(([.D92]+[.D88])/[.D$87]/[.D100]) + ([.D100]+[.D104])/[.D100]*[.D$110]" office:value-type="float" office:value="0.158173440616189">
            <text:p>0.16</text:p>
          </table:table-cell>
          <table:table-cell table:formula="of:=(([.E92]+[.E88])/[.E$87]/[.E100]) + ([.E100]+[.E104])/[.E100]*[.E$110]" office:value-type="float" office:value="0.0609647009721688">
            <text:p>0.06</text:p>
          </table:table-cell>
          <table:table-cell table:formula="of:=(([.F92]+[.F88])/[.F$87]/[.F100]) + ([.F100]+[.F104])/[.F100]*[.F$110]" office:value-type="float" office:value="-0.0233252089929617">
            <text:p>-0.02</text:p>
          </table:table-cell>
          <table:table-cell table:formula="of:=(([.G92]+[.G88])/[.G$87]/[.G100]) + ([.G100]+[.G104])/[.G100]*[.G$110]" office:value-type="float" office:value="-0.0294269488900365">
            <text:p>-0.03</text:p>
          </table:table-cell>
          <table:table-cell table:formula="of:=(([.H92]+[.H88])/[.H$87]/[.H100]) + ([.H100]+[.H104])/[.H100]*[.H$110]" office:value-type="float" office:value="0.0195531517609941">
            <text:p>0.02</text:p>
          </table:table-cell>
          <table:table-cell table:formula="of:=(([.I92]+[.I88])/[.I$87]/[.I100]) + ([.I100]+[.I104])/[.I100]*[.I$110]" office:value-type="float" office:value="0.0184503419286028">
            <text:p>0.02</text:p>
          </table:table-cell>
          <table:table-cell table:formula="of:=(([.J92]+[.J88])/[.J$87]/[.J100]) + ([.J100]+[.J104])/[.J100]*[.J$110]" office:value-type="float" office:value="0.0169256838537884">
            <text:p>0.02</text:p>
          </table:table-cell>
          <table:table-cell table:formula="of:=(([.K92]+[.K88])/[.K$87]/[.K100]) + ([.K100]+[.K104])/[.K100]*[.K$110]" office:value-type="float" office:value="0.0454564666103128">
            <text:p>0.05</text:p>
          </table:table-cell>
          <table:table-cell table:formula="of:=(([.L92]+[.L88])/[.L$87]/[.L100]) + ([.L100]+[.L104])/[.L100]*[.L$110]" office:value-type="float" office:value="0.042139175257732">
            <text:p>0.04</text:p>
          </table:table-cell>
          <table:table-cell table:formula="of:=(([.M92]+[.M88])/[.M$87]/[.M100]) + ([.M100]+[.M104])/[.M100]*[.M$110]" office:value-type="float" office:value="-0.00111288219098687">
            <text:p>0</text:p>
          </table:table-cell>
          <table:table-cell table:formula="of:=(([.N92]+[.N88])/[.N$87]/[.N100]) + ([.N100]+[.N104])/[.N100]*[.N$110]" office:value-type="float" office:value="0.0418072844094635">
            <text:p>0.04</text:p>
          </table:table-cell>
          <table:table-cell table:formula="of:=(([.O92]+[.O88])/[.O$87]/[.O100]) + ([.O100]+[.O104])/[.O100]*[.O$110]" office:value-type="float" office:value="0.0661744559616901">
            <text:p>0.07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Olig2</text:p>
          </table:table-cell>
          <table:table-cell table:formula="of:=(([.C93]+[.C89])/[.C$87]/[.C101]) + ([.C101]+[.C105])/[.C101]*[.C$110]" office:value-type="float" office:value="0.340801176038221">
            <text:p>0.34</text:p>
          </table:table-cell>
          <table:table-cell table:formula="of:=(([.D93]+[.D89])/[.D$87]/[.D101]) + ([.D101]+[.D105])/[.D101]*[.D$110]" office:value-type="float" office:value="0.25299575107831">
            <text:p>0.25</text:p>
          </table:table-cell>
          <table:table-cell table:formula="of:=(([.E93]+[.E89])/[.E$87]/[.E101]) + ([.E101]+[.E105])/[.E101]*[.E$110]" office:value-type="float" office:value="0.126140939703563">
            <text:p>0.13</text:p>
          </table:table-cell>
          <table:table-cell table:formula="of:=(([.F93]+[.F89])/[.F$87]/[.F101]) + ([.F101]+[.F105])/[.F101]*[.F$110]" office:value-type="float" office:value="0.0358463948207536">
            <text:p>0.04</text:p>
          </table:table-cell>
          <table:table-cell table:formula="of:=(([.G93]+[.G89])/[.G$87]/[.G101]) + ([.G101]+[.G105])/[.G101]*[.G$110]" office:value-type="float" office:value="0.0367145611094029">
            <text:p>0.04</text:p>
          </table:table-cell>
          <table:table-cell table:formula="of:=(([.H93]+[.H89])/[.H$87]/[.H101]) + ([.H101]+[.H105])/[.H101]*[.H$110]" office:value-type="float" office:value="0.0656766793460849">
            <text:p>0.07</text:p>
          </table:table-cell>
          <table:table-cell table:formula="of:=(([.I93]+[.I89])/[.I$87]/[.I101]) + ([.I101]+[.I105])/[.I101]*[.I$110]" office:value-type="float" office:value="0.0660214743126775">
            <text:p>0.07</text:p>
          </table:table-cell>
          <table:table-cell table:formula="of:=(([.J93]+[.J89])/[.J$87]/[.J101]) + ([.J101]+[.J105])/[.J101]*[.J$110]" office:value-type="float" office:value="0.0665693822439155">
            <text:p>0.07</text:p>
          </table:table-cell>
          <table:table-cell table:formula="of:=(([.K93]+[.K89])/[.K$87]/[.K101]) + ([.K101]+[.K105])/[.K101]*[.K$110]" office:value-type="float" office:value="0.0356294631630629">
            <text:p>0.04</text:p>
          </table:table-cell>
          <table:table-cell table:formula="of:=(([.L93]+[.L89])/[.L$87]/[.L101]) + ([.L101]+[.L105])/[.L101]*[.L$110]" office:value-type="float" office:value="0.037371658079095">
            <text:p>0.04</text:p>
          </table:table-cell>
          <table:table-cell table:formula="of:=(([.M93]+[.M89])/[.M$87]/[.M101]) + ([.M101]+[.M105])/[.M101]*[.M$110]" office:value-type="float" office:value="0.203134308894861">
            <text:p>0.2</text:p>
          </table:table-cell>
          <table:table-cell table:formula="of:=(([.N93]+[.N89])/[.N$87]/[.N101]) + ([.N101]+[.N105])/[.N101]*[.N$110]" office:value-type="float" office:value="0.158892771895257">
            <text:p>0.16</text:p>
          </table:table-cell>
          <table:table-cell table:formula="of:=(([.O93]+[.O89])/[.O$87]/[.O101]) + ([.O101]+[.O105])/[.O101]*[.O$110]" office:value-type="float" office:value="0.112231814787155">
            <text:p>0.11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Intermediate</text:p>
          </table:table-cell>
          <table:table-cell table:formula="of:=(([.C94]+[.C90])/[.C$87]/[.C102]) + ([.C102]+[.C106])/[.C102]*[.C$110]" office:value-type="float" office:value="0.0717715598419249">
            <text:p>0.07</text:p>
          </table:table-cell>
          <table:table-cell table:formula="of:=(([.D94]+[.D90])/[.D$87]/[.D102]) + ([.D102]+[.D106])/[.D102]*[.D$110]" office:value-type="float" office:value="0.0688050605597804">
            <text:p>0.07</text:p>
          </table:table-cell>
          <table:table-cell table:formula="of:=(([.E94]+[.E90])/[.E$87]/[.E102]) + ([.E102]+[.E106])/[.E102]*[.E$110]" office:value-type="float" office:value="0.0477896738956642">
            <text:p>0.05</text:p>
          </table:table-cell>
          <table:table-cell table:formula="of:=(([.F94]+[.F90])/[.F$87]/[.F102]) + ([.F102]+[.F106])/[.F102]*[.F$110]" office:value-type="float" office:value="0.0280540333310779">
            <text:p>0.03</text:p>
          </table:table-cell>
          <table:table-cell table:formula="of:=(([.G94]+[.G90])/[.G$87]/[.G102]) + ([.G102]+[.G106])/[.G102]*[.G$110]" office:value-type="float" office:value="0.027383835584527">
            <text:p>0.03</text:p>
          </table:table-cell>
          <table:table-cell table:formula="of:=(([.H94]+[.H90])/[.H$87]/[.H102]) + ([.H102]+[.H106])/[.H102]*[.H$110]" office:value-type="float" office:value="0.0335447266071837">
            <text:p>0.03</text:p>
          </table:table-cell>
          <table:table-cell table:formula="of:=(([.I94]+[.I90])/[.I$87]/[.I102]) + ([.I102]+[.I106])/[.I102]*[.I$110]" office:value-type="float" office:value="0.0327732857478215">
            <text:p>0.03</text:p>
          </table:table-cell>
          <table:table-cell table:formula="of:=(([.J94]+[.J90])/[.J$87]/[.J102]) + ([.J102]+[.J106])/[.J102]*[.J$110]" office:value-type="float" office:value="0.0317211328976035">
            <text:p>0.03</text:p>
          </table:table-cell>
          <table:table-cell table:formula="of:=(([.K94]+[.K90])/[.K$87]/[.K102]) + ([.K102]+[.K106])/[.K102]*[.K$110]" office:value-type="float" office:value="0.0788672147793525">
            <text:p>0.08</text:p>
          </table:table-cell>
          <table:table-cell table:formula="of:=(([.L94]+[.L90])/[.L$87]/[.L102]) + ([.L102]+[.L106])/[.L102]*[.L$110]" office:value-type="float" office:value="0.0698064918978083">
            <text:p>0.07</text:p>
          </table:table-cell>
          <table:table-cell table:formula="of:=(([.M94]+[.M90])/[.M$87]/[.M102]) + ([.M102]+[.M106])/[.M102]*[.M$110]" office:value-type="float" office:value="0.0631058524330572">
            <text:p>0.06</text:p>
          </table:table-cell>
          <table:table-cell table:formula="of:=(([.N94]+[.N90])/[.N$87]/[.N102]) + ([.N102]+[.N106])/[.N102]*[.N$110]" office:value-type="float" office:value="0.084673488375185">
            <text:p>0.08</text:p>
          </table:table-cell>
          <table:table-cell table:formula="of:=(([.O94]+[.O90])/[.O$87]/[.O102]) + ([.O102]+[.O106])/[.O102]*[.O$110]" office:value-type="float" office:value="0.0975858244486881">
            <text:p>0.1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Pax7</text:p>
          </table:table-cell>
          <table:table-cell table:formula="of:=(([.C95]+[.C91])/[.C$87]/[.C103]) + ([.C103]+[.C107])/[.C103]*[.C$110]" office:value-type="float" office:value="0.141565169477041">
            <text:p>0.14</text:p>
          </table:table-cell>
          <table:table-cell table:formula="of:=(([.D95]+[.D91])/[.D$87]/[.D103]) + ([.D103]+[.D107])/[.D103]*[.D$110]" office:value-type="float" office:value="0.125002244604268">
            <text:p>0.13</text:p>
          </table:table-cell>
          <table:table-cell table:formula="of:=(([.E95]+[.E91])/[.E$87]/[.E103]) + ([.E103]+[.E107])/[.E103]*[.E$110]" office:value-type="float" office:value="0.0572086444536044">
            <text:p>0.06</text:p>
          </table:table-cell>
          <table:table-cell table:formula="of:=(([.F95]+[.F91])/[.F$87]/[.F103]) + ([.F103]+[.F107])/[.F103]*[.F$110]" office:value-type="float" office:value="-0.0028070680693113">
            <text:p>0</text:p>
          </table:table-cell>
          <table:table-cell table:formula="of:=(([.G95]+[.G91])/[.G$87]/[.G103]) + ([.G103]+[.G107])/[.G103]*[.G$110]" office:value-type="float" office:value="-0.0054687802656718">
            <text:p>-0.01</text:p>
          </table:table-cell>
          <table:table-cell table:formula="of:=(([.H95]+[.H91])/[.H$87]/[.H103]) + ([.H103]+[.H107])/[.H103]*[.H$110]" office:value-type="float" office:value="0.0764723667922293">
            <text:p>0.08</text:p>
          </table:table-cell>
          <table:table-cell table:formula="of:=(([.I95]+[.I91])/[.I$87]/[.I103]) + ([.I103]+[.I107])/[.I103]*[.I$110]" office:value-type="float" office:value="0.0722109405748342">
            <text:p>0.07</text:p>
          </table:table-cell>
          <table:table-cell table:formula="of:=(([.J95]+[.J91])/[.J$87]/[.J103]) + ([.J103]+[.J107])/[.J103]*[.J$110]" office:value-type="float" office:value="0.0666864222808557">
            <text:p>0.07</text:p>
          </table:table-cell>
          <table:table-cell table:formula="of:=(([.K95]+[.K91])/[.K$87]/[.K103]) + ([.K103]+[.K107])/[.K103]*[.K$110]" office:value-type="float" office:value="0.0262292422769958">
            <text:p>0.03</text:p>
          </table:table-cell>
          <table:table-cell table:formula="of:=(([.L95]+[.L91])/[.L$87]/[.L103]) + ([.L103]+[.L107])/[.L103]*[.L$110]" office:value-type="float" office:value="0.0251377662305665">
            <text:p>0.03</text:p>
          </table:table-cell>
          <table:table-cell table:formula="of:=(([.M95]+[.M91])/[.M$87]/[.M103]) + ([.M103]+[.M107])/[.M103]*[.M$110]" office:value-type="float" office:value="0.0544558260351656">
            <text:p>0.05</text:p>
          </table:table-cell>
          <table:table-cell table:formula="of:=(([.N95]+[.N91])/[.N$87]/[.N103]) + ([.N103]+[.N107])/[.N103]*[.N$110]" office:value-type="float" office:value="0.057021484918804">
            <text:p>0.06</text:p>
          </table:table-cell>
          <table:table-cell table:formula="of:=(([.O95]+[.O91])/[.O$87]/[.O103]) + ([.O103]+[.O107])/[.O103]*[.O$110]" office:value-type="float" office:value="0.0323520727509778">
            <text:p>0.03</text:p>
          </table:table-cell>
          <table:table-cell table:number-columns-repeated="1009"/>
        </table:table-row>
        <table:table-row table:style-name="ro3">
          <table:table-cell table:style-name="ce1" office:value-type="string">
            <text:p>p</text:p>
          </table:table-cell>
          <table:table-cell office:value-type="string">
            <text:p>Nkx2.2</text:p>
          </table:table-cell>
          <table:table-cell table:formula="of:=AVERAGE([.O59:.P59])" office:value-type="float" office:value="22.5733333333333">
            <text:p>22.57</text:p>
          </table:table-cell>
          <table:table-cell table:formula="of:=AVERAGE([.P59:.Q59])" office:value-type="float" office:value="28.12">
            <text:p>28.12</text:p>
          </table:table-cell>
          <table:table-cell table:formula="of:=AVERAGE([.Q59:.R59])" office:value-type="float" office:value="31.5383333333334">
            <text:p>31.54</text:p>
          </table:table-cell>
          <table:table-cell table:formula="of:=AVERAGE([.R59:.S59])" office:value-type="float" office:value="30.7">
            <text:p>30.7</text:p>
          </table:table-cell>
          <table:table-cell table:formula="of:=AVERAGE([.S59:.T59])" office:value-type="float" office:value="27.7333333333333">
            <text:p>27.73</text:p>
          </table:table-cell>
          <table:table-cell table:formula="of:=AVERAGE([.T59:.U59])" office:value-type="float" office:value="26.09375">
            <text:p>26.09</text:p>
          </table:table-cell>
          <table:table-cell table:formula="of:=AVERAGE([.U59:.V59])" office:value-type="float" office:value="25.78125">
            <text:p>25.78</text:p>
          </table:table-cell>
          <table:table-cell table:formula="of:=AVERAGE([.V59:.W59])" office:value-type="float" office:value="25.3125">
            <text:p>25.31</text:p>
          </table:table-cell>
          <table:table-cell table:formula="of:=AVERAGE([.W59:.X59])" office:value-type="float" office:value="26">
            <text:p>26</text:p>
          </table:table-cell>
          <table:table-cell table:formula="of:=AVERAGE([.X59:.Y59])" office:value-type="float" office:value="28">
            <text:p>28</text:p>
          </table:table-cell>
          <table:table-cell table:formula="of:=AVERAGE([.Y59:.Z59])" office:value-type="float" office:value="27.9166666666667">
            <text:p>27.92</text:p>
          </table:table-cell>
          <table:table-cell table:formula="of:=AVERAGE([.Z59:.AA59])" office:value-type="float" office:value="26.3916666666667">
            <text:p>26.39</text:p>
          </table:table-cell>
          <table:table-cell table:formula="of:=AVERAGE([.AA59:.AB59])" office:value-type="float" office:value="31.725">
            <text:p>31.73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Olig2</text:p>
          </table:table-cell>
          <table:table-cell table:formula="of:=AVERAGE([.O60:.P60])" office:value-type="float" office:value="48.3733333333333">
            <text:p>48.37</text:p>
          </table:table-cell>
          <table:table-cell table:formula="of:=AVERAGE([.P60:.Q60])" office:value-type="float" office:value="67.52">
            <text:p>67.52</text:p>
          </table:table-cell>
          <table:table-cell table:formula="of:=AVERAGE([.Q60:.R60])" office:value-type="float" office:value="80.6883333333334">
            <text:p>80.69</text:p>
          </table:table-cell>
          <table:table-cell table:formula="of:=AVERAGE([.R60:.S60])" office:value-type="float" office:value="81.9">
            <text:p>81.9</text:p>
          </table:table-cell>
          <table:table-cell table:formula="of:=AVERAGE([.S60:.T60])" office:value-type="float" office:value="77.1333333333333">
            <text:p>77.13</text:p>
          </table:table-cell>
          <table:table-cell table:formula="of:=AVERAGE([.T60:.U60])" office:value-type="float" office:value="74.46875">
            <text:p>74.47</text:p>
          </table:table-cell>
          <table:table-cell table:formula="of:=AVERAGE([.U60:.V60])" office:value-type="float" office:value="73.90625">
            <text:p>73.91</text:p>
          </table:table-cell>
          <table:table-cell table:formula="of:=AVERAGE([.V60:.W60])" office:value-type="float" office:value="73.0625">
            <text:p>73.06</text:p>
          </table:table-cell>
          <table:table-cell table:formula="of:=AVERAGE([.W60:.X60])" office:value-type="float" office:value="68.825">
            <text:p>68.83</text:p>
          </table:table-cell>
          <table:table-cell table:formula="of:=AVERAGE([.X60:.Y60])" office:value-type="float" office:value="61.475">
            <text:p>61.48</text:p>
          </table:table-cell>
          <table:table-cell table:formula="of:=AVERAGE([.Y60:.Z60])" office:value-type="float" office:value="63.2833333333333">
            <text:p>63.28</text:p>
          </table:table-cell>
          <table:table-cell table:formula="of:=AVERAGE([.Z60:.AA60])" office:value-type="float" office:value="67.3583333333333">
            <text:p>67.36</text:p>
          </table:table-cell>
          <table:table-cell table:formula="of:=AVERAGE([.AA60:.AB60])" office:value-type="float" office:value="51.5">
            <text:p>51.5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Intermediate</text:p>
          </table:table-cell>
          <table:table-cell table:formula="of:=AVERAGE([.O61:.P61])" office:value-type="float" office:value="35.2768237466481">
            <text:p>35.28</text:p>
          </table:table-cell>
          <table:table-cell table:formula="of:=AVERAGE([.P61:.Q61])" office:value-type="float" office:value="36.9717452066574">
            <text:p>36.97</text:p>
          </table:table-cell>
          <table:table-cell table:formula="of:=AVERAGE([.Q61:.R61])" office:value-type="float" office:value="38.0512696349977">
            <text:p>38.05</text:p>
          </table:table-cell>
          <table:table-cell table:formula="of:=AVERAGE([.R61:.S61])" office:value-type="float" office:value="37.9">
            <text:p>37.9</text:p>
          </table:table-cell>
          <table:table-cell table:formula="of:=AVERAGE([.S61:.T61])" office:value-type="float" office:value="37.1333333333333">
            <text:p>37.13</text:p>
          </table:table-cell>
          <table:table-cell table:formula="of:=AVERAGE([.T61:.U61])" office:value-type="float" office:value="36.71875">
            <text:p>36.72</text:p>
          </table:table-cell>
          <table:table-cell table:formula="of:=AVERAGE([.U61:.V61])" office:value-type="float" office:value="36.65625">
            <text:p>36.66</text:p>
          </table:table-cell>
          <table:table-cell table:formula="of:=AVERAGE([.V61:.W61])" office:value-type="float" office:value="36.5625">
            <text:p>36.56</text:p>
          </table:table-cell>
          <table:table-cell table:formula="of:=AVERAGE([.W61:.X61])" office:value-type="float" office:value="39.5968023255814">
            <text:p>39.6</text:p>
          </table:table-cell>
          <table:table-cell table:formula="of:=AVERAGE([.X61:.Y61])" office:value-type="float" office:value="45.7904069767442">
            <text:p>45.79</text:p>
          </table:table-cell>
          <table:table-cell table:formula="of:=AVERAGE([.Y61:.Z61])" office:value-type="float" office:value="51.1748062015504">
            <text:p>51.17</text:p>
          </table:table-cell>
          <table:table-cell table:formula="of:=AVERAGE([.Z61:.AA61])" office:value-type="float" office:value="57.0562015503876">
            <text:p>57.06</text:p>
          </table:table-cell>
          <table:table-cell table:formula="of:=AVERAGE([.AA61:.AB61])" office:value-type="float" office:value="91.1192593115775">
            <text:p>91.12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Pax7</text:p>
          </table:table-cell>
          <table:table-cell table:formula="of:=AVERAGE([.O62:.P62])" office:value-type="float" office:value="157.563901349748">
            <text:p>157.56</text:p>
          </table:table-cell>
          <table:table-cell table:formula="of:=AVERAGE([.P62:.Q62])" office:value-type="float" office:value="182.913041348688">
            <text:p>182.91</text:p>
          </table:table-cell>
          <table:table-cell table:formula="of:=AVERAGE([.Q62:.R62])" office:value-type="float" office:value="199.447818361558">
            <text:p>199.45</text:p>
          </table:table-cell>
          <table:table-cell table:formula="of:=AVERAGE([.R62:.S62])" office:value-type="float" office:value="198.353869402289">
            <text:p>198.35</text:p>
          </table:table-cell>
          <table:table-cell table:formula="of:=AVERAGE([.S62:.T62])" office:value-type="float" office:value="188.44555745695">
            <text:p>188.45</text:p>
          </table:table-cell>
          <table:table-cell table:formula="of:=AVERAGE([.T62:.U62])" office:value-type="float" office:value="190.281675320096">
            <text:p>190.28</text:p>
          </table:table-cell>
          <table:table-cell table:formula="of:=AVERAGE([.U62:.V62])" office:value-type="float" office:value="203.862222991728">
            <text:p>203.86</text:p>
          </table:table-cell>
          <table:table-cell table:formula="of:=AVERAGE([.V62:.W62])" office:value-type="float" office:value="224.233044499175">
            <text:p>224.23</text:p>
          </table:table-cell>
          <table:table-cell table:formula="of:=AVERAGE([.W62:.X62])" office:value-type="float" office:value="237.373436172401">
            <text:p>237.37</text:p>
          </table:table-cell>
          <table:table-cell table:formula="of:=AVERAGE([.X62:.Y62])" office:value-type="float" office:value="236.493124175588">
            <text:p>236.49</text:p>
          </table:table-cell>
          <table:table-cell table:formula="of:=AVERAGE([.Y62:.Z62])" office:value-type="float" office:value="247.504902724094">
            <text:p>247.5</text:p>
          </table:table-cell>
          <table:table-cell table:formula="of:=AVERAGE([.Z62:.AA62])" office:value-type="float" office:value="271.326574902262">
            <text:p>271.33</text:p>
          </table:table-cell>
          <table:table-cell table:formula="of:=AVERAGE([.AA62:.AB62])" office:value-type="float" office:value="295.275941426326">
            <text:p>295.28</text:p>
          </table:table-cell>
          <table:table-cell table:number-columns-repeated="1009"/>
        </table:table-row>
        <table:table-row table:style-name="ro3">
          <table:table-cell table:style-name="ce1" office:value-type="string">
            <text:p>n</text:p>
          </table:table-cell>
          <table:table-cell office:value-type="string">
            <text:p>Nkx2.2</text:p>
          </table:table-cell>
          <table:table-cell table:formula="of:=AVERAGE([.O50:.P50])" office:value-type="float" office:value="0.706666666666667">
            <text:p>0.71</text:p>
          </table:table-cell>
          <table:table-cell table:formula="of:=AVERAGE([.P50:.Q50])" office:value-type="float" office:value="0.52">
            <text:p>0.52</text:p>
          </table:table-cell>
          <table:table-cell table:formula="of:=AVERAGE([.Q50:.R50])" office:value-type="float" office:value="0.521666666666667">
            <text:p>0.52</text:p>
          </table:table-cell>
          <table:table-cell table:formula="of:=AVERAGE([.R50:.S50])" office:value-type="float" office:value="0.9">
            <text:p>0.9</text:p>
          </table:table-cell>
          <table:table-cell table:formula="of:=AVERAGE([.S50:.T50])" office:value-type="float" office:value="1.46666666666667">
            <text:p>1.47</text:p>
          </table:table-cell>
          <table:table-cell table:formula="of:=AVERAGE([.T50:.U50])" office:value-type="float" office:value="1.75">
            <text:p>1.75</text:p>
          </table:table-cell>
          <table:table-cell table:formula="of:=AVERAGE([.U50:.V50])" office:value-type="float" office:value="1.75">
            <text:p>1.75</text:p>
          </table:table-cell>
          <table:table-cell table:formula="of:=AVERAGE([.V50:.W50])" office:value-type="float" office:value="1.75">
            <text:p>1.75</text:p>
          </table:table-cell>
          <table:table-cell table:formula="of:=AVERAGE([.W50:.X50])" office:value-type="float" office:value="1.6125">
            <text:p>1.61</text:p>
          </table:table-cell>
          <table:table-cell table:formula="of:=AVERAGE([.X50:.Y50])" office:value-type="float" office:value="1.3375">
            <text:p>1.34</text:p>
          </table:table-cell>
          <table:table-cell table:formula="of:=AVERAGE([.Y50:.Z50])" office:value-type="float" office:value="1.38333333333333">
            <text:p>1.38</text:p>
          </table:table-cell>
          <table:table-cell table:formula="of:=AVERAGE([.Z50:.AA50])" office:value-type="float" office:value="2.85833333333333">
            <text:p>2.86</text:p>
          </table:table-cell>
          <table:table-cell table:formula="of:=AVERAGE([.AA50:.AB50])" office:value-type="float" office:value="7.90000000000001">
            <text:p>7.9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Olig2</text:p>
          </table:table-cell>
          <table:table-cell table:formula="of:=AVERAGE([.O51:.P51])" office:value-type="float" office:value="5.69333333333334">
            <text:p>5.69</text:p>
          </table:table-cell>
          <table:table-cell table:formula="of:=AVERAGE([.P51:.Q51])" office:value-type="float" office:value="8.68000000000002">
            <text:p>8.68</text:p>
          </table:table-cell>
          <table:table-cell table:formula="of:=AVERAGE([.Q51:.R51])" office:value-type="float" office:value="12.1783333333334">
            <text:p>12.18</text:p>
          </table:table-cell>
          <table:table-cell table:formula="of:=AVERAGE([.R51:.S51])" office:value-type="float" office:value="16.7">
            <text:p>16.7</text:p>
          </table:table-cell>
          <table:table-cell table:formula="of:=AVERAGE([.S51:.T51])" office:value-type="float" office:value="21.7333333333333">
            <text:p>21.73</text:p>
          </table:table-cell>
          <table:table-cell table:formula="of:=AVERAGE([.T51:.U51])" office:value-type="float" office:value="26.25">
            <text:p>26.25</text:p>
          </table:table-cell>
          <table:table-cell table:formula="of:=AVERAGE([.U51:.V51])" office:value-type="float" office:value="30.25">
            <text:p>30.25</text:p>
          </table:table-cell>
          <table:table-cell table:formula="of:=AVERAGE([.V51:.W51])" office:value-type="float" office:value="36.25">
            <text:p>36.25</text:p>
          </table:table-cell>
          <table:table-cell table:formula="of:=AVERAGE([.W51:.X51])" office:value-type="float" office:value="43.8875">
            <text:p>43.89</text:p>
          </table:table-cell>
          <table:table-cell table:formula="of:=AVERAGE([.X51:.Y51])" office:value-type="float" office:value="51.1625">
            <text:p>51.16</text:p>
          </table:table-cell>
          <table:table-cell table:formula="of:=AVERAGE([.Y51:.Z51])" office:value-type="float" office:value="64.8666666666667">
            <text:p>64.87</text:p>
          </table:table-cell>
          <table:table-cell table:formula="of:=AVERAGE([.Z51:.AA51])" office:value-type="float" office:value="88.1166666666667">
            <text:p>88.12</text:p>
          </table:table-cell>
          <table:table-cell table:formula="of:=AVERAGE([.AA51:.AB51])" office:value-type="float" office:value="134.025">
            <text:p>134.03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Intermediate</text:p>
          </table:table-cell>
          <table:table-cell table:formula="of:=AVERAGE([.O52:.P52])" office:value-type="float" office:value="0.2">
            <text:p>0.2</text:p>
          </table:table-cell>
          <table:table-cell table:formula="of:=AVERAGE([.P52:.Q52])" office:value-type="float" office:value="0.6">
            <text:p>0.6</text:p>
          </table:table-cell>
          <table:table-cell table:formula="of:=AVERAGE([.Q52:.R52])" office:value-type="float" office:value="1.075">
            <text:p>1.08</text:p>
          </table:table-cell>
          <table:table-cell table:formula="of:=AVERAGE([.R52:.S52])" office:value-type="float" office:value="1.7">
            <text:p>1.7</text:p>
          </table:table-cell>
          <table:table-cell table:formula="of:=AVERAGE([.S52:.T52])" office:value-type="float" office:value="2.4">
            <text:p>2.4</text:p>
          </table:table-cell>
          <table:table-cell table:formula="of:=AVERAGE([.T52:.U52])" office:value-type="float" office:value="2.9375">
            <text:p>2.94</text:p>
          </table:table-cell>
          <table:table-cell table:formula="of:=AVERAGE([.U52:.V52])" office:value-type="float" office:value="3.3125">
            <text:p>3.31</text:p>
          </table:table-cell>
          <table:table-cell table:formula="of:=AVERAGE([.V52:.W52])" office:value-type="float" office:value="3.875">
            <text:p>3.88</text:p>
          </table:table-cell>
          <table:table-cell table:formula="of:=AVERAGE([.W52:.X52])" office:value-type="float" office:value="4.3875">
            <text:p>4.39</text:p>
          </table:table-cell>
          <table:table-cell table:formula="of:=AVERAGE([.X52:.Y52])" office:value-type="float" office:value="4.6625">
            <text:p>4.66</text:p>
          </table:table-cell>
          <table:table-cell table:formula="of:=AVERAGE([.Y52:.Z52])" office:value-type="float" office:value="5.7">
            <text:p>5.7</text:p>
          </table:table-cell>
          <table:table-cell table:formula="of:=AVERAGE([.Z52:.AA52])" office:value-type="float" office:value="8.45">
            <text:p>8.45</text:p>
          </table:table-cell>
          <table:table-cell table:formula="of:=AVERAGE([.AA52:.AB52])" office:value-type="float" office:value="25.5">
            <text:p>25.5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Pax7</text:p>
          </table:table-cell>
          <table:table-cell table:formula="of:=AVERAGE([.O53:.P53])" office:value-type="float" office:value="0.266666666666666">
            <text:p>0.27</text:p>
          </table:table-cell>
          <table:table-cell table:formula="of:=AVERAGE([.P53:.Q53])" office:value-type="float" office:value="0.799999999999998">
            <text:p>0.8</text:p>
          </table:table-cell>
          <table:table-cell table:formula="of:=AVERAGE([.Q53:.R53])" office:value-type="float" office:value="1.36666666666666">
            <text:p>1.37</text:p>
          </table:table-cell>
          <table:table-cell table:formula="of:=AVERAGE([.R53:.S53])" office:value-type="float" office:value="2">
            <text:p>2</text:p>
          </table:table-cell>
          <table:table-cell table:formula="of:=AVERAGE([.S53:.T53])" office:value-type="float" office:value="2.66666666666667">
            <text:p>2.67</text:p>
          </table:table-cell>
          <table:table-cell table:formula="of:=AVERAGE([.T53:.U53])" office:value-type="float" office:value="3.375">
            <text:p>3.38</text:p>
          </table:table-cell>
          <table:table-cell table:formula="of:=AVERAGE([.U53:.V53])" office:value-type="float" office:value="4.125">
            <text:p>4.13</text:p>
          </table:table-cell>
          <table:table-cell table:formula="of:=AVERAGE([.V53:.W53])" office:value-type="float" office:value="5.25">
            <text:p>5.25</text:p>
          </table:table-cell>
          <table:table-cell table:formula="of:=AVERAGE([.W53:.X53])" office:value-type="float" office:value="7.7">
            <text:p>7.7</text:p>
          </table:table-cell>
          <table:table-cell table:formula="of:=AVERAGE([.X53:.Y53])" office:value-type="float" office:value="11.1">
            <text:p>11.1</text:p>
          </table:table-cell>
          <table:table-cell table:formula="of:=AVERAGE([.Y53:.Z53])" office:value-type="float" office:value="13.95">
            <text:p>13.95</text:p>
          </table:table-cell>
          <table:table-cell table:formula="of:=AVERAGE([.Z53:.AA53])" office:value-type="float" office:value="17.975">
            <text:p>17.98</text:p>
          </table:table-cell>
          <table:table-cell table:formula="of:=AVERAGE([.AA53:.AB53])" office:value-type="float" office:value="36.825">
            <text:p>36.83</text:p>
          </table:table-cell>
          <table:table-cell table:number-columns-repeated="1009"/>
        </table:table-row>
        <table:table-row table:style-name="ro3">
          <table:table-cell table:style-name="ce1" office:value-type="string">
            <text:p>[AB] growth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(m-1)/Δt</text:p>
          </table:table-cell>
          <table:table-cell table:formula="of:=([.B108]-1)/([.$O$86]-[.$C$86])" office:value-type="float" office:value="0.032">
            <text:p>0.03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ldot/l</text:p>
          </table:table-cell>
          <table:table-cell/>
          <table:table-cell table:formula="of:=[.$B$109]/(1+[.$B$109]*([.C86]-[.$C$86]))" office:value-type="float" office:value="0.032">
            <text:p>0.03</text:p>
          </table:table-cell>
          <table:table-cell table:formula="of:=[.$B$109]/(1+[.$B$109]*([.D86]-[.$C$86]))" office:value-type="float" office:value="0.0305343511450382">
            <text:p>0.03</text:p>
          </table:table-cell>
          <table:table-cell table:formula="of:=[.$B$109]/(1+[.$B$109]*([.E86]-[.$C$86]))" office:value-type="float" office:value="0.0291970802919708">
            <text:p>0.03</text:p>
          </table:table-cell>
          <table:table-cell table:formula="of:=[.$B$109]/(1+[.$B$109]*([.F86]-[.$C$86]))" office:value-type="float" office:value="0.027972027972028">
            <text:p>0.03</text:p>
          </table:table-cell>
          <table:table-cell table:formula="of:=[.$B$109]/(1+[.$B$109]*([.G86]-[.$C$86]))" office:value-type="float" office:value="0.0268456375838926">
            <text:p>0.03</text:p>
          </table:table-cell>
          <table:table-cell table:formula="of:=[.$B$109]/(1+[.$B$109]*([.H86]-[.$C$86]))" office:value-type="float" office:value="0.0258064516129032">
            <text:p>0.03</text:p>
          </table:table-cell>
          <table:table-cell table:formula="of:=[.$B$109]/(1+[.$B$109]*([.I86]-[.$C$86]))" office:value-type="float" office:value="0.0248447204968944">
            <text:p>0.02</text:p>
          </table:table-cell>
          <table:table-cell table:formula="of:=[.$B$109]/(1+[.$B$109]*([.J86]-[.$C$86]))" office:value-type="float" office:value="0.0235294117647059">
            <text:p>0.02</text:p>
          </table:table-cell>
          <table:table-cell table:formula="of:=[.$B$109]/(1+[.$B$109]*([.K86]-[.$C$86]))" office:value-type="float" office:value="0.021978021978022">
            <text:p>0.02</text:p>
          </table:table-cell>
          <table:table-cell table:formula="of:=[.$B$109]/(1+[.$B$109]*([.L86]-[.$C$86]))" office:value-type="float" office:value="0.0206185567010309">
            <text:p>0.02</text:p>
          </table:table-cell>
          <table:table-cell table:formula="of:=[.$B$109]/(1+[.$B$109]*([.M86]-[.$C$86]))" office:value-type="float" office:value="0.0194174757281553">
            <text:p>0.02</text:p>
          </table:table-cell>
          <table:table-cell table:formula="of:=[.$B$109]/(1+[.$B$109]*([.N86]-[.$C$86]))" office:value-type="float" office:value="0.018348623853211">
            <text:p>0.02</text:p>
          </table:table-cell>
          <table:table-cell table:formula="of:=[.$B$109]/(1+[.$B$109]*([.O86]-[.$C$86]))" office:value-type="float" office:value="0.016">
            <text:p>0.02</text:p>
          </table:table-cell>
          <table:table-cell table:number-columns-repeated="1009"/>
        </table:table-row>
        <table:table-row table:style-name="ro3" table:number-rows-repeated="654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pages="2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5">05/06/2010</text:date>, <text:time>11:2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n Zhang</meta:initial-creator>
    <meta:creation-date>2010-05-21T13:22:30</meta:creation-date>
    <dc:date>2010-06-05T11:21:52</dc:date>
    <dc:creator>Gen Zhang</dc:creator>
    <meta:editing-duration>PT07H49M19S</meta:editing-duration>
    <meta:editing-cycles>49</meta:editing-cycles>
    <meta:generator>OpenOffice.org/3.2$Unix OpenOffice.org_project/320m12$Build-9483</meta:generator>
    <meta:document-statistic meta:table-count="3" meta:cell-count="136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2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2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882cm" svg:height="5.271cm" xlink:href=".." chart:class="chart:scatter" chart:style-name="ch1">
        <chart:legend chart:legend-position="end" svg:x="8.438cm" svg:y="1.769cm" chart:style-name="ch2"/>
        <chart:plot-area chart:style-name="ch3" table:cell-range-address="Sheet1.A33:Sheet1.J37" chart:data-source-has-labels="column" svg:x="0.217cm" svg:y="0.105cm" svg:width="8.005cm" svg:height="4.95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4:Sheet1.J34" chart:label-cell-address="Sheet1.A34:Sheet1.A34" chart:class="chart:scatter">
            <chart:domain table:cell-range-address="Sheet1.B33:Sheet1.J33"/>
            <chart:data-point chart:repeated="9"/>
          </chart:series>
          <chart:series chart:style-name="ch8" chart:values-cell-range-address="Sheet1.B35:Sheet1.J35" chart:label-cell-address="Sheet1.A35:Sheet1.A35" chart:class="chart:scatter">
            <chart:data-point chart:repeated="9"/>
          </chart:series>
          <chart:series chart:style-name="ch9" chart:values-cell-range-address="Sheet1.B36:Sheet1.J36" chart:label-cell-address="Sheet1.A36:Sheet1.A36" chart:class="chart:scatter">
            <chart:data-point chart:repeated="9"/>
          </chart:series>
          <chart:series chart:style-name="ch10" chart:values-cell-range-address="Sheet1.B37:Sheet1.J37" chart:label-cell-address="Sheet1.A37:Sheet1.A37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 text:id="">Row 33</text:p>
              </table:table-cell>
              <table:table-cell office:value-type="float" office:value="57.5">
                <text:p text:id="Sheet1.B33:Sheet1.J33">57.5</text:p>
              </table:table-cell>
              <table:table-cell office:value-type="float" office:value="61.25">
                <text:p>61.25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81.5">
                <text:p>81.5</text:p>
              </table:table-cell>
              <table:table-cell office:value-type="float" office:value="85.25">
                <text:p>85.25</text:p>
              </table:table-cell>
              <table:table-cell office:value-type="float" office:value="92">
                <text:p>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 text:id="Sheet1.A34:Sheet1.A34">Nkx2.2</text:p>
              </table:table-cell>
              <table:table-cell office:value-type="float" office:value="0.8">
                <text:p text:id="Sheet1.B34:Sheet1.J34">0.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2">
                <text:p>1.2</text:p>
              </table:table-cell>
              <table:table-cell office:value-type="float" office:value="1.75">
                <text:p>1.75</text:p>
              </table:table-cell>
              <table:table-cell office:value-type="float" office:value="7.75">
                <text:p>7.75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 text:id="Sheet1.A35:Sheet1.A35">Olig2</text:p>
              </table:table-cell>
              <table:table-cell office:value-type="float" office:value="4.2">
                <text:p text:id="Sheet1.B35:Sheet1.J35">4.2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24.25">
                <text:p>24.25</text:p>
              </table:table-cell>
              <table:table-cell office:value-type="float" office:value="40.25">
                <text:p>40.25</text:p>
              </table:table-cell>
              <table:table-cell office:value-type="float" office:value="54.8">
                <text:p>54.8</text:p>
              </table:table-cell>
              <table:table-cell office:value-type="float" office:value="85">
                <text:p>85</text:p>
              </table:table-cell>
              <table:table-cell office:value-type="float" office:value="125.75">
                <text:p>125.75</text:p>
              </table:table-cell>
              <table:table-cell office:value-type="float" office:value="164">
                <text:p>16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 text:id="Sheet1.A36:Sheet1.A36">Intermediate</text:p>
              </table:table-cell>
              <table:table-cell office:value-type="float" office:value="0">
                <text:p text:id="Sheet1.B36:Sheet1.J36">0</text:p>
              </table:table-cell>
              <table:table-cell office:value-type="float" office:value="1">
                <text:p>1</text:p>
              </table:table-cell>
              <table:table-cell office:value-type="float" office:value="2.75">
                <text:p>2.75</text:p>
              </table:table-cell>
              <table:table-cell office:value-type="float" office:value="4.25">
                <text:p>4.25</text:p>
              </table:table-cell>
              <table:table-cell office:value-type="float" office:value="4.8">
                <text:p>4.8</text:p>
              </table:table-cell>
              <table:table-cell office:value-type="float" office:value="7.5">
                <text:p>7.5</text:p>
              </table:table-cell>
              <table:table-cell office:value-type="float" office:value="14.5">
                <text:p>14.5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 text:id="Sheet1.A37:Sheet1.A37">Pax7</text:p>
              </table:table-cell>
              <table:table-cell office:value-type="float" office:value="0">
                <text:p text:id="Sheet1.B37:Sheet1.J37">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2.8">
                <text:p>12.8</text:p>
              </table:table-cell>
              <table:table-cell office:value-type="float" office:value="16.25">
                <text:p>16.25</text:p>
              </table:table-cell>
              <table:table-cell office:value-type="float" office:value="27.75">
                <text:p>27.75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86.2">
                <text:p>8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2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2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57cm" svg:height="5.333cm" xlink:href=".." chart:class="chart:scatter" chart:style-name="ch1">
        <chart:legend chart:legend-position="end" svg:x="8.511cm" svg:y="1.8cm" chart:style-name="ch2"/>
        <chart:plot-area chart:style-name="ch3" table:cell-range-address="Sheet1.B41:Sheet1.J41 Sheet1.A43:Sheet1.J46" chart:data-source-has-labels="column" svg:x="0.219cm" svg:y="0.106cm" svg:width="8.074cm" svg:height="5.01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3:Sheet1.J43" chart:label-cell-address="Sheet1.A43:Sheet1.A43" chart:class="chart:scatter">
            <chart:domain table:cell-range-address="Sheet1.B41:Sheet1.J41"/>
            <chart:data-point chart:repeated="9"/>
          </chart:series>
          <chart:series chart:style-name="ch8" chart:values-cell-range-address="Sheet1.B44:Sheet1.J44" chart:label-cell-address="Sheet1.A44:Sheet1.A44" chart:class="chart:scatter">
            <chart:data-point chart:repeated="9"/>
          </chart:series>
          <chart:series chart:style-name="ch9" chart:values-cell-range-address="Sheet1.B45:Sheet1.J45" chart:label-cell-address="Sheet1.A45:Sheet1.A45" chart:class="chart:scatter">
            <chart:data-point chart:repeated="9"/>
          </chart:series>
          <chart:series chart:style-name="ch10" chart:values-cell-range-address="Sheet1.B46:Sheet1.J46" chart:label-cell-address="Sheet1.A46:Sheet1.A46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 text:id="">Row 41</text:p>
              </table:table-cell>
              <table:table-cell office:value-type="float" office:value="57.5">
                <text:p text:id="Sheet1.B41:Sheet1.J41">57.5</text:p>
              </table:table-cell>
              <table:table-cell office:value-type="float" office:value="61.25">
                <text:p>61.25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81.5">
                <text:p>81.5</text:p>
              </table:table-cell>
              <table:table-cell office:value-type="float" office:value="85.25">
                <text:p>85.25</text:p>
              </table:table-cell>
              <table:table-cell office:value-type="float" office:value="92">
                <text:p>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 text:id="Sheet1.A43:Sheet1.A43">Nkx2.2</text:p>
              </table:table-cell>
              <table:table-cell office:value-type="float" office:value="19.8">
                <text:p text:id="Sheet1.B43:Sheet1.J43">19.8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26.25">
                <text:p>26.25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25.75">
                <text:p>25.75</text:p>
              </table:table-cell>
              <table:table-cell office:value-type="float" office:value="26.25">
                <text:p>26.25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 text:id="Sheet1.A44:Sheet1.A44">Olig2</text:p>
              </table:table-cell>
              <table:table-cell office:value-type="float" office:value="38.8">
                <text:p text:id="Sheet1.B44:Sheet1.J44">38.8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74.75">
                <text:p>74.75</text:p>
              </table:table-cell>
              <table:table-cell office:value-type="float" office:value="72.5">
                <text:p>72.5</text:p>
              </table:table-cell>
              <table:table-cell office:value-type="float" office:value="57.8">
                <text:p>57.8</text:p>
              </table:table-cell>
              <table:table-cell office:value-type="float" office:value="74.25">
                <text:p>74.25</text:p>
              </table:table-cell>
              <table:table-cell office:value-type="float" office:value="53.5">
                <text:p>53.5</text:p>
              </table:table-cell>
              <table:table-cell office:value-type="float" office:value="40">
                <text:p>40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 text:id="Sheet1.A45:Sheet1.A45">Intermediate</text:p>
              </table:table-cell>
              <table:table-cell office:value-type="float" office:value="34.4293630166435">
                <text:p text:id="Sheet1.B45:Sheet1.J45">34.4293630166435</text:p>
              </table:table-cell>
              <table:table-cell office:value-type="float" office:value="38.6666666666667">
                <text:p>38.6666666666667</text:p>
              </table:table-cell>
              <table:table-cell office:value-type="float" office:value="36.75">
                <text:p>36.75</text:p>
              </table:table-cell>
              <table:table-cell office:value-type="float" office:value="36.5">
                <text:p>36.5</text:p>
              </table:table-cell>
              <table:table-cell office:value-type="float" office:value="48.8872093023256">
                <text:p>48.8872093023256</text:p>
              </table:table-cell>
              <table:table-cell office:value-type="float" office:value="55.75">
                <text:p>55.75</text:p>
              </table:table-cell>
              <table:table-cell office:value-type="float" office:value="68">
                <text:p>68</text:p>
              </table:table-cell>
              <table:table-cell office:value-type="float" office:value="119.727439083845">
                <text:p>119.727439083845</text:p>
              </table:table-cell>
              <table:table-cell office:value-type="float" office:value="127.171757241085">
                <text:p>127.171757241085</text:p>
              </table:table-cell>
            </table:table-row>
            <table:table-row>
              <table:table-cell office:value-type="string">
                <text:p text:id="Sheet1.A46:Sheet1.A46">Pax7</text:p>
              </table:table-cell>
              <table:table-cell office:value-type="float" office:value="144.889331350278">
                <text:p text:id="Sheet1.B46:Sheet1.J46">144.889331350278</text:p>
              </table:table-cell>
              <table:table-cell office:value-type="float" office:value="208.262181347628">
                <text:p>208.262181347628</text:p>
              </table:table-cell>
              <table:table-cell office:value-type="float" office:value="183.49140148428">
                <text:p>183.49140148428</text:p>
              </table:table-cell>
              <table:table-cell office:value-type="float" office:value="237.813592170807">
                <text:p>237.813592170807</text:p>
              </table:table-cell>
              <table:table-cell office:value-type="float" office:value="236.052968177182">
                <text:p>236.052968177182</text:p>
              </table:table-cell>
              <table:table-cell office:value-type="float" office:value="270.408771817919">
                <text:p>270.408771817919</text:p>
              </table:table-cell>
              <table:table-cell office:value-type="float" office:value="303.627623606915">
                <text:p>303.627623606915</text:p>
              </table:table-cell>
              <table:table-cell office:value-type="float" office:value="299.981323599238">
                <text:p>299.981323599238</text:p>
              </table:table-cell>
              <table:table-cell office:value-type="float" office:value="327.478310478827">
                <text:p>327.4783104788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Segoe Print'" style:font-style-name="Regular" fo:font-size="8pt" style:font-size-asian="8pt" style:font-size-complex="8pt"/>
    </style:style>
    <style:style style:name="ch4" style:family="chart">
      <style:chart-properties chart:auto-position="true" style:rotation-angle="0"/>
      <style:text-properties fo:font-family="'Segoe Print'" style:font-style-name="Bold" fo:font-size="9pt" fo:font-weight="bold" style:font-size-asian="9pt" style:font-size-complex="9pt"/>
    </style:style>
    <style:style style:name="ch5" style:family="chart" style:data-style-name="N0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family="'Segoe Print'" style:font-style-name="Regular"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68cm" svg:height="7.83cm" xlink:href=".." chart:class="chart:bar" chart:style-name="ch1">
        <chart:plot-area chart:style-name="ch2" table:cell-range-address="Sheet1.C50:Sheet1.C65" svg:x="0.185cm" svg:y="0.156cm" svg:width="8.898cm" svg:height="7.563cm">
          <chart:axis chart:dimension="x" chart:name="primary-x" chart:style-name="ch3">
            <chart:title svg:x="2.554cm" svg:y="7.105cm" chart:style-name="ch4">
              <text:p>Cell depth (x-1) to x μm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50:Sheet1.C65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C50:Sheet1.C65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6428571428571">
                <text:p>0.19642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92857142857143">
                <text:p>0.089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92857142857143">
                <text:p>0.0892857142857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7142857142857">
                <text:p>0.1071428571428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92857142857143">
                <text:p>0.08928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Segoe Print'" style:font-style-name="Bold" fo:font-size="8pt" fo:font-weight="bold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Segoe Print'" style:font-style-name="Regular" fo:font-size="8pt" style:font-size-asian="8pt" style:font-size-complex="8pt"/>
    </style:style>
    <style:style style:name="ch5" style:family="chart">
      <style:chart-properties chart:auto-position="true" style:rotation-angle="0"/>
      <style:text-properties fo:font-family="'Segoe Print'" style:font-style-name="Bold" fo:font-size="9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Segoe Print'" style:font-style-name="Regular"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'Segoe Print'" style:font-style-name="Bold"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c5000b" draw:fill-color="#c5000b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666666" draw:fill-color="#66666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8cm" svg:stroke-color="#0066cc" draw:fill-color="#0066c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14cm" svg:height="9.986cm" xlink:href=".." chart:class="chart:scatter" chart:style-name="ch1">
        <chart:legend chart:legend-position="end" svg:x="10.983cm" svg:y="3.821cm" chart:style-name="ch2"/>
        <chart:plot-area chart:style-name="ch3" table:cell-range-address="Sheet1.A79:Sheet1.O83" chart:data-source-has-labels="column" svg:x="0.351cm" svg:y="0.199cm" svg:width="10.357cm" svg:height="9.391cm">
          <chart:axis chart:dimension="x" chart:name="primary-x" chart:style-name="ch4">
            <chart:title svg:x="4.984cm" svg:y="9.019cm" chart:style-name="ch5">
              <text:p>time (hour)</text:p>
            </chart:title>
          </chart:axis>
          <chart:axis chart:dimension="y" chart:name="primary-y" chart:style-name="ch6">
            <chart:title svg:x="0.277cm" svg:y="4.903cm" chart:style-name="ch7">
              <text:p>λτ/ρ</text:p>
            </chart:title>
            <chart:grid chart:style-name="ch8" chart:class="major"/>
          </chart:axis>
          <chart:series chart:style-name="ch9" chart:values-cell-range-address="Sheet1.B80:Sheet1.O80" chart:label-cell-address="Sheet1.A80:Sheet1.A80" chart:class="chart:scatter">
            <chart:domain table:cell-range-address="Sheet1.B79:Sheet1.O79"/>
            <chart:data-point chart:repeated="14"/>
          </chart:series>
          <chart:series chart:style-name="ch10" chart:values-cell-range-address="Sheet1.B81:Sheet1.O81" chart:label-cell-address="Sheet1.A81:Sheet1.A81" chart:class="chart:scatter">
            <chart:data-point chart:repeated="14"/>
          </chart:series>
          <chart:series chart:style-name="ch11" chart:values-cell-range-address="Sheet1.B82:Sheet1.O82" chart:label-cell-address="Sheet1.A82:Sheet1.A82" chart:class="chart:scatter">
            <chart:data-point chart:repeated="14"/>
          </chart:series>
          <chart:series chart:style-name="ch12" chart:values-cell-range-address="Sheet1.B83:Sheet1.O83" chart:label-cell-address="Sheet1.A83:Sheet1.A83" chart:class="chart:scatte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 text:id="">Row 79</text:p>
              </table:table-cell>
              <table:table-cell office:value-type="float" office:value="57.5">
                <text:p text:id="Sheet1.B79:Sheet1.O79">57.5</text:p>
              </table:table-cell>
              <table:table-cell office:value-type="float" office:value="59">
                <text:p>59</text:p>
              </table:table-cell>
              <table:table-cell office:value-type="float" office:value="60.5">
                <text:p>60.5</text:p>
              </table:table-cell>
              <table:table-cell office:value-type="float" office:value="62">
                <text:p>62</text:p>
              </table:table-cell>
              <table:table-cell office:value-type="float" office:value="63.5">
                <text:p>63.5</text:p>
              </table:table-cell>
              <table:table-cell office:value-type="float" office:value="65">
                <text:p>65</text:p>
              </table:table-cell>
              <table:table-cell office:value-type="float" office:value="66.5">
                <text:p>66.5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 text:id="Sheet1.A80:Sheet1.A80">Nkx2.2</text:p>
              </table:table-cell>
              <table:table-cell office:value-type="float" office:value="0.010678184699291">
                <text:p text:id="Sheet1.B80:Sheet1.O80">0.010678184699291</text:p>
              </table:table-cell>
              <table:table-cell office:value-type="float" office:value="0.0110233790435948">
                <text:p>0.0110233790435948</text:p>
              </table:table-cell>
              <table:table-cell office:value-type="float" office:value="0.0104058009402519">
                <text:p>0.0104058009402519</text:p>
              </table:table-cell>
              <table:table-cell office:value-type="float" office:value="0.00721834236338326">
                <text:p>0.00721834236338326</text:p>
              </table:table-cell>
              <table:table-cell office:value-type="float" office:value="0.00809219818609494">
                <text:p>0.00809219818609494</text:p>
              </table:table-cell>
              <table:table-cell office:value-type="float" office:value="0.00701028451562869">
                <text:p>0.00701028451562869</text:p>
              </table:table-cell>
              <table:table-cell office:value-type="float" office:value="0.0110150998847845">
                <text:p>0.0110150998847845</text:p>
              </table:table-cell>
              <table:table-cell office:value-type="float" office:value="0.012207316553219">
                <text:p>0.012207316553219</text:p>
              </table:table-cell>
              <table:table-cell office:value-type="float" office:value="0.0145293022970124">
                <text:p>0.0145293022970124</text:p>
              </table:table-cell>
              <table:table-cell office:value-type="float" office:value="0.0115056605167864">
                <text:p>0.0115056605167864</text:p>
              </table:table-cell>
              <table:table-cell office:value-type="float" office:value="0.00779048640973839">
                <text:p>0.00779048640973839</text:p>
              </table:table-cell>
              <table:table-cell office:value-type="float" office:value="0.00348184416784995">
                <text:p>0.00348184416784995</text:p>
              </table:table-cell>
              <table:table-cell office:value-type="float" office:value="0.00708017218357025">
                <text:p>0.00708017218357025</text:p>
              </table:table-cell>
              <table:table-cell office:value-type="float" office:value="0.00376492614563962">
                <text:p>0.00376492614563962</text:p>
              </table:table-cell>
            </table:table-row>
            <table:table-row>
              <table:table-cell office:value-type="string">
                <text:p text:id="Sheet1.A81:Sheet1.A81">Olig2</text:p>
              </table:table-cell>
              <table:table-cell office:value-type="float" office:value="0.0205359502227811">
                <text:p text:id="Sheet1.B81:Sheet1.O81">0.0205359502227811</text:p>
              </table:table-cell>
              <table:table-cell office:value-type="float" office:value="0.01322023461217">
                <text:p>0.01322023461217</text:p>
              </table:table-cell>
              <table:table-cell office:value-type="float" office:value="0.0097202343490124">
                <text:p>0.0097202343490124</text:p>
              </table:table-cell>
              <table:table-cell office:value-type="float" office:value="0.0104103883677725">
                <text:p>0.0104103883677725</text:p>
              </table:table-cell>
              <table:table-cell office:value-type="float" office:value="0.00943670140371822">
                <text:p>0.00943670140371822</text:p>
              </table:table-cell>
              <table:table-cell office:value-type="float" office:value="0.014650328680245">
                <text:p>0.014650328680245</text:p>
              </table:table-cell>
              <table:table-cell office:value-type="float" office:value="0.0162288229057278">
                <text:p>0.0162288229057278</text:p>
              </table:table-cell>
              <table:table-cell office:value-type="float" office:value="0.0139846883532915">
                <text:p>0.0139846883532915</text:p>
              </table:table-cell>
              <table:table-cell office:value-type="float" office:value="0.0119460375807685">
                <text:p>0.0119460375807685</text:p>
              </table:table-cell>
              <table:table-cell office:value-type="float" office:value="0.0146019037340853">
                <text:p>0.0146019037340853</text:p>
              </table:table-cell>
              <table:table-cell office:value-type="float" office:value="0.0129307287809237">
                <text:p>0.0129307287809237</text:p>
              </table:table-cell>
              <table:table-cell office:value-type="float" office:value="0.00675614120479722">
                <text:p>0.00675614120479722</text:p>
              </table:table-cell>
              <table:table-cell office:value-type="float" office:value="0.00365375273348873">
                <text:p>0.00365375273348873</text:p>
              </table:table-cell>
              <table:table-cell office:value-type="float" office:value="0.00529617491661535">
                <text:p>0.00529617491661535</text:p>
              </table:table-cell>
            </table:table-row>
            <table:table-row>
              <table:table-cell office:value-type="string">
                <text:p text:id="Sheet1.A82:Sheet1.A82">Intermediate</text:p>
              </table:table-cell>
              <table:table-cell office:value-type="float" office:value="0.0248724073187209">
                <text:p text:id="Sheet1.B82:Sheet1.O82">0.0248724073187209</text:p>
              </table:table-cell>
              <table:table-cell office:value-type="float" office:value="0.0196955895294446">
                <text:p>0.0196955895294446</text:p>
              </table:table-cell>
              <table:table-cell office:value-type="float" office:value="0.0220592453791327">
                <text:p>0.0220592453791327</text:p>
              </table:table-cell>
              <table:table-cell office:value-type="float" office:value="0.0222328294189025">
                <text:p>0.0222328294189025</text:p>
              </table:table-cell>
              <table:table-cell office:value-type="float" office:value="0.0235521844946749">
                <text:p>0.0235521844946749</text:p>
              </table:table-cell>
              <table:table-cell office:value-type="float" office:value="0.0224404366319286">
                <text:p>0.0224404366319286</text:p>
              </table:table-cell>
              <table:table-cell office:value-type="float" office:value="0.0235786705768607">
                <text:p>0.0235786705768607</text:p>
              </table:table-cell>
              <table:table-cell office:value-type="float" office:value="0.0226480115505266">
                <text:p>0.0226480115505266</text:p>
              </table:table-cell>
              <table:table-cell office:value-type="float" office:value="0.0226648957796567">
                <text:p>0.0226648957796567</text:p>
              </table:table-cell>
              <table:table-cell office:value-type="float" office:value="0.0151610213773942">
                <text:p>0.0151610213773942</text:p>
              </table:table-cell>
              <table:table-cell office:value-type="float" office:value="0.0111407343847476">
                <text:p>0.0111407343847476</text:p>
              </table:table-cell>
              <table:table-cell office:value-type="float" office:value="0.0133275661532562">
                <text:p>0.0133275661532562</text:p>
              </table:table-cell>
              <table:table-cell office:value-type="float" office:value="0.00944757992890031">
                <text:p>0.00944757992890031</text:p>
              </table:table-cell>
              <table:table-cell office:value-type="float" office:value="0.00403221039803208">
                <text:p>0.00403221039803208</text:p>
              </table:table-cell>
            </table:table-row>
            <table:table-row>
              <table:table-cell office:value-type="string">
                <text:p text:id="Sheet1.A83:Sheet1.A83">Pax7</text:p>
              </table:table-cell>
              <table:table-cell office:value-type="float" office:value="0.0126359248061404">
                <text:p text:id="Sheet1.B83:Sheet1.O83">0.0126359248061404</text:p>
              </table:table-cell>
              <table:table-cell office:value-type="float" office:value="0.0100323043471154">
                <text:p>0.0100323043471154</text:p>
              </table:table-cell>
              <table:table-cell office:value-type="float" office:value="0.00894505695793265">
                <text:p>0.00894505695793265</text:p>
              </table:table-cell>
              <table:table-cell office:value-type="float" office:value="0.00827513580022017">
                <text:p>0.00827513580022017</text:p>
              </table:table-cell>
              <table:table-cell office:value-type="float" office:value="0.0102211730436487">
                <text:p>0.0102211730436487</text:p>
              </table:table-cell>
              <table:table-cell office:value-type="float" office:value="0.00866113139585812">
                <text:p>0.00866113139585812</text:p>
              </table:table-cell>
              <table:table-cell office:value-type="float" office:value="0.0111076979455875">
                <text:p>0.0111076979455875</text:p>
              </table:table-cell>
              <table:table-cell office:value-type="float" office:value="0.0115129230541734">
                <text:p>0.0115129230541734</text:p>
              </table:table-cell>
              <table:table-cell office:value-type="float" office:value="0.00880396249222177">
                <text:p>0.00880396249222177</text:p>
              </table:table-cell>
              <table:table-cell office:value-type="float" office:value="0.00889760287827366">
                <text:p>0.00889760287827366</text:p>
              </table:table-cell>
              <table:table-cell office:value-type="float" office:value="0.00892849821162795">
                <text:p>0.00892849821162795</text:p>
              </table:table-cell>
              <table:table-cell office:value-type="float" office:value="0.00818617866995449">
                <text:p>0.00818617866995449</text:p>
              </table:table-cell>
              <table:table-cell office:value-type="float" office:value="0.00772899685154508">
                <text:p>0.00772899685154508</text:p>
              </table:table-cell>
              <table:table-cell office:value-type="float" office:value="0.0070161149012313">
                <text:p>0.00701611490123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47cm" svg:height="10.263cm" xlink:href=".." chart:class="chart:scatter" chart:style-name="ch1">
        <chart:legend chart:legend-position="end" svg:x="11.442cm" svg:y="4.265cm" chart:style-name="ch2"/>
        <chart:plot-area chart:style-name="ch3" table:cell-range-address="Sheet1.C86:Sheet1.O86 Sheet1.B96:Sheet1.O99" chart:data-source-has-labels="column" svg:x="0.278cm" svg:y="0.205cm" svg:width="10.887cm" svg:height="9.64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96:Sheet1.O96" chart:label-cell-address="Sheet1.B96:Sheet1.B96" chart:class="chart:scatter">
            <chart:domain table:cell-range-address="Sheet1.C86:Sheet1.O86"/>
            <chart:data-point chart:repeated="13"/>
          </chart:series>
          <chart:series chart:style-name="ch7" chart:values-cell-range-address="Sheet1.C97:Sheet1.O97" chart:label-cell-address="Sheet1.B97:Sheet1.B97" chart:class="chart:scatter">
            <chart:data-point chart:repeated="13"/>
          </chart:series>
          <chart:series chart:style-name="ch8" chart:values-cell-range-address="Sheet1.C98:Sheet1.O98" chart:label-cell-address="Sheet1.B98:Sheet1.B98" chart:class="chart:scatter">
            <chart:data-point chart:repeated="13"/>
          </chart:series>
          <chart:series chart:style-name="ch9" chart:values-cell-range-address="Sheet1.C99:Sheet1.O99" chart:label-cell-address="Sheet1.B99:Sheet1.B99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 text:id="">Row 86</text:p>
              </table:table-cell>
              <table:table-cell office:value-type="float" office:value="58.25">
                <text:p text:id="Sheet1.C86:Sheet1.O86">58.25</text:p>
              </table:table-cell>
              <table:table-cell office:value-type="float" office:value="59.75">
                <text:p>59.75</text:p>
              </table:table-cell>
              <table:table-cell office:value-type="float" office:value="61.25">
                <text:p>61.25</text:p>
              </table:table-cell>
              <table:table-cell office:value-type="float" office:value="62.75">
                <text:p>62.75</text:p>
              </table:table-cell>
              <table:table-cell office:value-type="float" office:value="64.25">
                <text:p>64.25</text:p>
              </table:table-cell>
              <table:table-cell office:value-type="float" office:value="65.75">
                <text:p>65.75</text:p>
              </table:table-cell>
              <table:table-cell office:value-type="float" office:value="67.25">
                <text:p>67.25</text:p>
              </table:table-cell>
              <table:table-cell office:value-type="float" office:value="69.5">
                <text:p>69.5</text:p>
              </table:table-cell>
              <table:table-cell office:value-type="float" office:value="72.5">
                <text:p>72.5</text:p>
              </table:table-cell>
              <table:table-cell office:value-type="float" office:value="75.5">
                <text:p>75.5</text:p>
              </table:table-cell>
              <table:table-cell office:value-type="float" office:value="78.5">
                <text:p>78.5</text:p>
              </table:table-cell>
              <table:table-cell office:value-type="float" office:value="81.5">
                <text:p>81.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 text:id="Sheet1.B96:Sheet1.B96">Nkx2.2</text:p>
              </table:table-cell>
              <table:table-cell office:value-type="float" office:value="0.1913006497342">
                <text:p text:id="Sheet1.C96:Sheet1.O96">0.1913006497342</text:p>
              </table:table-cell>
              <table:table-cell office:value-type="float" office:value="0.158173440616189">
                <text:p>0.158173440616189</text:p>
              </table:table-cell>
              <table:table-cell office:value-type="float" office:value="0.0609647009721688">
                <text:p>0.0609647009721688</text:p>
              </table:table-cell>
              <table:table-cell office:value-type="float" office:value="-0.0233252089929617">
                <text:p>-0.0233252089929617</text:p>
              </table:table-cell>
              <table:table-cell office:value-type="float" office:value="-0.0294269488900365">
                <text:p>-0.0294269488900365</text:p>
              </table:table-cell>
              <table:table-cell office:value-type="float" office:value="0.0195531517609941">
                <text:p>0.0195531517609941</text:p>
              </table:table-cell>
              <table:table-cell office:value-type="float" office:value="0.0184503419286028">
                <text:p>0.0184503419286028</text:p>
              </table:table-cell>
              <table:table-cell office:value-type="float" office:value="0.0169256838537884">
                <text:p>0.0169256838537884</text:p>
              </table:table-cell>
              <table:table-cell office:value-type="float" office:value="0.0454564666103128">
                <text:p>0.0454564666103128</text:p>
              </table:table-cell>
              <table:table-cell office:value-type="float" office:value="0.042139175257732">
                <text:p>0.042139175257732</text:p>
              </table:table-cell>
              <table:table-cell office:value-type="float" office:value="-0.00111288219098687">
                <text:p>-0.00111288219098687</text:p>
              </table:table-cell>
              <table:table-cell office:value-type="float" office:value="0.0418072844094635">
                <text:p>0.0418072844094635</text:p>
              </table:table-cell>
              <table:table-cell office:value-type="float" office:value="0.0661744559616901">
                <text:p>0.0661744559616901</text:p>
              </table:table-cell>
            </table:table-row>
            <table:table-row>
              <table:table-cell office:value-type="string">
                <text:p text:id="Sheet1.B97:Sheet1.B97">Olig2</text:p>
              </table:table-cell>
              <table:table-cell office:value-type="float" office:value="0.340801176038221">
                <text:p text:id="Sheet1.C97:Sheet1.O97">0.340801176038221</text:p>
              </table:table-cell>
              <table:table-cell office:value-type="float" office:value="0.25299575107831">
                <text:p>0.25299575107831</text:p>
              </table:table-cell>
              <table:table-cell office:value-type="float" office:value="0.126140939703563">
                <text:p>0.126140939703563</text:p>
              </table:table-cell>
              <table:table-cell office:value-type="float" office:value="0.0358463948207536">
                <text:p>0.0358463948207536</text:p>
              </table:table-cell>
              <table:table-cell office:value-type="float" office:value="0.0367145611094029">
                <text:p>0.0367145611094029</text:p>
              </table:table-cell>
              <table:table-cell office:value-type="float" office:value="0.0656766793460849">
                <text:p>0.0656766793460849</text:p>
              </table:table-cell>
              <table:table-cell office:value-type="float" office:value="0.0660214743126775">
                <text:p>0.0660214743126775</text:p>
              </table:table-cell>
              <table:table-cell office:value-type="float" office:value="0.0665693822439155">
                <text:p>0.0665693822439155</text:p>
              </table:table-cell>
              <table:table-cell office:value-type="float" office:value="0.0356294631630629">
                <text:p>0.0356294631630629</text:p>
              </table:table-cell>
              <table:table-cell office:value-type="float" office:value="0.037371658079095">
                <text:p>0.037371658079095</text:p>
              </table:table-cell>
              <table:table-cell office:value-type="float" office:value="0.203134308894861">
                <text:p>0.203134308894861</text:p>
              </table:table-cell>
              <table:table-cell office:value-type="float" office:value="0.158892771895257">
                <text:p>0.158892771895257</text:p>
              </table:table-cell>
              <table:table-cell office:value-type="float" office:value="0.112231814787155">
                <text:p>0.112231814787155</text:p>
              </table:table-cell>
            </table:table-row>
            <table:table-row>
              <table:table-cell office:value-type="string">
                <text:p text:id="Sheet1.B98:Sheet1.B98">Intermediate</text:p>
              </table:table-cell>
              <table:table-cell office:value-type="float" office:value="0.0717715598419249">
                <text:p text:id="Sheet1.C98:Sheet1.O98">0.0717715598419249</text:p>
              </table:table-cell>
              <table:table-cell office:value-type="float" office:value="0.0688050605597804">
                <text:p>0.0688050605597804</text:p>
              </table:table-cell>
              <table:table-cell office:value-type="float" office:value="0.0477896738956642">
                <text:p>0.0477896738956642</text:p>
              </table:table-cell>
              <table:table-cell office:value-type="float" office:value="0.0280540333310779">
                <text:p>0.0280540333310779</text:p>
              </table:table-cell>
              <table:table-cell office:value-type="float" office:value="0.027383835584527">
                <text:p>0.027383835584527</text:p>
              </table:table-cell>
              <table:table-cell office:value-type="float" office:value="0.0335447266071837">
                <text:p>0.0335447266071837</text:p>
              </table:table-cell>
              <table:table-cell office:value-type="float" office:value="0.0327732857478215">
                <text:p>0.0327732857478215</text:p>
              </table:table-cell>
              <table:table-cell office:value-type="float" office:value="0.0317211328976035">
                <text:p>0.0317211328976035</text:p>
              </table:table-cell>
              <table:table-cell office:value-type="float" office:value="0.0788672147793525">
                <text:p>0.0788672147793525</text:p>
              </table:table-cell>
              <table:table-cell office:value-type="float" office:value="0.0698064918978083">
                <text:p>0.0698064918978083</text:p>
              </table:table-cell>
              <table:table-cell office:value-type="float" office:value="0.0631058524330572">
                <text:p>0.0631058524330572</text:p>
              </table:table-cell>
              <table:table-cell office:value-type="float" office:value="0.084673488375185">
                <text:p>0.084673488375185</text:p>
              </table:table-cell>
              <table:table-cell office:value-type="float" office:value="0.0975858244486881">
                <text:p>0.0975858244486881</text:p>
              </table:table-cell>
            </table:table-row>
            <table:table-row>
              <table:table-cell office:value-type="string">
                <text:p text:id="Sheet1.B99:Sheet1.B99">Pax7</text:p>
              </table:table-cell>
              <table:table-cell office:value-type="float" office:value="0.141565169477041">
                <text:p text:id="Sheet1.C99:Sheet1.O99">0.141565169477041</text:p>
              </table:table-cell>
              <table:table-cell office:value-type="float" office:value="0.125002244604268">
                <text:p>0.125002244604268</text:p>
              </table:table-cell>
              <table:table-cell office:value-type="float" office:value="0.0572086444536044">
                <text:p>0.0572086444536044</text:p>
              </table:table-cell>
              <table:table-cell office:value-type="float" office:value="-0.0028070680693113">
                <text:p>-0.0028070680693113</text:p>
              </table:table-cell>
              <table:table-cell office:value-type="float" office:value="-0.0054687802656718">
                <text:p>-0.0054687802656718</text:p>
              </table:table-cell>
              <table:table-cell office:value-type="float" office:value="0.0764723667922293">
                <text:p>0.0764723667922293</text:p>
              </table:table-cell>
              <table:table-cell office:value-type="float" office:value="0.0722109405748342">
                <text:p>0.0722109405748342</text:p>
              </table:table-cell>
              <table:table-cell office:value-type="float" office:value="0.0666864222808557">
                <text:p>0.0666864222808557</text:p>
              </table:table-cell>
              <table:table-cell office:value-type="float" office:value="0.0262292422769958">
                <text:p>0.0262292422769958</text:p>
              </table:table-cell>
              <table:table-cell office:value-type="float" office:value="0.0251377662305665">
                <text:p>0.0251377662305665</text:p>
              </table:table-cell>
              <table:table-cell office:value-type="float" office:value="0.0544558260351656">
                <text:p>0.0544558260351656</text:p>
              </table:table-cell>
              <table:table-cell office:value-type="float" office:value="0.057021484918804">
                <text:p>0.057021484918804</text:p>
              </table:table-cell>
              <table:table-cell office:value-type="float" office:value="0.0323520727509778">
                <text:p>0.03235207275097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